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F1" svg:font-family=""/>
    <style:font-face style:name="Lohit Devanagari1" svg:font-family="'Lohit Devanagari'"/>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lfaen" svg:font-family="Sylfaen"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Cambria1" svg:font-family="Cambria"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3"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7.6507in" fo:margin-left="-0.0785in" fo:margin-top="0in" fo:margin-bottom="0in" table:align="left" style:writing-mode="lr-tb"/>
    </style:style>
    <style:style style:name="Table2.A" style:family="table-column">
      <style:table-column-properties style:column-width="3.825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a"/>
    </style:style>
    <style:style style:name="Table3" style:family="table">
      <style:table-properties style:width="7.65in" fo:margin-left="-0.0785in" fo:margin-top="0in" fo:margin-bottom="0in" table:align="left" style:writing-mode="lr-tb"/>
    </style:style>
    <style:style style:name="Table3.A" style:family="table-column">
      <style:table-column-properties style:column-width="2.55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a"/>
    </style:style>
    <style:style style:name="Table4" style:family="table">
      <style:table-properties style:width="4.4542in" fo:margin-left="-0.0785in" fo:margin-top="0in" fo:margin-bottom="0in" table:align="left" style:writing-mode="lr-tb"/>
    </style:style>
    <style:style style:name="Table4.A" style:family="table-column">
      <style:table-column-properties style:column-width="1.3868in"/>
    </style:style>
    <style:style style:name="Table4.B" style:family="table-column">
      <style:table-column-properties style:column-width="3.0667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a"/>
    </style:style>
    <style:style style:name="Table1" style:family="table">
      <style:table-properties style:width="6.6507in" fo:margin-top="0in" fo:margin-bottom="0in" table:align="center" style:writing-mode="lr-tb"/>
    </style:style>
    <style:style style:name="Table1.A" style:family="table-column">
      <style:table-column-properties style:column-width="1.2625in"/>
    </style:style>
    <style:style style:name="Table1.B" style:family="table-column">
      <style:table-column-properties style:column-width="1.2507in"/>
    </style:style>
    <style:style style:name="Table1.C" style:family="table-column">
      <style:table-column-properties style:column-width="1.125in"/>
    </style:style>
    <style:style style:name="Table1.D" style:family="table-column">
      <style:table-column-properties style:column-width="3.0118in"/>
    </style:style>
    <style:style style:name="Table1.1" style:family="table-row">
      <style:table-row-properties fo:keep-together="auto"/>
    </style:style>
    <style:style style:name="Table1.A1" style:family="table-cell">
      <style:table-cell-properties style:vertical-align="middle" fo:background-color="#365f91" fo:padding-left="0.075in" fo:padding-right="0.075in" fo:padding-top="0in" fo:padding-bottom="0in" fo:border-left="0.5pt solid #00000a" fo:border-right="none" fo:border-top="0.5pt solid #00000a" fo:border-bottom="0.5pt solid #00000a">
        <style:background-image/>
      </style:table-cell-properties>
    </style:style>
    <style:style style:name="Table1.B1" style:family="table-cell">
      <style:table-cell-properties style:vertical-align="middle" fo:background-color="#365f91" fo:padding-left="0.075in" fo:padding-right="0.075in" fo:padding-top="0in" fo:padding-bottom="0in" fo:border-left="none" fo:border-right="none" fo:border-top="0.5pt solid #00000a" fo:border-bottom="0.5pt solid #00000a">
        <style:background-image/>
      </style:table-cell-properties>
    </style:style>
    <style:style style:name="Table1.D1" style:family="table-cell">
      <style:table-cell-properties style:vertical-align="middle" fo:background-color="#365f91" fo:padding-left="0.075in" fo:padding-right="0.075in" fo:padding-top="0in" fo:padding-bottom="0in" fo:border-left="none" fo:border-right="0.5pt solid #00000a" fo:border-top="0.5pt solid #00000a" fo:border-bottom="0.5pt solid #00000a">
        <style:background-image/>
      </style:table-cell-properties>
    </style:style>
    <style:style style:name="Table1.A2" style:family="table-cell">
      <style:table-cell-properties style:vertical-align="middle" fo:background-color="#d3dfee" fo:padding-left="0.075in" fo:padding-right="0.075in" fo:padding-top="0in" fo:padding-bottom="0in" fo:border-left="0.5pt solid #00000a" fo:border-right="none" fo:border-top="none" fo:border-bottom="none">
        <style:background-image/>
      </style:table-cell-properties>
    </style:style>
    <style:style style:name="Table1.B2" style:family="table-cell">
      <style:table-cell-properties style:vertical-align="middle" fo:background-color="#d3dfee" fo:padding-left="0.075in" fo:padding-right="0.075in" fo:padding-top="0in" fo:padding-bottom="0in" fo:border="none">
        <style:background-image/>
      </style:table-cell-properties>
    </style:style>
    <style:style style:name="Table1.D2" style:family="table-cell">
      <style:table-cell-properties style:vertical-align="middle" fo:background-color="#d3dfee" fo:padding-left="0.075in" fo:padding-right="0.075in" fo:padding-top="0in" fo:padding-bottom="0in" fo:border-left="none" fo:border-right="0.5pt solid #00000a" fo:border-top="none" fo:border-bottom="none">
        <style:background-image/>
      </style:table-cell-properties>
    </style:style>
    <style:style style:name="Table1.A3" style:family="table-cell">
      <style:table-cell-properties style:vertical-align="middle" fo:padding-left="0.075in" fo:padding-right="0.075in" fo:padding-top="0in" fo:padding-bottom="0in" fo:border-left="0.5pt solid #00000a" fo:border-right="none" fo:border-top="none" fo:border-bottom="0.5pt solid #00000a"/>
    </style:style>
    <style:style style:name="Table1.B3" style:family="table-cell">
      <style:table-cell-properties style:vertical-align="middle" fo:padding-left="0.075in" fo:padding-right="0.075in" fo:padding-top="0in" fo:padding-bottom="0in" fo:border-left="none" fo:border-right="none" fo:border-top="none" fo:border-bottom="0.5pt solid #00000a"/>
    </style:style>
    <style:style style:name="Table1.C3" style:family="table-cell">
      <style:table-cell-properties style:vertical-align="middle" fo:padding-left="0.075in" fo:padding-right="0.075in" fo:padding-top="0in" fo:padding-bottom="0in" fo:border-left="none" fo:border-right="none" fo:border-top="none" fo:border-bottom="0.5pt solid #00000a"/>
    </style:style>
    <style:style style:name="Table1.D3" style:family="table-cell">
      <style:table-cell-properties style:vertical-align="middle" fo:padding-left="0.075in" fo:padding-right="0.075in" fo:padding-top="0in" fo:padding-bottom="0in" fo:border-left="none" fo:border-right="0.5pt solid #00000a" fo:border-top="none" fo:border-bottom="0.5pt solid #00000a"/>
    </style:style>
    <style:style style:name="Table1.A5" style:family="table-cell">
      <style:table-cell-properties style:vertical-align="middle" fo:padding-left="0.075in" fo:padding-right="0.075in" fo:padding-top="0in" fo:padding-bottom="0in" fo:border-left="0.5pt solid #00000a" fo:border-right="0.5pt solid #00000a" fo:border-top="none" fo:border-bottom="none"/>
    </style:style>
    <style:style style:name="Table1.B5" style:family="table-cell">
      <style:table-cell-properties style:vertical-align="middle" fo:padding-left="0.075in" fo:padding-right="0.075in" fo:padding-top="0in" fo:padding-bottom="0in" fo:border-left="0.5pt solid #00000a" fo:border-right="0.5pt solid #00000a" fo:border-top="none" fo:border-bottom="none"/>
    </style:style>
    <style:style style:name="Table1.C5" style:family="table-cell">
      <style:table-cell-properties style:vertical-align="middle" fo:padding-left="0.075in" fo:padding-right="0.075in" fo:padding-top="0in" fo:padding-bottom="0in" fo:border-left="0.5pt solid #00000a" fo:border-right="0.5pt solid #00000a" fo:border-top="none" fo:border-bottom="none"/>
    </style:style>
    <style:style style:name="Table1.D5" style:family="table-cell">
      <style:table-cell-properties style:vertical-align="middle" fo:padding-left="0.075in" fo:padding-right="0.075in" fo:padding-top="0in" fo:padding-bottom="0in" fo:border-left="0.5pt solid #00000a" fo:border-right="0.5pt solid #00000a" fo:border-top="none" fo:border-bottom="none"/>
    </style:style>
    <style:style style:name="Table1.A6" style:family="table-cell">
      <style:table-cell-properties style:vertical-align="middle" fo:background-color="#d3dfee" fo:padding-left="0.075in" fo:padding-right="0.075in" fo:padding-top="0in" fo:padding-bottom="0in" fo:border-left="0.5pt solid #00000a" fo:border-right="0.5pt solid #00000a" fo:border-top="none" fo:border-bottom="none">
        <style:background-image/>
      </style:table-cell-properties>
    </style:style>
    <style:style style:name="Table1.A7" style:family="table-cell">
      <style:table-cell-properties style:vertical-align="middle" fo:padding-left="0.075in" fo:padding-right="0.075in" fo:padding-top="0in" fo:padding-bottom="0in" fo:border-left="0.5pt solid #00000a" fo:border-right="0.5pt solid #00000a" fo:border-top="none" fo:border-bottom="none"/>
    </style:style>
    <style:style style:name="Table1.B7" style:family="table-cell">
      <style:table-cell-properties style:vertical-align="middle" fo:padding-left="0.075in" fo:padding-right="0.075in" fo:padding-top="0in" fo:padding-bottom="0in" fo:border-left="0.5pt solid #00000a" fo:border-right="0.5pt solid #00000a" fo:border-top="none" fo:border-bottom="none"/>
    </style:style>
    <style:style style:name="Table1.C7" style:family="table-cell">
      <style:table-cell-properties style:vertical-align="middle" fo:padding-left="0.075in" fo:padding-right="0.075in" fo:padding-top="0in" fo:padding-bottom="0in" fo:border-left="0.5pt solid #00000a" fo:border-right="0.5pt solid #00000a" fo:border-top="none" fo:border-bottom="none"/>
    </style:style>
    <style:style style:name="Table1.D7" style:family="table-cell">
      <style:table-cell-properties style:vertical-align="middle" fo:padding-left="0.075in" fo:padding-right="0.075in" fo:padding-top="0in" fo:padding-bottom="0in" fo:border-left="0.5pt solid #00000a" fo:border-right="0.5pt solid #00000a" fo:border-top="none" fo:border-bottom="none"/>
    </style:style>
    <style:style style:name="Table1.A9" style:family="table-cell">
      <style:table-cell-properties style:vertical-align="middle" fo:padding-left="0.075in" fo:padding-right="0.075in" fo:padding-top="0in" fo:padding-bottom="0in" fo:border-left="0.5pt solid #00000a" fo:border-right="0.5pt solid #00000a" fo:border-top="none" fo:border-bottom="none"/>
    </style:style>
    <style:style style:name="Table1.B9" style:family="table-cell">
      <style:table-cell-properties style:vertical-align="middle" fo:padding-left="0.075in" fo:padding-right="0.075in" fo:padding-top="0in" fo:padding-bottom="0in" fo:border-left="0.5pt solid #00000a" fo:border-right="0.5pt solid #00000a" fo:border-top="none" fo:border-bottom="none"/>
    </style:style>
    <style:style style:name="Table1.C9" style:family="table-cell">
      <style:table-cell-properties style:vertical-align="middle" fo:padding-left="0.075in" fo:padding-right="0.075in" fo:padding-top="0in" fo:padding-bottom="0in" fo:border-left="0.5pt solid #00000a" fo:border-right="0.5pt solid #00000a" fo:border-top="none" fo:border-bottom="none"/>
    </style:style>
    <style:style style:name="Table1.D9" style:family="table-cell">
      <style:table-cell-properties style:vertical-align="middle" fo:padding-left="0.075in" fo:padding-right="0.075in" fo:padding-top="0in" fo:padding-bottom="0in" fo:border-left="0.5pt solid #00000a" fo:border-right="0.5pt solid #00000a" fo:border-top="none" fo:border-bottom="none"/>
    </style:style>
    <style:style style:name="Table1.A10" style:family="table-cell">
      <style:table-cell-properties style:vertical-align="middle" fo:background-color="#d3dfee" fo:padding-left="0.075in" fo:padding-right="0.075in" fo:padding-top="0in" fo:padding-bottom="0in" fo:border-left="0.5pt solid #00000a" fo:border-right="0.5pt solid #00000a" fo:border-top="none" fo:border-bottom="0.5pt solid #00000a">
        <style:background-image/>
      </style:table-cell-properties>
    </style:style>
    <style:style style:name="P1" style:family="paragraph" style:parent-style-name="Standard">
      <style:text-properties style:font-name="Arial" fo:font-size="12pt" style:font-size-asian="12pt" style:font-size-complex="12pt"/>
    </style:style>
    <style:style style:name="P2" style:family="paragraph" style:parent-style-name="Standard">
      <style:paragraph-properties fo:margin-top="0in" fo:margin-bottom="0in" loext:contextual-spacing="false" fo:line-height="100%"/>
      <style:text-properties style:font-name="Arial1" style:font-name-complex="Arial3"/>
    </style:style>
    <style:style style:name="P3" style:family="paragraph" style:parent-style-name="Standard">
      <style:paragraph-properties fo:margin-top="0in" fo:margin-bottom="0in" loext:contextual-spacing="false" fo:line-height="100%"/>
      <style:text-properties style:font-name="Arial1" fo:font-size="10pt" style:font-size-asian="10pt" style:font-name-complex="Arial3" style:font-size-complex="12pt"/>
    </style:style>
    <style:style style:name="P4" style:family="paragraph" style:parent-style-name="Standard">
      <style:paragraph-properties fo:margin-top="0in" fo:margin-bottom="0in" loext:contextual-spacing="false" fo:line-height="100%"/>
      <style:text-properties style:font-name-complex="Arial3"/>
    </style:style>
    <style:style style:name="P5" style:family="paragraph" style:parent-style-name="Standard">
      <style:paragraph-properties fo:margin-top="0in" fo:margin-bottom="0in" loext:contextual-spacing="false" fo:line-height="100%"/>
    </style:style>
    <style:style style:name="P6" style:family="paragraph" style:parent-style-name="Standard">
      <style:paragraph-properties fo:margin-top="0in" fo:margin-bottom="0in" loext:contextual-spacing="false" fo:line-height="100%"/>
      <style:text-properties style:font-name="Arial" fo:font-size="12pt" style:font-size-asian="12pt" style:font-size-complex="12pt"/>
    </style:style>
    <style:style style:name="P7" style:family="paragraph" style:parent-style-name="Standard">
      <style:paragraph-properties fo:margin-top="0in" fo:margin-bottom="0.0835in" loext:contextual-spacing="false" fo:line-height="100%"/>
    </style:style>
    <style:style style:name="P8" style:family="paragraph" style:parent-style-name="Standard">
      <style:paragraph-properties fo:margin-top="0in" fo:margin-bottom="0.0835in" loext:contextual-spacing="false" fo:line-height="100%"/>
      <style:text-properties fo:color="#365f91" style:font-name="Arial1" fo:font-size="10pt" fo:font-weight="bold" style:font-name-asian="F" style:font-size-asian="10pt" style:font-weight-asian="bold" style:font-name-complex="F" style:font-size-complex="12pt"/>
    </style:style>
    <style:style style:name="P9" style:family="paragraph" style:parent-style-name="Standard">
      <style:paragraph-properties fo:margin-top="0in" fo:margin-bottom="0.0835in" loext:contextual-spacing="false" fo:line-height="100%"/>
      <style:text-properties style:font-name="Arial1" fo:font-size="10pt" style:font-size-asian="10pt" style:font-name-complex="Arial3" style:font-size-complex="12pt"/>
    </style:style>
    <style:style style:name="P10" style:family="paragraph" style:parent-style-name="Standard">
      <style:paragraph-properties fo:margin-top="0in" fo:margin-bottom="0.0835in" loext:contextual-spacing="false" fo:line-height="100%"/>
      <style:text-properties style:font-name="Arial1" fo:font-size="10pt" style:font-size-asian="10pt" style:font-size-complex="12pt"/>
    </style:style>
    <style:style style:name="P11" style:family="paragraph" style:parent-style-name="Heading_20_1" style:list-style-name="">
      <style:paragraph-properties fo:margin-left="0.3in" fo:margin-right="0in" fo:margin-top="0in" fo:margin-bottom="0in" loext:contextual-spacing="false" fo:text-indent="0in" style:auto-text-indent="false" fo:break-before="page"/>
    </style:style>
    <style:style style:name="P12" style:family="paragraph" style:parent-style-name="Heading_20_1" style:list-style-name="">
      <style:paragraph-properties fo:margin-left="0.3in" fo:margin-right="0in" fo:margin-top="0in" fo:margin-bottom="0in" loext:contextual-spacing="false" fo:text-align="center" style:justify-single-word="false" fo:text-indent="0in" style:auto-text-indent="false" fo:break-before="page"/>
    </style:style>
    <style:style style:name="P13" style:family="paragraph" style:parent-style-name="Heading_20_1" style:list-style-name="WWNum5">
      <style:paragraph-properties fo:margin-top="0in" fo:margin-bottom="0in" loext:contextual-spacing="false" fo:text-align="center" style:justify-single-word="false"/>
    </style:style>
    <style:style style:name="P14" style:family="paragraph" style:parent-style-name="Heading_20_1" style:list-style-name="WWNum5">
      <style:paragraph-properties fo:margin-top="0in" fo:margin-bottom="0in" loext:contextual-spacing="false" fo:text-align="center" style:justify-single-word="false" fo:break-before="page"/>
    </style:style>
    <style:style style:name="P15" style:family="paragraph" style:parent-style-name="Heading_20_1" style:list-style-name="">
      <style:paragraph-properties fo:text-align="center" style:justify-single-word="false" fo:break-before="page"/>
    </style:style>
    <style:style style:name="P16" style:family="paragraph" style:parent-style-name="Text">
      <style:paragraph-properties fo:text-align="center" style:justify-single-word="false"/>
    </style:style>
    <style:style style:name="P17" style:family="paragraph" style:parent-style-name="Text">
      <style:paragraph-properties fo:text-align="center" style:justify-single-word="false"/>
      <style:text-properties fo:color="#00000a" fo:font-size="26pt" style:font-size-asian="26pt" style:font-size-complex="26pt"/>
    </style:style>
    <style:style style:name="P18" style:family="paragraph" style:parent-style-name="Text">
      <style:text-properties fo:color="#1f497d" style:font-name="Arial" fo:font-size="18pt" style:font-size-asian="18pt" style:font-name-complex="Arial3" style:font-size-complex="18pt"/>
    </style:style>
    <style:style style:name="P19" style:family="paragraph" style:parent-style-name="Text">
      <style:text-properties fo:color="#000000" fo:font-style="normal" fo:font-weight="normal" style:font-style-asian="normal" style:font-weight-asian="normal" style:font-style-complex="normal" style:font-weight-complex="normal"/>
    </style:style>
    <style:style style:name="P20" style:family="paragraph" style:parent-style-name="Text">
      <style:paragraph-properties fo:margin-top="0.0835in" fo:margin-bottom="0in" loext:contextual-spacing="false"/>
    </style:style>
    <style:style style:name="P21" style:family="paragraph" style:parent-style-name="Text">
      <style:paragraph-properties fo:margin-top="0.0835in" fo:margin-bottom="0in" loext:contextual-spacing="false"/>
      <style:text-properties fo:font-style="normal" fo:font-weight="normal" style:font-style-asian="normal" style:font-weight-asian="normal" style:font-style-complex="normal" style:font-weight-complex="normal"/>
    </style:style>
    <style:style style:name="P22" style:family="paragraph" style:parent-style-name="Heading_20_2" style:list-style-name="WWNum5"/>
    <style:style style:name="P23" style:family="paragraph" style:parent-style-name="Heading_20_2" style:list-style-name="WWNum5">
      <style:paragraph-properties fo:margin-top="0in" fo:margin-bottom="0in" loext:contextual-spacing="false"/>
    </style:style>
    <style:style style:name="P24" style:family="paragraph" style:parent-style-name="Heading_20_2" style:list-style-name="WWNum5">
      <style:paragraph-properties fo:margin-left="0.3126in" fo:margin-right="0in" fo:margin-top="0in" fo:margin-bottom="0in" loext:contextual-spacing="false" fo:text-indent="-0.3126in" style:auto-text-indent="false"/>
    </style:style>
    <style:style style:name="P25" style:family="paragraph" style:parent-style-name="table_20_of_20_figures">
      <style:paragraph-properties>
        <style:tab-stops>
          <style:tab-stop style:position="7.4929in" style:type="right" style:leader-style="dotted" style:leader-text="."/>
        </style:tab-stops>
      </style:paragraph-properties>
    </style:style>
    <style:style style:name="P26" style:family="paragraph" style:parent-style-name="table_20_of_20_figures">
      <style:paragraph-properties fo:line-height="100%">
        <style:tab-stops>
          <style:tab-stop style:position="7.4929in" style:type="right" style:leader-style="dotted" style:leader-text="."/>
        </style:tab-stops>
      </style:paragraph-properties>
    </style:style>
    <style:style style:name="P27" style:family="paragraph" style:parent-style-name="table_20_of_20_figures">
      <style:paragraph-properties fo:line-height="100%">
        <style:tab-stops>
          <style:tab-stop style:position="7.4929in" style:type="right" style:leader-style="dotted" style:leader-text="."/>
        </style:tab-stops>
      </style:paragraph-properties>
      <style:text-properties style:font-name="Arial1" fo:font-size="12pt" style:font-size-asian="12pt" style:font-name-complex="Arial3" style:font-size-complex="12pt"/>
    </style:style>
    <style:style style:name="P28" style:family="paragraph" style:parent-style-name="Contents_20_2">
      <style:paragraph-properties>
        <style:tab-stops>
          <style:tab-stop style:position="0.611in"/>
          <style:tab-stop style:position="7.4929in" style:type="right" style:leader-style="dotted" style:leader-text="."/>
        </style:tab-stops>
      </style:paragraph-properties>
    </style:style>
    <style:style style:name="P29" style:family="paragraph" style:parent-style-name="Table_20_Text">
      <style:paragraph-properties fo:margin-top="0in" fo:margin-bottom="0in" loext:contextual-spacing="false" fo:line-height="100%" fo:text-align="start" style:justify-single-word="false"/>
    </style:style>
    <style:style style:name="P30" style:family="paragraph" style:parent-style-name="Table_20_Text">
      <style:paragraph-properties fo:margin-top="0in" fo:margin-bottom="0in" loext:contextual-spacing="false" fo:line-height="100%" fo:text-align="start" style:justify-single-word="false"/>
    </style:style>
    <style:style style:name="P31" style:family="paragraph" style:parent-style-name="Table_20_Text">
      <style:paragraph-properties fo:margin-top="0in" fo:margin-bottom="0in" loext:contextual-spacing="false" fo:line-height="100%" fo:text-align="start" style:justify-single-word="false"/>
      <style:text-properties fo:font-weight="bold" style:font-weight-asian="bold" style:font-weight-complex="bold"/>
    </style:style>
    <style:style style:name="P32" style:family="paragraph" style:parent-style-name="Table_20_Text" style:master-page-name="First_20_Page">
      <style:paragraph-properties style:page-number="auto"/>
    </style:style>
    <style:style style:name="P33" style:family="paragraph" style:parent-style-name="Table_20_Header">
      <style:paragraph-properties fo:margin-top="0in" fo:margin-bottom="0in" loext:contextual-spacing="false" fo:line-height="100%"/>
      <style:text-properties fo:color="#ffffff" style:font-weight-complex="bold"/>
    </style:style>
    <style:style style:name="P34" style:family="paragraph" style:parent-style-name="Table_20_Header">
      <style:paragraph-properties fo:margin-top="0in" fo:margin-bottom="0in" loext:contextual-spacing="false" fo:line-height="100%"/>
      <style:text-properties fo:color="#ffffff" style:font-weight-complex="bold"/>
    </style:style>
    <style:style style:name="P35" style:family="paragraph" style:parent-style-name="Contents_20_1">
      <style:paragraph-properties>
        <style:tab-stops>
          <style:tab-stop style:position="0.2799in"/>
          <style:tab-stop style:position="7.4929in" style:type="right" style:leader-style="dotted" style:leader-text="."/>
        </style:tab-stops>
      </style:paragraph-properties>
    </style:style>
    <style:style style:name="P36" style:family="paragraph" style:parent-style-name="Contents_20_1">
      <style:paragraph-properties>
        <style:tab-stops>
          <style:tab-stop style:position="7.4929in" style:type="right" style:leader-style="dotted" style:leader-text="."/>
        </style:tab-stops>
      </style:paragraph-properties>
    </style:style>
    <style:style style:name="P37" style:family="paragraph" style:parent-style-name="TOC_20_Heading" style:list-style-name="WWNum0">
      <style:paragraph-properties fo:margin-top="0in" fo:margin-bottom="0.139in" loext:contextual-spacing="false" fo:line-height="100%"/>
      <style:text-properties fo:color="#1f497d" style:font-name="Arial" fo:font-size="18pt" style:font-size-asian="18pt" style:font-name-complex="Arial3" style:font-size-complex="18pt"/>
    </style:style>
    <style:style style:name="P38" style:family="paragraph" style:parent-style-name="TOC_20_Heading" style:list-style-name="WWNum0">
      <style:paragraph-properties fo:margin-top="0in" fo:margin-bottom="0.139in" loext:contextual-spacing="false" fo:line-height="100%"/>
      <style:text-properties fo:color="#1f497d" style:font-name="Arial" fo:font-size="18pt" style:font-size-asian="18pt" style:font-name-complex="Arial3" style:font-size-complex="18pt"/>
    </style:style>
    <style:style style:name="P39" style:family="paragraph" style:parent-style-name="TOC_20_Heading" style:list-style-name="WWNum0">
      <style:paragraph-properties fo:margin-top="0in" fo:margin-bottom="0.139in" loext:contextual-spacing="false" fo:line-height="100%"/>
    </style:style>
    <style:style style:name="P40" style:family="paragraph" style:parent-style-name="TOC_20_Heading" style:list-style-name="WWNum0">
      <style:paragraph-properties fo:margin-top="0in" fo:margin-bottom="0.139in" loext:contextual-spacing="false" fo:line-height="100%" fo:text-align="center" style:justify-single-word="false"/>
    </style:style>
    <style:style style:name="P41" style:family="paragraph" style:parent-style-name="TOC_20_Heading" style:list-style-name="WWNum0">
      <style:paragraph-properties fo:margin-top="0in" fo:margin-bottom="0.139in" loext:contextual-spacing="false" fo:line-height="100%" fo:break-before="page"/>
    </style:style>
    <style:style style:name="P42" style:family="paragraph" style:parent-style-name="Header">
      <style:paragraph-properties fo:text-align="center" style:justify-single-word="false"/>
    </style:style>
    <style:style style:name="P43" style:family="paragraph" style:parent-style-name="Header">
      <style:paragraph-properties fo:text-align="center" style:justify-single-word="false"/>
      <style:text-properties style:font-name="Courier New" fo:font-size="12pt" style:font-size-asian="12pt" style:font-name-complex="Courier New2" style:font-size-complex="12pt"/>
    </style:style>
    <style:style style:name="P44" style:family="paragraph" style:parent-style-name="caption">
      <style:paragraph-properties fo:margin-top="0in" fo:margin-bottom="0in" loext:contextual-spacing="false" fo:line-height="100%" fo:keep-with-next="always"/>
    </style:style>
    <style:style style:name="P45" style:family="paragraph" style:parent-style-name="caption">
      <style:paragraph-properties fo:margin-top="0in" fo:margin-bottom="0in" loext:contextual-spacing="false" fo:line-height="100%" fo:text-align="start" style:justify-single-word="false" fo:keep-with-next="always"/>
    </style:style>
    <style:style style:name="P46" style:family="paragraph" style:parent-style-name="Footer">
      <style:paragraph-properties fo:text-align="center" style:justify-single-word="false"/>
      <style:text-properties style:font-name="Courier New" fo:font-size="12pt" style:font-size-asian="12pt" style:font-name-complex="Courier New2" style:font-size-complex="12pt"/>
    </style:style>
    <style:style style:name="P47" style:family="paragraph" style:parent-style-name="Footer">
      <style:paragraph-properties fo:text-align="end" style:justify-single-word="false"/>
    </style:style>
    <style:style style:name="P48" style:family="paragraph" style:parent-style-name="List_20_Paragraph" style:list-style-name="WWNum10"/>
    <style:style style:name="P49" style:family="paragraph" style:parent-style-name="List_20_Paragraph" style:list-style-name="WWNum11"/>
    <style:style style:name="P50" style:family="paragraph" style:parent-style-name="List_20_Paragraph" style:list-style-name="WWNum12"/>
    <style:style style:name="P51" style:family="paragraph" style:parent-style-name="List_20_Paragraph" style:list-style-name="WWNum13"/>
    <style:style style:name="P52" style:family="paragraph" style:parent-style-name="List_20_Paragraph" style:list-style-name="WWNum14"/>
    <style:style style:name="P53" style:family="paragraph" style:parent-style-name="List_20_Paragraph" style:list-style-name="WWNum47"/>
    <style:style style:name="P54" style:family="paragraph" style:parent-style-name="List_20_Paragraph" style:list-style-name="WWNum15"/>
    <style:style style:name="P55" style:family="paragraph" style:parent-style-name="List_20_Paragraph" style:list-style-name="WWNum16"/>
    <style:style style:name="P56" style:family="paragraph" style:parent-style-name="List_20_Paragraph" style:list-style-name="WWNum17"/>
    <style:style style:name="P57" style:family="paragraph" style:parent-style-name="List_20_Paragraph" style:list-style-name="WWNum18"/>
    <style:style style:name="P58" style:family="paragraph" style:parent-style-name="List_20_Paragraph" style:list-style-name="WWNum19"/>
    <style:style style:name="P59" style:family="paragraph" style:parent-style-name="List_20_Paragraph" style:list-style-name="WWNum20"/>
    <style:style style:name="P60" style:family="paragraph" style:parent-style-name="List_20_Paragraph" style:list-style-name="WWNum21"/>
    <style:style style:name="P61" style:family="paragraph" style:parent-style-name="List_20_Paragraph" style:list-style-name="WWNum22"/>
    <style:style style:name="P62" style:family="paragraph" style:parent-style-name="List_20_Paragraph" style:list-style-name="WWNum23"/>
    <style:style style:name="P63" style:family="paragraph" style:parent-style-name="List_20_Paragraph" style:list-style-name="WWNum24"/>
    <style:style style:name="P64" style:family="paragraph" style:parent-style-name="List_20_Paragraph" style:list-style-name="WWNum26"/>
    <style:style style:name="P65" style:family="paragraph" style:parent-style-name="List_20_Paragraph" style:list-style-name="WWNum25"/>
    <style:style style:name="P66" style:family="paragraph" style:parent-style-name="List_20_Paragraph" style:list-style-name="WWNum28"/>
    <style:style style:name="P67" style:family="paragraph" style:parent-style-name="List_20_Paragraph" style:list-style-name="WWNum29"/>
    <style:style style:name="P68" style:family="paragraph" style:parent-style-name="List_20_Paragraph" style:list-style-name="WWNum27"/>
    <style:style style:name="P69" style:family="paragraph" style:parent-style-name="List_20_Paragraph" style:list-style-name="WWNum30"/>
    <style:style style:name="P70" style:family="paragraph" style:parent-style-name="List_20_Paragraph" style:list-style-name="WWNum31"/>
    <style:style style:name="P71" style:family="paragraph" style:parent-style-name="List_20_Paragraph" style:list-style-name="WWNum32"/>
    <style:style style:name="P72" style:family="paragraph" style:parent-style-name="List_20_Paragraph" style:list-style-name="WWNum34"/>
    <style:style style:name="P73" style:family="paragraph" style:parent-style-name="List_20_Paragraph" style:list-style-name="WWNum33"/>
    <style:style style:name="P74" style:family="paragraph" style:parent-style-name="List_20_Paragraph" style:list-style-name="WWNum35"/>
    <style:style style:name="P75" style:family="paragraph" style:parent-style-name="List_20_Paragraph" style:list-style-name="WWNum36"/>
    <style:style style:name="P76" style:family="paragraph" style:parent-style-name="List_20_Paragraph" style:list-style-name="WWNum37"/>
    <style:style style:name="P77" style:family="paragraph" style:parent-style-name="List_20_Paragraph" style:list-style-name="WWNum38"/>
    <style:style style:name="P78" style:family="paragraph" style:parent-style-name="List_20_Paragraph" style:list-style-name="WWNum48"/>
    <style:style style:name="P79" style:family="paragraph" style:parent-style-name="List_20_Paragraph" style:list-style-name="WWNum49"/>
    <style:style style:name="P80" style:family="paragraph" style:parent-style-name="List_20_Paragraph" style:list-style-name="WWNum41"/>
    <style:style style:name="P81" style:family="paragraph" style:parent-style-name="List_20_Paragraph" style:list-style-name="WWNum42"/>
    <style:style style:name="P82" style:family="paragraph" style:parent-style-name="List_20_Paragraph" style:list-style-name="WWNum43"/>
    <style:style style:name="P83" style:family="paragraph" style:parent-style-name="List_20_Paragraph" style:list-style-name="WWNum44"/>
    <style:style style:name="P84" style:family="paragraph" style:parent-style-name="List_20_Paragraph" style:list-style-name="WWNum39"/>
    <style:style style:name="P85" style:family="paragraph" style:parent-style-name="List_20_Paragraph" style:list-style-name="WWNum40"/>
    <style:style style:name="P86" style:family="paragraph" style:parent-style-name="List_20_Paragraph" style:list-style-name="WWNum46"/>
    <style:style style:name="P87" style:family="paragraph" style:parent-style-name="List_20_Paragraph">
      <style:paragraph-properties fo:margin-left="0in" fo:margin-right="0in" fo:text-indent="0in" style:auto-text-indent="false"/>
    </style:style>
    <style:style style:name="P88" style:family="paragraph" style:parent-style-name="List_20_Paragraph">
      <style:paragraph-properties fo:margin-left="0in" fo:margin-right="0in" fo:text-indent="0in" style:auto-text-indent="false"/>
      <style:text-properties style:font-name="Arial1" fo:font-size="10pt" style:font-size-asian="10pt" style:font-name-complex="Arial3" style:font-size-complex="12pt"/>
    </style:style>
    <style:style style:name="P89" style:family="paragraph" style:parent-style-name="List_20_Paragraph">
      <style:paragraph-properties fo:margin-left="0.1252in" fo:margin-right="0in" fo:text-indent="0in" style:auto-text-indent="false"/>
    </style:style>
    <style:style style:name="P90" style:family="paragraph" style:parent-style-name="List_20_Paragraph" style:list-style-name="WWNum9">
      <style:paragraph-properties fo:margin-left="0.5in" fo:margin-right="0in" fo:text-indent="0in" style:auto-text-indent="false">
        <style:tab-stops>
          <style:tab-stop style:position="0.3752in"/>
        </style:tab-stops>
      </style:paragraph-properties>
    </style:style>
    <style:style style:name="P91" style:family="paragraph" style:parent-style-name="List_20_Paragraph" style:list-style-name="WWNum7">
      <style:paragraph-properties fo:margin-left="0.5in" fo:margin-right="0in" fo:text-indent="-0.25in" style:auto-text-indent="false"/>
    </style:style>
    <style:style style:name="P92" style:family="paragraph" style:parent-style-name="List_20_Paragraph" style:list-style-name="WWNum8">
      <style:paragraph-properties fo:margin-left="0.5in" fo:margin-right="0in" fo:text-indent="-0.25in" style:auto-text-indent="false"/>
    </style:style>
    <style:style style:name="P93" style:family="paragraph" style:parent-style-name="List_20_Paragraph" style:list-style-name="WWNum6">
      <style:paragraph-properties fo:margin-top="0in" fo:margin-bottom="0.0835in" loext:contextual-spacing="false" fo:line-height="100%"/>
    </style:style>
    <style:style style:name="P94" style:family="paragraph" style:parent-style-name="List_20_Paragraph" style:list-style-name="WWNum38">
      <style:paragraph-properties fo:margin-top="0in" fo:margin-bottom="0in" loext:contextual-spacing="false" fo:line-height="100%"/>
    </style:style>
    <style:style style:name="P95" style:family="paragraph" style:parent-style-name="List_20_Paragraph" style:list-style-name="WWNum35">
      <style:paragraph-properties fo:margin-top="0in" fo:margin-bottom="0in" loext:contextual-spacing="false" fo:line-height="100%"/>
      <style:text-properties fo:font-size="12pt" style:font-size-asian="12pt" style:font-size-complex="12pt"/>
    </style:style>
    <style:style style:name="T1" style:family="text">
      <style:text-properties fo:color="#00000a" fo:font-size="26pt" style:font-size-asian="26pt" style:font-size-complex="26pt"/>
    </style:style>
    <style:style style:name="T2" style:family="text">
      <style:text-properties fo:color="#00000a" style:font-name="Calibri" style:font-size-complex="10pt"/>
    </style:style>
    <style:style style:name="T3" style:family="text">
      <style:text-properties fo:color="#00000a" style:font-name="Calibri" fo:font-weight="normal" style:font-weight-asian="normal" style:font-size-complex="10pt"/>
    </style:style>
    <style:style style:name="T4" style:family="text">
      <style:text-properties fo:color="#1f497d" style:font-name="Arial1" fo:font-size="18pt" style:font-size-asian="18pt" style:font-name-complex="Arial3" style:font-size-complex="18pt"/>
    </style:style>
    <style:style style:name="T5" style:family="text">
      <style:text-properties fo:color="#1f497d" style:font-name="Arial1" fo:font-weight="bold" style:font-weight-asian="bold" style:font-name-complex="Arial3"/>
    </style:style>
    <style:style style:name="T6" style:family="text">
      <style:text-properties fo:color="#1f497d" style:font-name-complex="Arial3"/>
    </style:style>
    <style:style style:name="T7" style:family="text">
      <style:text-properties fo:color="#1f497d"/>
    </style:style>
    <style:style style:name="T8" style:family="text">
      <style:text-properties fo:color="#1f497d" fo:font-size="10pt" style:font-size-asian="10pt" style:font-name-complex="Arial3" style:font-size-complex="10pt"/>
    </style:style>
    <style:style style:name="T9" style:family="text">
      <style:text-properties fo:font-weight="bold" style:font-weight-asian="bold"/>
    </style:style>
    <style:style style:name="T10" style:family="text">
      <style:text-properties style:font-name-asian="F"/>
    </style:style>
    <style:style style:name="T11" style:family="text">
      <style:text-properties text:display="true"/>
    </style:style>
    <style:style style:name="T12" style:family="text">
      <style:text-properties style:font-name-complex="Arial3"/>
    </style:style>
    <style:style style:name="T13" style:family="text">
      <style:text-properties style:font-name="Arial1" style:font-name-complex="Arial3"/>
    </style:style>
    <style:style style:name="T14" style:family="text">
      <style:text-properties style:font-name="Arial1" fo:font-size="10pt" style:font-size-asian="10pt" style:font-size-complex="12pt"/>
    </style:style>
    <style:style style:name="T15" style:family="text">
      <style:text-properties style:font-name="Arial1" fo:font-size="10pt" style:font-size-asian="10pt" style:font-name-complex="Arial3" style:font-size-complex="12pt"/>
    </style:style>
    <style:style style:name="T16" style:family="text">
      <style:text-properties style:font-name="Arial1" fo:font-size="10pt" fo:font-weight="bold" style:font-size-asian="10pt" style:font-weight-asian="bold" style:font-name-complex="Arial3" style:font-size-complex="12pt"/>
    </style:style>
    <style:style style:name="T17" style:family="text">
      <style:text-properties fo:font-size="10pt" style:font-size-asian="10pt" style:font-size-complex="12pt"/>
    </style:style>
    <style:style style:name="T18" style:family="text">
      <style:text-properties fo:font-size="12pt" style:font-size-asian="12pt" style:font-size-complex="12pt"/>
    </style:style>
    <style:style style:name="T19" style:family="text">
      <style:text-properties officeooo:rsid="00032c90"/>
    </style:style>
    <style:style style:name="T20" style:family="text">
      <style:text-properties officeooo:rsid="00038667"/>
    </style:style>
    <style:style style:name="fr1" style:family="graphic" style:parent-style-name="Frame">
      <style:graphic-properties fo:margin-left="0.1252in" fo:margin-right="0.1252in" fo:margin-top="0in" fo:margin-bottom="0in" style:vertical-pos="from-top" style:vertical-rel="paragraph" style:horizontal-pos="center" style:horizontal-rel="page-content" draw:opacity="0%" fo:padding="0in" fo:border="non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P16"><text:bookmark-start text:name="_GoBack"/><text:span text:style-name="T1">Red Hat Identity Management</text:span></text:p>
      <text:p text:style-name="P16"><text:span text:style-name="T1">Build Design Document</text:span></text:p>
      <text:p text:style-name="P17"/>
      <text:p text:style-name="P16"><text:span text:style-name="T1">Version 1.3</text:span><text:bookmark-end text:name="_GoBack"/></text:p>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Text"/>
      <text:p text:style-name="P18"/>
      <text:p text:style-name="P40"><text:soft-page-break/><text:span text:style-name="T4">Version History</text:span></text:p>
      <text:p text:style-name="P37"><draw:frame draw:style-name="fr1" draw:name="Frame1" text:anchor-type="paragraph" svg:y="0.7807in" svg:width="6.6508in" draw:z-index="0"><draw:text-box fo:min-height="0in"><table:table table:name="Table1" table:style-name="Table1"><table:table-column table:style-name="Table1.A"/><table:table-column table:style-name="Table1.B"/><table:table-column table:style-name="Table1.C"/><table:table-column table:style-name="Table1.D"/><table:table-row table:style-name="Table1.1"><table:table-cell table:style-name="Table1.A1" office:value-type="string"><text:p text:style-name="P33"><text:span text:style-name="T9">Version Number</text:span></text:p></table:table-cell><table:table-cell table:style-name="Table1.B1" office:value-type="string"><text:p text:style-name="P33"><text:span text:style-name="T9">Date</text:span></text:p></table:table-cell><table:table-cell table:style-name="Table1.B1" office:value-type="string"><text:p text:style-name="P33"><text:span text:style-name="T9">Author</text:span></text:p></table:table-cell><table:table-cell table:style-name="Table1.D1" office:value-type="string"><text:p text:style-name="P33"><text:span text:style-name="T9">Summary of Changes</text:span></text:p></table:table-cell></table:table-row><table:table-row table:style-name="Table1.1"><table:table-cell table:style-name="Table1.A2" office:value-type="string"><text:p text:style-name="P31">1.0</text:p></table:table-cell><table:table-cell table:style-name="Table1.B2" office:value-type="string"><text:p text:style-name="P29">5/1/2015</text:p></table:table-cell><table:table-cell table:style-name="Table1.B2" office:value-type="string"><text:p text:style-name="P29">Dan Rohr</text:p></table:table-cell><table:table-cell table:style-name="Table1.D2" office:value-type="string"><text:p text:style-name="P29">Initial draft</text:p></table:table-cell></table:table-row><table:table-row table:style-name="Table1.1"><table:table-cell table:style-name="Table1.A3" office:value-type="string"><text:p text:style-name="P31">1.1</text:p></table:table-cell><table:table-cell table:style-name="Table1.B3" office:value-type="string"><text:p text:style-name="P29">5/8/2015</text:p></table:table-cell><table:table-cell table:style-name="Table1.C3" office:value-type="string"><text:p text:style-name="P29">Dan Rohr</text:p></table:table-cell><table:table-cell table:style-name="Table1.D3" office:value-type="string"><text:p text:style-name="P29">Added section 5</text:p></table:table-cell></table:table-row><table:table-row table:style-name="Table1.1"><table:table-cell table:style-name="Table1.A2" office:value-type="string"><text:p text:style-name="P31">1.2</text:p></table:table-cell><table:table-cell table:style-name="Table1.B2" office:value-type="string"><text:p text:style-name="P29">5/12/2015</text:p></table:table-cell><table:table-cell table:style-name="Table1.B2" office:value-type="string"><text:p text:style-name="P29">Dan Rohr</text:p></table:table-cell><table:table-cell table:style-name="Table1.D2" office:value-type="string"><text:p text:style-name="P29">Added section 7 and Appendix A</text:p></table:table-cell></table:table-row><table:table-row table:style-name="Table1.1"><table:table-cell table:style-name="Table1.A5" office:value-type="string"><text:p text:style-name="P31">1.3</text:p></table:table-cell><table:table-cell table:style-name="Table1.B5" office:value-type="string"><text:p text:style-name="P29">8/3/15</text:p></table:table-cell><table:table-cell table:style-name="Table1.C5" office:value-type="string"><text:p text:style-name="P29">Dan Rohr</text:p></table:table-cell><table:table-cell table:style-name="Table1.D5" office:value-type="string"><text:p text:style-name="P29">Formatting Updates</text:p></table:table-cell></table:table-row><table:table-row table:style-name="Table1.1"><table:table-cell table:style-name="Table1.A6" office:value-type="string"><text:p text:style-name="P31"/></table:table-cell><table:table-cell table:style-name="Table1.A6" office:value-type="string"><text:p text:style-name="P29"/></table:table-cell><table:table-cell table:style-name="Table1.A6" office:value-type="string"><text:p text:style-name="P29"/></table:table-cell><table:table-cell table:style-name="Table1.A6" office:value-type="string"><text:p text:style-name="P29"/></table:table-cell></table:table-row><table:table-row table:style-name="Table1.1"><table:table-cell table:style-name="Table1.A7" office:value-type="string"><text:p text:style-name="P31"/></table:table-cell><table:table-cell table:style-name="Table1.B7" office:value-type="string"><text:p text:style-name="P29"/></table:table-cell><table:table-cell table:style-name="Table1.C7" office:value-type="string"><text:p text:style-name="P29"/></table:table-cell><table:table-cell table:style-name="Table1.D7" office:value-type="string"><text:p text:style-name="P29"/></table:table-cell></table:table-row><table:table-row table:style-name="Table1.1"><table:table-cell table:style-name="Table1.A6" office:value-type="string"><text:p text:style-name="P31"/></table:table-cell><table:table-cell table:style-name="Table1.A6" office:value-type="string"><text:p text:style-name="P29"/></table:table-cell><table:table-cell table:style-name="Table1.A6" office:value-type="string"><text:p text:style-name="P29"/></table:table-cell><table:table-cell table:style-name="Table1.A6" office:value-type="string"><text:p text:style-name="P29"/></table:table-cell></table:table-row><table:table-row table:style-name="Table1.1"><table:table-cell table:style-name="Table1.A9" office:value-type="string"><text:p text:style-name="P31"/></table:table-cell><table:table-cell table:style-name="Table1.B9" office:value-type="string"><text:p text:style-name="P29"/></table:table-cell><table:table-cell table:style-name="Table1.C9" office:value-type="string"><text:p text:style-name="P29"/></table:table-cell><table:table-cell table:style-name="Table1.D9" office:value-type="string"><text:p text:style-name="P29"/></table:table-cell></table:table-row><table:table-row table:style-name="Table1.1"><table:table-cell table:style-name="Table1.A10" office:value-type="string"><text:p text:style-name="P31"/></table:table-cell><table:table-cell table:style-name="Table1.A10" office:value-type="string"><text:p text:style-name="P29"/></table:table-cell><table:table-cell table:style-name="Table1.A10" office:value-type="string"><text:p text:style-name="P29"/></table:table-cell><table:table-cell table:style-name="Table1.A10" office:value-type="string"><text:p text:style-name="P29"/></table:table-cell></table:table-row></table:table></draw:text-box></draw:frame></text:p>
      <text:p text:style-name="P41"><text:span text:style-name="T4">Table of Contents</text:span></text:p>
      <text:p text:style-name="P5"/>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5"><text:a xlink:type="simple" xlink:href="#_Toc419464229" text:style-name="Index_20_Link" text:visited-style-name="Index_20_Link">1</text:a><text:a xlink:type="simple" xlink:href="#_Toc419464229" text:style-name="Index_20_Link" text:visited-style-name="Index_20_Link"><text:span text:style-name="T10"><text:tab/></text:span></text:a><text:a xlink:type="simple" xlink:href="#_Toc419464229" text:style-name="Index_20_Link" text:visited-style-name="Index_20_Link">Introduction</text:a><text:a xlink:type="simple" xlink:href="#_Toc419464229" text:style-name="Index_20_Link" text:visited-style-name="Index_20_Link"><text:span text:style-name="T11"><text:tab/>5</text:span></text:a></text:p>
          <text:p text:style-name="P28"><text:a xlink:type="simple" xlink:href="#_Toc419464230" text:style-name="Index_20_Link" text:visited-style-name="Index_20_Link"><text:span text:style-name="T12">1.1</text:span></text:a><text:a xlink:type="simple" xlink:href="#_Toc419464230" text:style-name="Index_20_Link" text:visited-style-name="Index_20_Link"><text:span text:style-name="T10"><text:tab/></text:span></text:a><text:a xlink:type="simple" xlink:href="#_Toc419464230" text:style-name="Index_20_Link" text:visited-style-name="Index_20_Link"><text:span text:style-name="T12">Build Overview</text:span></text:a><text:a xlink:type="simple" xlink:href="#_Toc419464230" text:style-name="Index_20_Link" text:visited-style-name="Index_20_Link"><text:span text:style-name="T11"><text:tab/>5</text:span></text:a></text:p>
          <text:p text:style-name="P35"><text:a xlink:type="simple" xlink:href="#_Toc419464231" text:style-name="Index_20_Link" text:visited-style-name="Index_20_Link">2</text:a><text:a xlink:type="simple" xlink:href="#_Toc419464231" text:style-name="Index_20_Link" text:visited-style-name="Index_20_Link"><text:span text:style-name="T10"><text:tab/></text:span></text:a><text:a xlink:type="simple" xlink:href="#_Toc419464231" text:style-name="Index_20_Link" text:visited-style-name="Index_20_Link">Operating System Installation</text:a><text:a xlink:type="simple" xlink:href="#_Toc419464231" text:style-name="Index_20_Link" text:visited-style-name="Index_20_Link"><text:span text:style-name="T11"><text:tab/>6</text:span></text:a></text:p>
          <text:p text:style-name="P28"><text:a xlink:type="simple" xlink:href="#_Toc419464232" text:style-name="Index_20_Link" text:visited-style-name="Index_20_Link"><text:span text:style-name="T12">2.1</text:span></text:a><text:a xlink:type="simple" xlink:href="#_Toc419464232" text:style-name="Index_20_Link" text:visited-style-name="Index_20_Link"><text:span text:style-name="T10"><text:tab/></text:span></text:a><text:a xlink:type="simple" xlink:href="#_Toc419464232" text:style-name="Index_20_Link" text:visited-style-name="Index_20_Link"><text:span text:style-name="T12">Program’s Build Version</text:span></text:a><text:a xlink:type="simple" xlink:href="#_Toc419464232" text:style-name="Index_20_Link" text:visited-style-name="Index_20_Link"><text:span text:style-name="T11"><text:tab/>6</text:span></text:a></text:p>
          <text:p text:style-name="P28"><text:a xlink:type="simple" xlink:href="#_Toc419464233" text:style-name="Index_20_Link" text:visited-style-name="Index_20_Link">2.2</text:a><text:a xlink:type="simple" xlink:href="#_Toc419464233" text:style-name="Index_20_Link" text:visited-style-name="Index_20_Link"><text:span text:style-name="T10"><text:tab/></text:span></text:a><text:a xlink:type="simple" xlink:href="#_Toc419464233" text:style-name="Index_20_Link" text:visited-style-name="Index_20_Link">Partioning Installed</text:a><text:a xlink:type="simple" xlink:href="#_Toc419464233" text:style-name="Index_20_Link" text:visited-style-name="Index_20_Link"><text:span text:style-name="T11"><text:tab/>6</text:span></text:a></text:p>
          <text:p text:style-name="P28"><text:a xlink:type="simple" xlink:href="#_Toc419464234" text:style-name="Index_20_Link" text:visited-style-name="Index_20_Link"><text:span text:style-name="T12">2.3</text:span></text:a><text:a xlink:type="simple" xlink:href="#_Toc419464234" text:style-name="Index_20_Link" text:visited-style-name="Index_20_Link"><text:span text:style-name="T10"><text:tab/></text:span></text:a><text:a xlink:type="simple" xlink:href="#_Toc419464234" text:style-name="Index_20_Link" text:visited-style-name="Index_20_Link"><text:span text:style-name="T12">Software Selection</text:span></text:a><text:a xlink:type="simple" xlink:href="#_Toc419464234" text:style-name="Index_20_Link" text:visited-style-name="Index_20_Link"><text:span text:style-name="T11"><text:tab/>6</text:span></text:a></text:p>
          <text:p text:style-name="P28"><text:a xlink:type="simple" xlink:href="#_Toc419464235" text:style-name="Index_20_Link" text:visited-style-name="Index_20_Link"><text:span text:style-name="T12">2.4</text:span></text:a><text:a xlink:type="simple" xlink:href="#_Toc419464235" text:style-name="Index_20_Link" text:visited-style-name="Index_20_Link"><text:span text:style-name="T10"><text:tab/></text:span></text:a><text:a xlink:type="simple" xlink:href="#_Toc419464235" text:style-name="Index_20_Link" text:visited-style-name="Index_20_Link"><text:span text:style-name="T12">Networking Configuration</text:span></text:a><text:a xlink:type="simple" xlink:href="#_Toc419464235" text:style-name="Index_20_Link" text:visited-style-name="Index_20_Link"><text:span text:style-name="T11"><text:tab/>6</text:span></text:a></text:p>
          <text:p text:style-name="P28"><text:a xlink:type="simple" xlink:href="#_Toc419464236" text:style-name="Index_20_Link" text:visited-style-name="Index_20_Link"><text:span text:style-name="T12">2.5</text:span></text:a><text:a xlink:type="simple" xlink:href="#_Toc419464236" text:style-name="Index_20_Link" text:visited-style-name="Index_20_Link"><text:span text:style-name="T10"><text:tab/></text:span></text:a><text:a xlink:type="simple" xlink:href="#_Toc419464236" text:style-name="Index_20_Link" text:visited-style-name="Index_20_Link"><text:span text:style-name="T12">User Settings</text:span></text:a><text:a xlink:type="simple" xlink:href="#_Toc419464236" text:style-name="Index_20_Link" text:visited-style-name="Index_20_Link"><text:span text:style-name="T11"><text:tab/>7</text:span></text:a></text:p>
          <text:p text:style-name="P35"><text:a xlink:type="simple" xlink:href="#_Toc419464237" text:style-name="Index_20_Link" text:visited-style-name="Index_20_Link">3</text:a><text:a xlink:type="simple" xlink:href="#_Toc419464237" text:style-name="Index_20_Link" text:visited-style-name="Index_20_Link"><text:span text:style-name="T10"><text:tab/></text:span></text:a><text:a xlink:type="simple" xlink:href="#_Toc419464237" text:style-name="Index_20_Link" text:visited-style-name="Index_20_Link">Post Installation Configuration</text:a><text:a xlink:type="simple" xlink:href="#_Toc419464237" text:style-name="Index_20_Link" text:visited-style-name="Index_20_Link"><text:span text:style-name="T11"><text:tab/>8</text:span></text:a></text:p>
          <text:p text:style-name="P28"><text:a xlink:type="simple" xlink:href="#_Toc419464238" text:style-name="Index_20_Link" text:visited-style-name="Index_20_Link"><text:span text:style-name="T12">3.1</text:span></text:a><text:a xlink:type="simple" xlink:href="#_Toc419464238" text:style-name="Index_20_Link" text:visited-style-name="Index_20_Link"><text:span text:style-name="T10"><text:tab/></text:span></text:a><text:a xlink:type="simple" xlink:href="#_Toc419464238" text:style-name="Index_20_Link" text:visited-style-name="Index_20_Link"><text:span text:style-name="T12">System Updates</text:span></text:a><text:a xlink:type="simple" xlink:href="#_Toc419464238" text:style-name="Index_20_Link" text:visited-style-name="Index_20_Link"><text:span text:style-name="T11"><text:tab/>8</text:span></text:a></text:p>
          <text:p text:style-name="P28"><text:a xlink:type="simple" xlink:href="#_Toc419464239" text:style-name="Index_20_Link" text:visited-style-name="Index_20_Link">3.2</text:a><text:a xlink:type="simple" xlink:href="#_Toc419464239" text:style-name="Index_20_Link" text:visited-style-name="Index_20_Link"><text:span text:style-name="T10"><text:tab/></text:span></text:a><text:a xlink:type="simple" xlink:href="#_Toc419464239" text:style-name="Index_20_Link" text:visited-style-name="Index_20_Link">Naming Configuration</text:a><text:a xlink:type="simple" xlink:href="#_Toc419464239" text:style-name="Index_20_Link" text:visited-style-name="Index_20_Link"><text:span text:style-name="T11"><text:tab/>8</text:span></text:a></text:p>
          <text:p text:style-name="P28"><text:a xlink:type="simple" xlink:href="#_Toc419464240" text:style-name="Index_20_Link" text:visited-style-name="Index_20_Link"><text:span text:style-name="T12">3.3</text:span></text:a><text:a xlink:type="simple" xlink:href="#_Toc419464240" text:style-name="Index_20_Link" text:visited-style-name="Index_20_Link"><text:span text:style-name="T10"><text:tab/></text:span></text:a><text:a xlink:type="simple" xlink:href="#_Toc419464240" text:style-name="Index_20_Link" text:visited-style-name="Index_20_Link"><text:span text:style-name="T12">Firewalld Configuration</text:span></text:a><text:a xlink:type="simple" xlink:href="#_Toc419464240" text:style-name="Index_20_Link" text:visited-style-name="Index_20_Link"><text:span text:style-name="T11"><text:tab/>8</text:span></text:a></text:p>
          <text:p text:style-name="P28"><text:a xlink:type="simple" xlink:href="#_Toc419464241" text:style-name="Index_20_Link" text:visited-style-name="Index_20_Link">3.4</text:a><text:a xlink:type="simple" xlink:href="#_Toc419464241" text:style-name="Index_20_Link" text:visited-style-name="Index_20_Link"><text:span text:style-name="T10"><text:tab/></text:span></text:a><text:a xlink:type="simple" xlink:href="#_Toc419464241" text:style-name="Index_20_Link" text:visited-style-name="Index_20_Link">NTP</text:a><text:a xlink:type="simple" xlink:href="#_Toc419464241" text:style-name="Index_20_Link" text:visited-style-name="Index_20_Link"><text:span text:style-name="T11"><text:tab/>9</text:span></text:a></text:p>
          <text:p text:style-name="P28"><text:a xlink:type="simple" xlink:href="#_Toc419464242" text:style-name="Index_20_Link" text:visited-style-name="Index_20_Link">3.5</text:a><text:a xlink:type="simple" xlink:href="#_Toc419464242" text:style-name="Index_20_Link" text:visited-style-name="Index_20_Link"><text:span text:style-name="T10"><text:tab/></text:span></text:a><text:a xlink:type="simple" xlink:href="#_Toc419464242" text:style-name="Index_20_Link" text:visited-style-name="Index_20_Link">NSCD</text:a><text:a xlink:type="simple" xlink:href="#_Toc419464242" text:style-name="Index_20_Link" text:visited-style-name="Index_20_Link"><text:span text:style-name="T11"><text:tab/>9</text:span></text:a></text:p>
          <text:p text:style-name="P35"><text:a xlink:type="simple" xlink:href="#_Toc419464243" text:style-name="Index_20_Link" text:visited-style-name="Index_20_Link">4</text:a><text:a xlink:type="simple" xlink:href="#_Toc419464243" text:style-name="Index_20_Link" text:visited-style-name="Index_20_Link"><text:span text:style-name="T10"><text:tab/></text:span></text:a><text:a xlink:type="simple" xlink:href="#_Toc419464243" text:style-name="Index_20_Link" text:visited-style-name="Index_20_Link">Installing the IdM Server</text:a><text:a xlink:type="simple" xlink:href="#_Toc419464243" text:style-name="Index_20_Link" text:visited-style-name="Index_20_Link"><text:span text:style-name="T11"><text:tab/>10</text:span></text:a></text:p>
          <text:p text:style-name="P28"><text:a xlink:type="simple" xlink:href="#_Toc419464244" text:style-name="Index_20_Link" text:visited-style-name="Index_20_Link"><text:span text:style-name="T12">4.1</text:span></text:a><text:a xlink:type="simple" xlink:href="#_Toc419464244" text:style-name="Index_20_Link" text:visited-style-name="Index_20_Link"><text:span text:style-name="T10"><text:tab/></text:span></text:a><text:a xlink:type="simple" xlink:href="#_Toc419464244" text:style-name="Index_20_Link" text:visited-style-name="Index_20_Link"><text:span text:style-name="T12">Pre-Installation Information</text:span></text:a><text:a xlink:type="simple" xlink:href="#_Toc419464244" text:style-name="Index_20_Link" text:visited-style-name="Index_20_Link"><text:span text:style-name="T11"><text:tab/>10</text:span></text:a></text:p>
          <text:p text:style-name="P28"><text:a xlink:type="simple" xlink:href="#_Toc419464245" text:style-name="Index_20_Link" text:visited-style-name="Index_20_Link"><text:span text:style-name="T12">4.2</text:span></text:a><text:a xlink:type="simple" xlink:href="#_Toc419464245" text:style-name="Index_20_Link" text:visited-style-name="Index_20_Link"><text:span text:style-name="T10"><text:tab/></text:span></text:a><text:a xlink:type="simple" xlink:href="#_Toc419464245" text:style-name="Index_20_Link" text:visited-style-name="Index_20_Link"><text:span text:style-name="T12">Installation</text:span></text:a><text:a xlink:type="simple" xlink:href="#_Toc419464245" text:style-name="Index_20_Link" text:visited-style-name="Index_20_Link"><text:span text:style-name="T11"><text:tab/>10</text:span></text:a></text:p>
          <text:p text:style-name="P28"><text:a xlink:type="simple" xlink:href="#_Toc419464246" text:style-name="Index_20_Link" text:visited-style-name="Index_20_Link">4.3</text:a><text:a xlink:type="simple" xlink:href="#_Toc419464246" text:style-name="Index_20_Link" text:visited-style-name="Index_20_Link"><text:span text:style-name="T10"><text:tab/></text:span></text:a><text:a xlink:type="simple" xlink:href="#_Toc419464246" text:style-name="Index_20_Link" text:visited-style-name="Index_20_Link">Post Installation</text:a><text:a xlink:type="simple" xlink:href="#_Toc419464246" text:style-name="Index_20_Link" text:visited-style-name="Index_20_Link"><text:span text:style-name="T11"><text:tab/>10</text:span></text:a></text:p>
          <text:p text:style-name="P28"><text:a xlink:type="simple" xlink:href="#_Toc419464247" text:style-name="Index_20_Link" text:visited-style-name="Index_20_Link"><text:span text:style-name="T12">4.4</text:span></text:a><text:a xlink:type="simple" xlink:href="#_Toc419464247" text:style-name="Index_20_Link" text:visited-style-name="Index_20_Link"><text:span text:style-name="T10"><text:tab/></text:span></text:a><text:a xlink:type="simple" xlink:href="#_Toc419464247" text:style-name="Index_20_Link" text:visited-style-name="Index_20_Link"><text:span text:style-name="T12">Post LDAP Configuration</text:span></text:a><text:a xlink:type="simple" xlink:href="#_Toc419464247" text:style-name="Index_20_Link" text:visited-style-name="Index_20_Link"><text:span text:style-name="T11"><text:tab/>11</text:span></text:a></text:p>
          <text:p text:style-name="P28"><text:a xlink:type="simple" xlink:href="#_Toc419464248" text:style-name="Index_20_Link" text:visited-style-name="Index_20_Link"><text:span text:style-name="T12">4.5</text:span></text:a><text:a xlink:type="simple" xlink:href="#_Toc419464248" text:style-name="Index_20_Link" text:visited-style-name="Index_20_Link"><text:span text:style-name="T10"><text:tab/></text:span></text:a><text:a xlink:type="simple" xlink:href="#_Toc419464248" text:style-name="Index_20_Link" text:visited-style-name="Index_20_Link"><text:span text:style-name="T12">Current State of IdM System</text:span></text:a><text:a xlink:type="simple" xlink:href="#_Toc419464248" text:style-name="Index_20_Link" text:visited-style-name="Index_20_Link"><text:span text:style-name="T11"><text:tab/>11</text:span></text:a></text:p>
          <text:p text:style-name="P35"><text:a xlink:type="simple" xlink:href="#_Toc419464249" text:style-name="Index_20_Link" text:visited-style-name="Index_20_Link">5</text:a><text:a xlink:type="simple" xlink:href="#_Toc419464249" text:style-name="Index_20_Link" text:visited-style-name="Index_20_Link"><text:span text:style-name="T10"><text:tab/></text:span></text:a><text:a xlink:type="simple" xlink:href="#_Toc419464249" text:style-name="Index_20_Link" text:visited-style-name="Index_20_Link">Active Directory Integration and Trust Configuration</text:a><text:a xlink:type="simple" xlink:href="#_Toc419464249" text:style-name="Index_20_Link" text:visited-style-name="Index_20_Link"><text:span text:style-name="T11"><text:tab/>12</text:span></text:a></text:p>
          <text:p text:style-name="P28"><text:a xlink:type="simple" xlink:href="#_Toc419464250" text:style-name="Index_20_Link" text:visited-style-name="Index_20_Link"><text:span text:style-name="T12">5.1</text:span></text:a><text:a xlink:type="simple" xlink:href="#_Toc419464250" text:style-name="Index_20_Link" text:visited-style-name="Index_20_Link"><text:span text:style-name="T10"><text:tab/></text:span></text:a><text:a xlink:type="simple" xlink:href="#_Toc419464250" text:style-name="Index_20_Link" text:visited-style-name="Index_20_Link"><text:span text:style-name="T12">Overview</text:span></text:a><text:a xlink:type="simple" xlink:href="#_Toc419464250" text:style-name="Index_20_Link" text:visited-style-name="Index_20_Link"><text:span text:style-name="T11"><text:tab/>12</text:span></text:a></text:p>
          <text:p text:style-name="P28"><text:a xlink:type="simple" xlink:href="#_Toc419464251" text:style-name="Index_20_Link" text:visited-style-name="Index_20_Link"><text:span text:style-name="T12">5.2</text:span></text:a><text:a xlink:type="simple" xlink:href="#_Toc419464251" text:style-name="Index_20_Link" text:visited-style-name="Index_20_Link"><text:span text:style-name="T10"><text:tab/></text:span></text:a><text:a xlink:type="simple" xlink:href="#_Toc419464251" text:style-name="Index_20_Link" text:visited-style-name="Index_20_Link"><text:span text:style-name="T12">Configure IdM Trust to AD</text:span></text:a><text:a xlink:type="simple" xlink:href="#_Toc419464251" text:style-name="Index_20_Link" text:visited-style-name="Index_20_Link"><text:span text:style-name="T11"><text:tab/>12</text:span></text:a></text:p>
          <text:p text:style-name="P28"><text:a xlink:type="simple" xlink:href="#_Toc419464252" text:style-name="Index_20_Link" text:visited-style-name="Index_20_Link">5.3</text:a><text:a xlink:type="simple" xlink:href="#_Toc419464252" text:style-name="Index_20_Link" text:visited-style-name="Index_20_Link"><text:span text:style-name="T10"><text:tab/></text:span></text:a><text:a xlink:type="simple" xlink:href="#_Toc419464252" text:style-name="Index_20_Link" text:visited-style-name="Index_20_Link">DNS Configuration and Validation</text:a><text:a xlink:type="simple" xlink:href="#_Toc419464252" text:style-name="Index_20_Link" text:visited-style-name="Index_20_Link"><text:span text:style-name="T11"><text:tab/>12</text:span></text:a></text:p>
          <text:p text:style-name="P28"><text:a xlink:type="simple" xlink:href="#_Toc419464253" text:style-name="Index_20_Link" text:visited-style-name="Index_20_Link">5.4</text:a><text:a xlink:type="simple" xlink:href="#_Toc419464253" text:style-name="Index_20_Link" text:visited-style-name="Index_20_Link"><text:span text:style-name="T10"><text:tab/></text:span></text:a><text:a xlink:type="simple" xlink:href="#_Toc419464253" text:style-name="Index_20_Link" text:visited-style-name="Index_20_Link">Create and Establish Trust with Active Directory</text:a><text:a xlink:type="simple" xlink:href="#_Toc419464253" text:style-name="Index_20_Link" text:visited-style-name="Index_20_Link"><text:span text:style-name="T11"><text:tab/>13</text:span></text:a></text:p>
          <text:p text:style-name="P28"><text:a xlink:type="simple" xlink:href="#_Toc419464254" text:style-name="Index_20_Link" text:visited-style-name="Index_20_Link">5.5</text:a><text:a xlink:type="simple" xlink:href="#_Toc419464254" text:style-name="Index_20_Link" text:visited-style-name="Index_20_Link"><text:span text:style-name="T10"><text:tab/></text:span></text:a><text:a xlink:type="simple" xlink:href="#_Toc419464254" text:style-name="Index_20_Link" text:visited-style-name="Index_20_Link">Validate the Trust with the AD Domain</text:a><text:a xlink:type="simple" xlink:href="#_Toc419464254" text:style-name="Index_20_Link" text:visited-style-name="Index_20_Link"><text:span text:style-name="T11"><text:tab/>13</text:span></text:a></text:p>
          <text:p text:style-name="P28"><text:a xlink:type="simple" xlink:href="#_Toc419464255" text:style-name="Index_20_Link" text:visited-style-name="Index_20_Link">5.6</text:a><text:a xlink:type="simple" xlink:href="#_Toc419464255" text:style-name="Index_20_Link" text:visited-style-name="Index_20_Link"><text:span text:style-name="T10"><text:tab/></text:span></text:a><text:a xlink:type="simple" xlink:href="#_Toc419464255" text:style-name="Index_20_Link" text:visited-style-name="Index_20_Link">Kerberos Configuration File</text:a><text:a xlink:type="simple" xlink:href="#_Toc419464255" text:style-name="Index_20_Link" text:visited-style-name="Index_20_Link"><text:span text:style-name="T11"><text:tab/>13</text:span></text:a></text:p>
          <text:p text:style-name="P28"><text:a xlink:type="simple" xlink:href="#_Toc419464256" text:style-name="Index_20_Link" text:visited-style-name="Index_20_Link">5.7</text:a><text:a xlink:type="simple" xlink:href="#_Toc419464256" text:style-name="Index_20_Link" text:visited-style-name="Index_20_Link"><text:span text:style-name="T10"><text:tab/></text:span></text:a><text:a xlink:type="simple" xlink:href="#_Toc419464256" text:style-name="Index_20_Link" text:visited-style-name="Index_20_Link">Configure Certificate Trusts</text:a><text:a xlink:type="simple" xlink:href="#_Toc419464256" text:style-name="Index_20_Link" text:visited-style-name="Index_20_Link"><text:span text:style-name="T11"><text:tab/>13</text:span></text:a></text:p>
          <text:p text:style-name="P28"><text:a xlink:type="simple" xlink:href="#_Toc419464257" text:style-name="Index_20_Link" text:visited-style-name="Index_20_Link">5.8</text:a><text:a xlink:type="simple" xlink:href="#_Toc419464257" text:style-name="Index_20_Link" text:visited-style-name="Index_20_Link"><text:span text:style-name="T10"><text:tab/></text:span></text:a><text:a xlink:type="simple" xlink:href="#_Toc419464257" text:style-name="Index_20_Link" text:visited-style-name="Index_20_Link">Configure the Winsync Agreement</text:a><text:a xlink:type="simple" xlink:href="#_Toc419464257" text:style-name="Index_20_Link" text:visited-style-name="Index_20_Link"><text:span text:style-name="T11"><text:tab/>14</text:span></text:a></text:p>
          <text:p text:style-name="P28"><text:a xlink:type="simple" xlink:href="#_Toc419464258" text:style-name="Index_20_Link" text:visited-style-name="Index_20_Link">5.9</text:a><text:a xlink:type="simple" xlink:href="#_Toc419464258" text:style-name="Index_20_Link" text:visited-style-name="Index_20_Link"><text:span text:style-name="T10"><text:tab/></text:span></text:a><text:a xlink:type="simple" xlink:href="#_Toc419464258" text:style-name="Index_20_Link" text:visited-style-name="Index_20_Link">Post Winsync Considerations</text:a><text:a xlink:type="simple" xlink:href="#_Toc419464258" text:style-name="Index_20_Link" text:visited-style-name="Index_20_Link"><text:span text:style-name="T11"><text:tab/>14</text:span></text:a></text:p>
          <text:p text:style-name="P28"><text:a xlink:type="simple" xlink:href="#_Toc419464259" text:style-name="Index_20_Link" text:visited-style-name="Index_20_Link">5.10</text:a><text:a xlink:type="simple" xlink:href="#_Toc419464259" text:style-name="Index_20_Link" text:visited-style-name="Index_20_Link"><text:span text:style-name="T10"><text:tab/></text:span></text:a><text:a xlink:type="simple" xlink:href="#_Toc419464259" text:style-name="Index_20_Link" text:visited-style-name="Index_20_Link">Red Hat Pass Sync</text:a><text:a xlink:type="simple" xlink:href="#_Toc419464259" text:style-name="Index_20_Link" text:visited-style-name="Index_20_Link"><text:span text:style-name="T11"><text:tab/>14</text:span></text:a></text:p>
          <text:p text:style-name="P35"><text:a xlink:type="simple" xlink:href="#_Toc419464260" text:style-name="Index_20_Link" text:visited-style-name="Index_20_Link">6</text:a><text:a xlink:type="simple" xlink:href="#_Toc419464260" text:style-name="Index_20_Link" text:visited-style-name="Index_20_Link"><text:span text:style-name="T10"><text:tab/></text:span></text:a><text:a xlink:type="simple" xlink:href="#_Toc419464260" text:style-name="Index_20_Link" text:visited-style-name="Index_20_Link">IdM Backups</text:a><text:a xlink:type="simple" xlink:href="#_Toc419464260" text:style-name="Index_20_Link" text:visited-style-name="Index_20_Link"><text:span text:style-name="T11"><text:tab/>16</text:span></text:a></text:p>
          <text:p text:style-name="P28"><text:soft-page-break/><text:a xlink:type="simple" xlink:href="#_Toc419464261" text:style-name="Index_20_Link" text:visited-style-name="Index_20_Link"><text:span text:style-name="T12">6.1</text:span></text:a><text:a xlink:type="simple" xlink:href="#_Toc419464261" text:style-name="Index_20_Link" text:visited-style-name="Index_20_Link"><text:span text:style-name="T10"><text:tab/></text:span></text:a><text:a xlink:type="simple" xlink:href="#_Toc419464261" text:style-name="Index_20_Link" text:visited-style-name="Index_20_Link"><text:span text:style-name="T12">Backup and Restoring IdM Considerations</text:span></text:a><text:a xlink:type="simple" xlink:href="#_Toc419464261" text:style-name="Index_20_Link" text:visited-style-name="Index_20_Link"><text:span text:style-name="T11"><text:tab/>16</text:span></text:a></text:p>
          <text:p text:style-name="P28"><text:a xlink:type="simple" xlink:href="#_Toc419464262" text:style-name="Index_20_Link" text:visited-style-name="Index_20_Link"><text:span text:style-name="T12">6.2</text:span></text:a><text:a xlink:type="simple" xlink:href="#_Toc419464262" text:style-name="Index_20_Link" text:visited-style-name="Index_20_Link"><text:span text:style-name="T10"><text:tab/></text:span></text:a><text:a xlink:type="simple" xlink:href="#_Toc419464262" text:style-name="Index_20_Link" text:visited-style-name="Index_20_Link"><text:span text:style-name="T12">Backup Types</text:span></text:a><text:a xlink:type="simple" xlink:href="#_Toc419464262" text:style-name="Index_20_Link" text:visited-style-name="Index_20_Link"><text:span text:style-name="T11"><text:tab/>16</text:span></text:a></text:p>
          <text:p text:style-name="P28"><text:a xlink:type="simple" xlink:href="#_Toc419464263" text:style-name="Index_20_Link" text:visited-style-name="Index_20_Link"><text:span text:style-name="T12">6.3</text:span></text:a><text:a xlink:type="simple" xlink:href="#_Toc419464263" text:style-name="Index_20_Link" text:visited-style-name="Index_20_Link"><text:span text:style-name="T10"><text:tab/></text:span></text:a><text:a xlink:type="simple" xlink:href="#_Toc419464263" text:style-name="Index_20_Link" text:visited-style-name="Index_20_Link"><text:span text:style-name="T12">Full-IdM Backup</text:span></text:a><text:a xlink:type="simple" xlink:href="#_Toc419464263" text:style-name="Index_20_Link" text:visited-style-name="Index_20_Link"><text:span text:style-name="T11"><text:tab/>16</text:span></text:a></text:p>
          <text:p text:style-name="P28"><text:a xlink:type="simple" xlink:href="#_Toc419464264" text:style-name="Index_20_Link" text:visited-style-name="Index_20_Link">6.4</text:a><text:a xlink:type="simple" xlink:href="#_Toc419464264" text:style-name="Index_20_Link" text:visited-style-name="Index_20_Link"><text:span text:style-name="T10"><text:tab/></text:span></text:a><text:a xlink:type="simple" xlink:href="#_Toc419464264" text:style-name="Index_20_Link" text:visited-style-name="Index_20_Link">Data-Only IdM Backup</text:a><text:a xlink:type="simple" xlink:href="#_Toc419464264" text:style-name="Index_20_Link" text:visited-style-name="Index_20_Link"><text:span text:style-name="T11"><text:tab/>16</text:span></text:a></text:p>
          <text:p text:style-name="P28"><text:a xlink:type="simple" xlink:href="#_Toc419464265" text:style-name="Index_20_Link" text:visited-style-name="Index_20_Link">6.5</text:a><text:a xlink:type="simple" xlink:href="#_Toc419464265" text:style-name="Index_20_Link" text:visited-style-name="Index_20_Link"><text:span text:style-name="T10"><text:tab/></text:span></text:a><text:a xlink:type="simple" xlink:href="#_Toc419464265" text:style-name="Index_20_Link" text:visited-style-name="Index_20_Link">Creating Encryption Key for Backups</text:a><text:a xlink:type="simple" xlink:href="#_Toc419464265" text:style-name="Index_20_Link" text:visited-style-name="Index_20_Link"><text:span text:style-name="T11"><text:tab/>16</text:span></text:a></text:p>
          <text:p text:style-name="P28"><text:a xlink:type="simple" xlink:href="#_Toc419464266" text:style-name="Index_20_Link" text:visited-style-name="Index_20_Link">6.6</text:a><text:a xlink:type="simple" xlink:href="#_Toc419464266" text:style-name="Index_20_Link" text:visited-style-name="Index_20_Link"><text:span text:style-name="T10"><text:tab/></text:span></text:a><text:a xlink:type="simple" xlink:href="#_Toc419464266" text:style-name="Index_20_Link" text:visited-style-name="Index_20_Link">Creating Encrypted Backups</text:a><text:a xlink:type="simple" xlink:href="#_Toc419464266" text:style-name="Index_20_Link" text:visited-style-name="Index_20_Link"><text:span text:style-name="T11"><text:tab/>17</text:span></text:a></text:p>
          <text:p text:style-name="P28"><text:a xlink:type="simple" xlink:href="#_Toc419464267" text:style-name="Index_20_Link" text:visited-style-name="Index_20_Link">6.7</text:a><text:a xlink:type="simple" xlink:href="#_Toc419464267" text:style-name="Index_20_Link" text:visited-style-name="Index_20_Link"><text:span text:style-name="T10"><text:tab/></text:span></text:a><text:a xlink:type="simple" xlink:href="#_Toc419464267" text:style-name="Index_20_Link" text:visited-style-name="Index_20_Link">Encryption Key Creation Issues</text:a><text:a xlink:type="simple" xlink:href="#_Toc419464267" text:style-name="Index_20_Link" text:visited-style-name="Index_20_Link"><text:span text:style-name="T11"><text:tab/>17</text:span></text:a></text:p>
          <text:p text:style-name="P28"><text:a xlink:type="simple" xlink:href="#_Toc419464268" text:style-name="Index_20_Link" text:visited-style-name="Index_20_Link">6.8</text:a><text:a xlink:type="simple" xlink:href="#_Toc419464268" text:style-name="Index_20_Link" text:visited-style-name="Index_20_Link"><text:span text:style-name="T10"><text:tab/></text:span></text:a><text:a xlink:type="simple" xlink:href="#_Toc419464268" text:style-name="Index_20_Link" text:visited-style-name="Index_20_Link">Restoring From Backups</text:a><text:a xlink:type="simple" xlink:href="#_Toc419464268" text:style-name="Index_20_Link" text:visited-style-name="Index_20_Link"><text:span text:style-name="T11"><text:tab/>17</text:span></text:a></text:p>
          <text:p text:style-name="P28"><text:a xlink:type="simple" xlink:href="#_Toc419464269" text:style-name="Index_20_Link" text:visited-style-name="Index_20_Link">6.9</text:a><text:a xlink:type="simple" xlink:href="#_Toc419464269" text:style-name="Index_20_Link" text:visited-style-name="Index_20_Link"><text:span text:style-name="T10"><text:tab/></text:span></text:a><text:a xlink:type="simple" xlink:href="#_Toc419464269" text:style-name="Index_20_Link" text:visited-style-name="Index_20_Link">Restoring with Multiple Master Servers</text:a><text:a xlink:type="simple" xlink:href="#_Toc419464269" text:style-name="Index_20_Link" text:visited-style-name="Index_20_Link"><text:span text:style-name="T11"><text:tab/>18</text:span></text:a></text:p>
          <text:p text:style-name="P28"><text:a xlink:type="simple" xlink:href="#_Toc419464270" text:style-name="Index_20_Link" text:visited-style-name="Index_20_Link">6.10</text:a><text:a xlink:type="simple" xlink:href="#_Toc419464270" text:style-name="Index_20_Link" text:visited-style-name="Index_20_Link"><text:span text:style-name="T10"><text:tab/></text:span></text:a><text:a xlink:type="simple" xlink:href="#_Toc419464270" text:style-name="Index_20_Link" text:visited-style-name="Index_20_Link">Restoring from an Encrypted Backup</text:a><text:a xlink:type="simple" xlink:href="#_Toc419464270" text:style-name="Index_20_Link" text:visited-style-name="Index_20_Link"><text:span text:style-name="T11"><text:tab/>18</text:span></text:a></text:p>
          <text:p text:style-name="P35"><text:a xlink:type="simple" xlink:href="#_Toc419464271" text:style-name="Index_20_Link" text:visited-style-name="Index_20_Link">7</text:a><text:a xlink:type="simple" xlink:href="#_Toc419464271" text:style-name="Index_20_Link" text:visited-style-name="Index_20_Link"><text:span text:style-name="T10"><text:tab/></text:span></text:a><text:a xlink:type="simple" xlink:href="#_Toc419464271" text:style-name="Index_20_Link" text:visited-style-name="Index_20_Link">HARDENING</text:a><text:a xlink:type="simple" xlink:href="#_Toc419464271" text:style-name="Index_20_Link" text:visited-style-name="Index_20_Link"><text:span text:style-name="T11"><text:tab/>19</text:span></text:a></text:p>
          <text:p text:style-name="P28"><text:a xlink:type="simple" xlink:href="#_Toc419464272" text:style-name="Index_20_Link" text:visited-style-name="Index_20_Link"><text:span text:style-name="T12">7.1</text:span></text:a><text:a xlink:type="simple" xlink:href="#_Toc419464272" text:style-name="Index_20_Link" text:visited-style-name="Index_20_Link"><text:span text:style-name="T10"><text:tab/></text:span></text:a><text:a xlink:type="simple" xlink:href="#_Toc419464272" text:style-name="Index_20_Link" text:visited-style-name="Index_20_Link"><text:span text:style-name="T12">Install OpenSCAP Security Guide</text:span></text:a><text:a xlink:type="simple" xlink:href="#_Toc419464272" text:style-name="Index_20_Link" text:visited-style-name="Index_20_Link"><text:span text:style-name="T11"><text:tab/>19</text:span></text:a></text:p>
          <text:p text:style-name="P28"><text:a xlink:type="simple" xlink:href="#_Toc419464273" text:style-name="Index_20_Link" text:visited-style-name="Index_20_Link">7.2</text:a><text:a xlink:type="simple" xlink:href="#_Toc419464273" text:style-name="Index_20_Link" text:visited-style-name="Index_20_Link"><text:span text:style-name="T10"><text:tab/></text:span></text:a><text:a xlink:type="simple" xlink:href="#_Toc419464273" text:style-name="Index_20_Link" text:visited-style-name="Index_20_Link">Apache Tweaks</text:a><text:a xlink:type="simple" xlink:href="#_Toc419464273" text:style-name="Index_20_Link" text:visited-style-name="Index_20_Link"><text:span text:style-name="T11"><text:tab/>19</text:span></text:a></text:p>
          <text:p text:style-name="P28"><text:a xlink:type="simple" xlink:href="#_Toc419464274" text:style-name="Index_20_Link" text:visited-style-name="Index_20_Link">7.3</text:a><text:a xlink:type="simple" xlink:href="#_Toc419464274" text:style-name="Index_20_Link" text:visited-style-name="Index_20_Link"><text:span text:style-name="T10"><text:tab/></text:span></text:a><text:a xlink:type="simple" xlink:href="#_Toc419464274" text:style-name="Index_20_Link" text:visited-style-name="Index_20_Link">GRUB 2 Password</text:a><text:a xlink:type="simple" xlink:href="#_Toc419464274" text:style-name="Index_20_Link" text:visited-style-name="Index_20_Link"><text:span text:style-name="T11"><text:tab/>19</text:span></text:a></text:p>
          <text:p text:style-name="P28"><text:a xlink:type="simple" xlink:href="#_Toc419464275" text:style-name="Index_20_Link" text:visited-style-name="Index_20_Link">7.4</text:a><text:a xlink:type="simple" xlink:href="#_Toc419464275" text:style-name="Index_20_Link" text:visited-style-name="Index_20_Link"><text:span text:style-name="T10"><text:tab/></text:span></text:a><text:a xlink:type="simple" xlink:href="#_Toc419464275" text:style-name="Index_20_Link" text:visited-style-name="Index_20_Link">Minimum Authentication for LDAP</text:a><text:a xlink:type="simple" xlink:href="#_Toc419464275" text:style-name="Index_20_Link" text:visited-style-name="Index_20_Link"><text:span text:style-name="T11"><text:tab/>20</text:span></text:a></text:p>
          <text:p text:style-name="P36"><text:a xlink:type="simple" xlink:href="#_Toc419464276" text:style-name="Index_20_Link" text:visited-style-name="Index_20_Link">Appendix A – Acronyms</text:a><text:a xlink:type="simple" xlink:href="#_Toc419464276" text:style-name="Index_20_Link" text:visited-style-name="Index_20_Link"><text:span text:style-name="T11"><text:tab/>21</text:span></text:a></text:p>
          <text:p text:style-name="P36"><text:a xlink:type="simple" xlink:href="#_Toc419464277" text:style-name="Index_20_Link" text:visited-style-name="Index_20_Link">Appendix B – List of Directories and Files Copied During Backup</text:a><text:a xlink:type="simple" xlink:href="#_Toc419464277" text:style-name="Index_20_Link" text:visited-style-name="Index_20_Link"><text:span text:style-name="T11"><text:tab/>22</text:span></text:a></text:p>
          <text:p text:style-name="P36"><text:a xlink:type="simple" xlink:href="#_Toc419464278" text:style-name="Index_20_Link" text:visited-style-name="Index_20_Link">Appendix C - References</text:a><text:a xlink:type="simple" xlink:href="#_Toc419464278" text:style-name="Index_20_Link" text:visited-style-name="Index_20_Link"><text:span text:style-name="T11"><text:tab/>25</text:span></text:a></text:p>
          <text:p text:style-name="P2"/>
        </text:index-body>
      </text:table-of-content>
      <text:p text:style-name="P37"/>
      <text:p text:style-name="P39"><text:span text:style-name="T4">Table of Tabl</text:span></text:p>
      <text:illustration-index text:style-name="Sect1" text:protected="true" text:name="Illustration Index1">
        <text:illustration-index-source text:caption-sequence-name="" text:caption-sequence-format="text">
          <text:index-title-template text:style-name="Illustration_20_Index_20_Heading"/>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5"><text:span text:style-name="T6">Table 2-1 Program’s Build Version</text:span><text:tab/>6</text:p>
          <text:p text:style-name="P25"><text:span text:style-name="T6">Table Appendix A-1 Acronyms</text:span><text:tab/>20</text:p>
          <text:p text:style-name="P26">Y</text:p>
        </text:index-body>
      </text:illustration-index>
      <text:p text:style-name="P27"/>
      <text:h text:style-name="P11" text:outline-level="1"><text:bookmark-start text:name="_Ref380568486"/></text:h>
      <text:list xml:id="list1156196090692164335" text:style-name="WWNum5">
        <text:list-item>
          <text:h text:style-name="P13" text:outline-level="1"><text:bookmark-start text:name="_Toc419464229"/><text:span text:style-name="T7">Introduction</text:span><text:bookmark-end text:name="_Toc419464229"/><text:bookmark-end text:name="_Ref380568486"/></text:h>
        </text:list-item>
      </text:list>
      <text:p text:style-name="Text"/>
      <text:list xml:id="list103860228414112" text:continue-numbering="true" text:style-name="WWNum5">
        <text:list-item>
          <text:list>
            <text:list-item>
              <text:h text:style-name="P23" text:outline-level="2"><text:bookmark-start text:name="_Toc419464230"/><text:span text:style-name="T6">Build Overview</text:span><text:bookmark-end text:name="_Toc419464230"/></text:h>
            </text:list-item>
          </text:list>
        </text:list-item>
      </text:list>
      <text:p text:style-name="Text"/>
      <text:p text:style-name="List_20_Paragraph"><text:bookmark-start text:name="_Ref380568500"/>Red Hat Identity Management (IdM) will provide a centralized single pane of glass control for all RHEL systems. <text:s/>It is a fully functional domain that is standards based and meets all applicable security requirements. <text:s/>It can also integrate with an established Active Directory instance to leverage accounts and structure currently in place in most environments. <text:s/>It will integrate with a two-way trust with Active Directory to allow communications in both directions.</text:p>
      <text:p text:style-name="List_20_Paragraph"/>
      <text:list xml:id="list7353693965750373470" text:style-name="WWNum10">
        <text:list-item>
          <text:p text:style-name="P48">Service is built off of the Red Hat Enterprise Linux 7.<text:span text:style-name="T19">2</text:span>.</text:p>
        </text:list-item>
        <text:list-item>
          <text:p text:style-name="P48">Red Hat Identity Management requires additional software to be added to the baseline</text:p>
        </text:list-item>
        <text:list-item>
          <text:p text:style-name="P48">Additional configurations to lock down the application will be added to baseline </text:p>
        </text:list-item>
        <text:list-item>
          <text:p text:style-name="P48">Upstream open source project is FreeIPA</text:p>
        </text:list-item>
      </text:list>
      <text:p text:style-name="List_20_Paragraph"/>
      <text:p text:style-name="List_20_Paragraph">The result is an enterprise Identity Management solution that seamlessly integrates with Linux and leverages existing account repositories such as Active Directory. <text:s/>Red Hat Identity Management can also operate as the sole solution for user authentication and security domain configuration.</text:p>
      <text:p text:style-name="List_20_Paragraph"/>
      <text:p text:style-name="List_20_Paragraph">For build purposes a consideration for hardware requirements is solely based on the scale that it will be supporting:</text:p>
      <text:p text:style-name="List_20_Paragraph"/>
      <text:list xml:id="list2769977071847119923" text:style-name="WWNum11">
        <text:list-item>
          <text:p text:style-name="P49">For 10,000 users and 100 groups have at least 2GB RAM and 1GB swap space</text:p>
        </text:list-item>
        <text:list-item>
          <text:p text:style-name="P49">For 100,000 users and 50,000 groups have at least 16GB RAM and 4GB swap space</text:p>
        </text:list-item>
      </text:list>
      <text:p text:style-name="List_20_Paragraph"/>
      <text:p text:style-name="List_20_Paragraph">It is worth noting that our base RHEL 7.<text:span text:style-name="T19">2</text:span> installation already has 4GB swap space defined.</text:p>
      <text:p text:style-name="Text"/>
      <text:p text:style-name="Text"/>
      <text:p text:style-name="Text"/>
      <text:p text:style-name="Text"/>
      <text:p text:style-name="Text"/>
      <text:p text:style-name="Text"/>
      <text:p text:style-name="Text"/>
      <text:p text:style-name="Text"/>
      <text:p text:style-name="Text"/>
      <text:p text:style-name="Text"/>
      <text:p text:style-name="Text"/>
      <text:list xml:id="list103860141982437" text:continue-list="list103860228414112" text:style-name="WWNum5">
        <text:list-item>
          <text:h text:style-name="P13" text:outline-level="1"><text:bookmark-end text:name="_Ref380568500"/><text:bookmark-start text:name="_Toc419464231"/><text:bookmark text:name="_Toc380415433"/><text:bookmark text:name="_Toc380406282"/><text:soft-page-break/><text:span text:style-name="T7">Operating System Installation</text:span><text:bookmark-end text:name="_Toc419464231"/></text:h>
        </text:list-item>
      </text:list>
      <text:p text:style-name="Text"/>
      <text:list xml:id="list103858352234783" text:continue-numbering="true" text:style-name="WWNum5">
        <text:list-item>
          <text:list>
            <text:list-item>
              <text:h text:style-name="P23" text:outline-level="2"><text:bookmark-start text:name="_Toc419464232"/><text:span text:style-name="T6">Build Version</text:span><text:bookmark-end text:name="_Toc419464232"/></text:h>
            </text:list-item>
          </text:list>
        </text:list-item>
      </text:list>
      <text:p text:style-name="Text"/>
      <text:p text:style-name="P87">The Build Version 1.0 is based upon Red Hat Enterprise Linux 7.1.</text:p>
      <text:p text:style-name="Text"/>
      <text:p text:style-name="P44"><text:bookmark-start text:name="_Toc419183714"/><text:span text:style-name="T8">Table 2-1 Program’s Build Version</text:span><text:bookmark-end text:name="_Toc419183714"/></text:p>
      <table:table table:name="Table2" table:style-name="Table2">
        <table:table-column table:style-name="Table2.A" table:number-columns-repeated="2"/>
        <table:table-row table:style-name="Table2.1">
          <table:table-cell table:style-name="Table2.A1" office:value-type="string">
            <text:p text:style-name="P20">Build Version</text:p>
          </table:table-cell>
          <table:table-cell table:style-name="Table2.A1" office:value-type="string">
            <text:p text:style-name="P20">Vendor Version</text:p>
          </table:table-cell>
        </table:table-row>
        <table:table-row table:style-name="Table2.1">
          <table:table-cell table:style-name="Table2.A1" office:value-type="string">
            <text:p text:style-name="P20">Build 1.0</text:p>
          </table:table-cell>
          <table:table-cell table:style-name="Table2.A1" office:value-type="string">
            <text:p text:style-name="P20">Red Hat Enterprise Linux Server 7.<text:span text:style-name="T19">2</text:span> (Maipo)</text:p>
          </table:table-cell>
        </table:table-row>
      </table:table>
      <text:p text:style-name="Text"/>
      <text:p text:style-name="P87">Some defaults will be left up to the user to decide such as language, keyboard, date and time, kdump will be the default unless different as specified by environment, and networking will be determined by the environment.</text:p>
      <text:list xml:id="list103860059073774" text:continue-numbering="true" text:style-name="WWNum5">
        <text:list-item>
          <text:list>
            <text:list-item>
              <text:h text:style-name="P22" text:outline-level="2"><text:bookmark-start text:name="_Toc419464233"/>Partioning Installed<text:bookmark-end text:name="_Toc419464233"/></text:h>
            </text:list-item>
          </text:list>
        </text:list-item>
      </text:list>
      <text:p text:style-name="Text"/>
      <text:p text:style-name="P89">Partitioning layout of the storage device will follow the same recommendations as that of the RHEL 7.<text:span text:style-name="T19">2 </text:span>baseline:</text:p>
      <text:list xml:id="list4499131733738523909" text:style-name="WWNum12">
        <text:list-item>
          <text:p text:style-name="P50">/ - 10GB</text:p>
        </text:list-item>
        <text:list-item>
          <text:p text:style-name="P50">/boot - 200MB</text:p>
        </text:list-item>
        <text:list-item>
          <text:p text:style-name="P50">/home - 1GB</text:p>
        </text:list-item>
        <text:list-item>
          <text:p text:style-name="P50">/var - 4GB</text:p>
        </text:list-item>
        <text:list-item>
          <text:p text:style-name="P50">/var/log - 4GB</text:p>
        </text:list-item>
        <text:list-item>
          <text:p text:style-name="P50">/var/log/audit - 4GB</text:p>
        </text:list-item>
        <text:list-item>
          <text:p text:style-name="P50">/opt - 4GB</text:p>
        </text:list-item>
        <text:list-item>
          <text:p text:style-name="P50">/tmp - 2GB</text:p>
        </text:list-item>
        <text:list-item>
          <text:p text:style-name="P50">swap - 4GB</text:p>
        </text:list-item>
      </text:list>
      <text:list xml:id="list103858621269075" text:continue-list="list103860059073774" text:style-name="WWNum5">
        <text:list-item>
          <text:list>
            <text:list-item>
              <text:h text:style-name="P23" text:outline-level="2"><text:bookmark-start text:name="_Toc419464234"/><text:span text:style-name="T6">Software Selection</text:span><text:bookmark-end text:name="_Toc419464234"/></text:h>
            </text:list-item>
          </text:list>
        </text:list-item>
      </text:list>
      <text:p text:style-name="Text"/>
      <text:p text:style-name="P89">The base environment selection should be Infrastructure server and the add on components will be Identity Management Server and DNS Name Server. <text:s/>These selections will install all necessary packages needed to configure the server.</text:p>
      <text:list xml:id="list103858856876934" text:continue-numbering="true" text:style-name="WWNum5">
        <text:list-item>
          <text:list>
            <text:list-item>
              <text:h text:style-name="P23" text:outline-level="2"><text:bookmark-start text:name="_Toc419464235"/><text:span text:style-name="T6">Networking Configuration</text:span><text:bookmark-end text:name="_Toc419464235"/><text:span text:style-name="T6"> </text:span></text:h>
            </text:list-item>
          </text:list>
        </text:list-item>
      </text:list>
      <text:p text:style-name="Text"/>
      <text:p text:style-name="P89">The network configuration will have to take into account the naming to relate to how the DNS configuration will be handled. <text:s/>If this will be the first IdM server in the environment it will also host the BIND server for DNS in that new name space. <text:s/>In most cases if this will be a sub of an existing AD domain then the DNS naming should be as follows:</text:p>
      <text:p text:style-name="List_20_Paragraph"/>
      <text:list xml:id="list452789175421663513" text:style-name="WWNum13">
        <text:list-item>
          <text:p text:style-name="P51">Hostname: IdMServer01</text:p>
        </text:list-item>
        <text:list-item>
          <text:p text:style-name="P51"><text:soft-page-break/>AD Domain: example.com</text:p>
        </text:list-item>
        <text:list-item>
          <text:p text:style-name="P51">Linux Domain: Linux.<text:span text:style-name="T19">example.com</text:span></text:p>
        </text:list-item>
        <text:list-item>
          <text:p text:style-name="P51">FQDN: IdMServer01.linux.example.com</text:p>
        </text:list-item>
      </text:list>
      <text:p text:style-name="Text"/>
      <text:list xml:id="list103860324586237" text:continue-list="list103858856876934" text:style-name="WWNum5">
        <text:list-item>
          <text:list>
            <text:list-item>
              <text:h text:style-name="P23" text:outline-level="2"><text:bookmark-start text:name="_Toc419464236"/><text:span text:style-name="T6">User Settings</text:span><text:bookmark-end text:name="_Toc419464236"/></text:h>
            </text:list-item>
          </text:list>
        </text:list-item>
      </text:list>
      <text:p text:style-name="Text"/>
      <text:p text:style-name="P89">Define a strong password for root and create a local user account for access to the server. <text:s/>Also ensure that the local user account is made a member of administrators so that it will be able to sudo perform administrative functions. <text:s/>All passwords in this section should be configured and set according the environment policies.</text:p>
      <text:p text:style-name="P3"/>
      <text:list xml:id="list103858382419262" text:continue-numbering="true" text:style-name="WWNum5">
        <text:list-item>
          <text:h text:style-name="P14" text:outline-level="1"><text:bookmark-start text:name="_Toc419464237"/>Post Installation Configuration<text:bookmark-end text:name="_Toc419464237"/></text:h>
        </text:list-item>
      </text:list>
      <text:p text:style-name="Text"/>
      <text:list xml:id="list103858508074722" text:continue-numbering="true" text:style-name="WWNum5">
        <text:list-item>
          <text:list>
            <text:list-item>
              <text:h text:style-name="P23" text:outline-level="2"><text:bookmark-start text:name="_Toc419464238"/><text:span text:style-name="T6">System Updates</text:span><text:bookmark-end text:name="_Toc419464238"/></text:h>
            </text:list-item>
          </text:list>
        </text:list-item>
      </text:list>
      <text:p text:style-name="Text"/>
      <text:p text:style-name="P87">Register system to your environments local satellite server if applicable otherwise install the necessary updates and required software packages:</text:p>
      <text:list xml:id="list4072230221460170349" text:style-name="WWNum14">
        <text:list-item>
          <text:p text:style-name="P52">yum install ipa-server-trust-ad bind-dyndb-ldap</text:p>
        </text:list-item>
        <text:list-item>
          <text:p text:style-name="P52">yum update</text:p>
        </text:list-item>
      </text:list>
      <text:p text:style-name="P87">Validate the updates and let them install.</text:p>
      <text:list xml:id="list103858269969186" text:continue-list="list103858508074722" text:style-name="WWNum5">
        <text:list-item>
          <text:list>
            <text:list-item>
              <text:h text:style-name="P22" text:outline-level="2"><text:bookmark-start text:name="_Toc419464239"/>Naming Configuration<text:bookmark-end text:name="_Toc419464239"/></text:h>
            </text:list-item>
          </text:list>
        </text:list-item>
      </text:list>
      <text:p text:style-name="P87">The server must have its FQDN resolving properly. <text:s/>When it is the first one in a domain it is imperative that the hostname command and the contents of the /etc/hosts be configured properly. <text:s/>For example if the FQDN of the system is idmserver01.linux.example.com the following needs to be configured:</text:p>
      <text:p text:style-name="P87"/>
      <text:p text:style-name="P87">Hostname:</text:p>
      <text:list xml:id="list8265050931878743842" text:style-name="WWNum9">
        <text:list-item>
          <text:p text:style-name="P90">hostname<text:span text:style-name="T19">ctl set-hostname</text:span> idmserver01.linux.example.com</text:p>
        </text:list-item>
      </text:list>
      <text:p text:style-name="P87">/etc/hosts:</text:p>
      <text:list xml:id="list7258828630516213166" text:style-name="WWNum7">
        <text:list-item>
          <text:p text:style-name="P91">Before any aliases are entered the FQDN must be present</text:p>
        </text:list-item>
        <text:list-item>
          <text:p text:style-name="P91">&lt;system ip&gt;<text:tab/><text:tab/>idmserver01.linux.example.com idmserver01</text:p>
        </text:list-item>
      </text:list>
      <text:p text:style-name="P87">/etc/resolv.conf:</text:p>
      <text:list xml:id="list5642762020867720878" text:style-name="WWNum8">
        <text:list-item>
          <text:p text:style-name="P92">domain &lt;your dns domain&gt;</text:p>
        </text:list-item>
        <text:list-item>
          <text:p text:style-name="P92">search &lt;your dns domain&gt;</text:p>
        </text:list-item>
        <text:list-item>
          <text:p text:style-name="P92">nameserver &lt;server ip&gt;</text:p>
        </text:list-item>
      </text:list>
      <text:list xml:id="list103859093148908" text:continue-list="list103858269969186" text:style-name="WWNum5">
        <text:list-item>
          <text:list>
            <text:list-item>
              <text:h text:style-name="P23" text:outline-level="2"><text:bookmark-start text:name="_Toc419464240"/><text:span text:style-name="T6">Firewalld Configuration</text:span><text:bookmark-end text:name="_Toc419464240"/></text:h>
            </text:list-item>
          </text:list>
        </text:list-item>
      </text:list>
      <text:p text:style-name="Text"/>
      <text:p text:style-name="List_20_Paragraph">The following ports need to be allowed on the public zone of the firewall</text:p>
      <text:p text:style-name="P5"><text:span text:style-name="T14">Table 3.3.1 Firewall Ports</text:span></text:p>
      <table:table table:name="Table3" table:style-name="Table3">
        <table:table-column table:style-name="Table3.A" table:number-columns-repeated="3"/>
        <table:table-row table:style-name="Table3.1">
          <table:table-cell table:style-name="Table3.A1" office:value-type="string">
            <text:p text:style-name="P5"><text:span text:style-name="T16">Server</text:span></text:p>
          </table:table-cell>
          <table:table-cell table:style-name="Table3.A1" office:value-type="string">
            <text:p text:style-name="P5"><text:span text:style-name="T16">Ports</text:span></text:p>
          </table:table-cell>
          <table:table-cell table:style-name="Table3.A1" office:value-type="string">
            <text:p text:style-name="P5"><text:span text:style-name="T16">Type</text:span></text:p>
          </table:table-cell>
        </table:table-row>
        <table:table-row table:style-name="Table3.1">
          <table:table-cell table:style-name="Table3.A1" office:value-type="string">
            <text:p text:style-name="P5"><text:span text:style-name="T15">HTTP/HTTPS</text:span></text:p>
          </table:table-cell>
          <table:table-cell table:style-name="Table3.A1" office:value-type="string">
            <text:p text:style-name="P5"><text:span text:style-name="T15">80, 443</text:span></text:p>
          </table:table-cell>
          <table:table-cell table:style-name="Table3.A1" office:value-type="string">
            <text:p text:style-name="P5"><text:span text:style-name="T15">TCP</text:span></text:p>
          </table:table-cell>
        </table:table-row>
        <table:table-row table:style-name="Table3.1">
          <table:table-cell table:style-name="Table3.A1" office:value-type="string">
            <text:p text:style-name="P5"><text:span text:style-name="T15">LDAP/LDAPS</text:span></text:p>
          </table:table-cell>
          <table:table-cell table:style-name="Table3.A1" office:value-type="string">
            <text:p text:style-name="P5"><text:span text:style-name="T15">389, 636</text:span></text:p>
          </table:table-cell>
          <table:table-cell table:style-name="Table3.A1" office:value-type="string">
            <text:p text:style-name="P5"><text:span text:style-name="T15">TCP</text:span></text:p>
          </table:table-cell>
        </table:table-row>
        <table:table-row table:style-name="Table3.1">
          <table:table-cell table:style-name="Table3.A1" office:value-type="string">
            <text:p text:style-name="P5"><text:span text:style-name="T15">Kerberos</text:span></text:p>
          </table:table-cell>
          <table:table-cell table:style-name="Table3.A1" office:value-type="string">
            <text:p text:style-name="P5"><text:span text:style-name="T15">88, 464</text:span></text:p>
          </table:table-cell>
          <table:table-cell table:style-name="Table3.A1" office:value-type="string">
            <text:p text:style-name="P5"><text:span text:style-name="T15">TCP/UDP</text:span></text:p>
          </table:table-cell>
        </table:table-row>
        <table:table-row table:style-name="Table3.1">
          <table:table-cell table:style-name="Table3.A1" office:value-type="string">
            <text:p text:style-name="P5"><text:span text:style-name="T15">DNS</text:span></text:p>
          </table:table-cell>
          <table:table-cell table:style-name="Table3.A1" office:value-type="string">
            <text:p text:style-name="P5"><text:span text:style-name="T15">53</text:span></text:p>
          </table:table-cell>
          <table:table-cell table:style-name="Table3.A1" office:value-type="string">
            <text:p text:style-name="P5"><text:span text:style-name="T15">TCP/UDP</text:span></text:p>
          </table:table-cell>
        </table:table-row>
        <table:table-row table:style-name="Table3.1">
          <table:table-cell table:style-name="Table3.A1" office:value-type="string">
            <text:p text:style-name="P5"><text:span text:style-name="T15">NTP</text:span></text:p>
          </table:table-cell>
          <table:table-cell table:style-name="Table3.A1" office:value-type="string">
            <text:p text:style-name="P5"><text:span text:style-name="T15">123</text:span></text:p>
          </table:table-cell>
          <table:table-cell table:style-name="Table3.A1" office:value-type="string">
            <text:p text:style-name="P5"><text:span text:style-name="T15">UDP</text:span></text:p>
          </table:table-cell>
        </table:table-row>
      </table:table>
      <text:p text:style-name="P3"/>
      <text:p text:style-name="P87">The following command will enable the exemptions for those ports and cause it to be permanent for the public zone:</text:p>
      <text:list xml:id="list5980778787860618624" text:style-name="WWNum6">
        <text:list-item>
          <text:p text:style-name="P93"><text:span text:style-name="T14">firewall-cmd --permanent --zone=public --add-port={80/tcp,443/tcp,389/tcp,636/tcp,88/tcp,464/tcp,53/tcp,88/udp,464/udp,53/udp,123/udp,138/tcp,138/udp,139/udp,139/tcp}</text:span></text:p>
        </text:list-item>
        <text:list-item>
          <text:p text:style-name="P93"><text:span text:style-name="T14">firewall-cmd --reload</text:span></text:p>
        </text:list-item>
      </text:list>
      <text:list xml:id="list103858757538288" text:continue-list="list103859093148908" text:style-name="WWNum5">
        <text:list-item>
          <text:list>
            <text:list-item>
              <text:h text:style-name="P22" text:outline-level="2"><text:bookmark-start text:name="_Toc419464241"/><text:soft-page-break/>NTP<text:bookmark-end text:name="_Toc419464241"/></text:h>
            </text:list-item>
          </text:list>
        </text:list-item>
      </text:list>
      <text:p text:style-name="P87">If the system is a virtual machine that NTP should be disabled during the IdM installation process with -N option. <text:s/>If it can host the NTP role it is strongly recommended but an alternate time source such as an AD DC can be used in place of the local NTP server <text:span text:style-name="T20">especially if integration with AD will be the end result.</text:span></text:p>
      <text:p text:style-name="P87"/>
      <text:list xml:id="list103859464214381" text:continue-numbering="true" text:style-name="WWNum5">
        <text:list-item>
          <text:list>
            <text:list-item>
              <text:h text:style-name="P22" text:outline-level="2"><text:s/><text:bookmark-start text:name="_Toc419464242"/>NSCD<text:bookmark-end text:name="_Toc419464242"/></text:h>
            </text:list-item>
          </text:list>
        </text:list-item>
      </text:list>
      <text:p text:style-name="P87">It is recommended to remove the nscd package if it is installed. <text:s/></text:p>
      <text:list xml:id="list9146869139522152620" text:style-name="WWNum47">
        <text:list-item>
          <text:p text:style-name="P53">#rpm -qa | grep nscd</text:p>
        </text:list-item>
        <text:list-item>
          <text:p text:style-name="P53">If it is returned then remove it</text:p>
        </text:list-item>
        <text:list-item>
          <text:p text:style-name="P53">#yum erase &lt;package from previous command&gt;</text:p>
        </text:list-item>
      </text:list>
      <text:p text:style-name="P7"/>
      <text:list xml:id="list103858698729414" text:continue-list="list103859464214381" text:style-name="WWNum5">
        <text:list-item>
          <text:h text:style-name="P14" text:outline-level="1"><text:bookmark-start text:name="_Toc419464243"/><text:span text:style-name="T7">Installing the IdM Server</text:span><text:bookmark-end text:name="_Toc419464243"/></text:h>
        </text:list-item>
      </text:list>
      <text:p text:style-name="Text"/>
      <text:list xml:id="list103859924882265" text:continue-numbering="true" text:style-name="WWNum5">
        <text:list-item>
          <text:list>
            <text:list-item>
              <text:h text:style-name="P23" text:outline-level="2"><text:bookmark-start text:name="_Toc419464244"/><text:span text:style-name="T6">Pre-Installation Information</text:span><text:bookmark-end text:name="_Toc419464244"/></text:h>
            </text:list-item>
          </text:list>
        </text:list-item>
      </text:list>
      <text:p text:style-name="Text"/>
      <text:p text:style-name="P87">Prior to installation of the IdM server components have the following information identified:</text:p>
      <text:list xml:id="list4432571791107721419" text:style-name="WWNum15">
        <text:list-item>
          <text:p text:style-name="P54">Admin password</text:p>
        </text:list-item>
        <text:list-item>
          <text:p text:style-name="P54">Master password</text:p>
        </text:list-item>
        <text:list-item>
          <text:p text:style-name="P54">Domain name for IdM</text:p>
        </text:list-item>
        <text:list-item>
          <text:p text:style-name="P54">Realm name for IdM, realm names are in all capitals</text:p>
        </text:list-item>
        <text:list-item>
          <text:p text:style-name="P54">Whether integrated DNS will be used or not, in this build integrated DNS will be utilized</text:p>
        </text:list-item>
        <text:list-item>
          <text:p text:style-name="P54">Whether DNS forwarders will be used</text:p>
        </text:list-item>
      </text:list>
      <text:p text:style-name="P1">Example of information needed for IdM installation and configuration:</text:p>
      <text:list xml:id="list1502522156838050140" text:style-name="WWNum16">
        <text:list-item>
          <text:p text:style-name="P55">Hostname: IdMServer01</text:p>
        </text:list-item>
        <text:list-item>
          <text:p text:style-name="P55">AD Domain: example.com</text:p>
        </text:list-item>
        <text:list-item>
          <text:p text:style-name="P55">Linux Domain: Linux.example.com</text:p>
        </text:list-item>
        <text:list-item>
          <text:p text:style-name="P55">Linux Netbios Domain: Linux</text:p>
        </text:list-item>
        <text:list-item>
          <text:p text:style-name="P55">Realm: LINUX.EXAMPLE.COM</text:p>
        </text:list-item>
        <text:list-item>
          <text:p text:style-name="P55">FQDN: IdMServer01.linux.example.com</text:p>
        </text:list-item>
      </text:list>
      <text:p text:style-name="P1">All of the above information will be used to create the command used to install and configure the IdM server initially. <text:s/>A note for DNS, if using an AD DNS server as the primary once the IdM is installed configuration of a stub zone will be required to resolve names that reside in the Linux IdM domain.</text:p>
      <text:list xml:id="list103858469758247" text:continue-list="list103859924882265" text:style-name="WWNum5">
        <text:list-item>
          <text:list>
            <text:list-item>
              <text:h text:style-name="P23" text:outline-level="2"><text:bookmark-start text:name="_Toc419464245"/><text:span text:style-name="T6">Installation</text:span><text:bookmark-end text:name="_Toc419464245"/></text:h>
            </text:list-item>
          </text:list>
        </text:list-item>
      </text:list>
      <text:p text:style-name="Text"/>
      <text:p text:style-name="P87">To install and configure IdM using the information that’s has been established from a root prompt:</text:p>
      <text:list xml:id="list2428229829592860624" text:style-name="WWNum17">
        <text:list-item>
          <text:p text:style-name="P56">#ipa-server-install -a &lt;password&gt; -p &lt;password&gt; --domain=linux.example.com --realm=LINUX.EXAMPLE.COM --setup-dns -N --mkhomedir</text:p>
        </text:list-item>
        <text:list-item>
          <text:p text:style-name="P56">Enter yes to overwrite existing bind configuration</text:p>
        </text:list-item>
        <text:list-item>
          <text:p text:style-name="P56">Enter the IP address for all valid AD DC DNS servers when configuring DNS forwarders</text:p>
        </text:list-item>
        <text:list-item>
          <text:p text:style-name="P56">Accept the defaults (values in [] for all other sections)</text:p>
        </text:list-item>
        <text:list-item>
          <text:p text:style-name="P56">Review settings and type yes if everything is correct when asked if IPA master server will be configured</text:p>
        </text:list-item>
      </text:list>
      <text:list xml:id="list103859604663830" text:continue-list="list103858469758247" text:style-name="WWNum5">
        <text:list-item>
          <text:list>
            <text:list-item>
              <text:h text:style-name="P22" text:outline-level="2"><text:bookmark-start text:name="_Toc419464246"/>Post Installation<text:bookmark-end text:name="_Toc419464246"/></text:h>
            </text:list-item>
          </text:list>
        </text:list-item>
      </text:list>
      <text:p text:style-name="P87">After the initial installation and configuration run the following:</text:p>
      <text:list xml:id="list103858298237785" text:continue-list="list2428229829592860624" text:style-name="WWNum17">
        <text:list-item>
          <text:p text:style-name="P56">#ipactl status</text:p>
        </text:list-item>
      </text:list>
      <text:p text:style-name="P1">This will verify that everything is running smoothly. <text:s/>Once that passes the next step is to configure some security updates to the ldap:</text:p>
      <text:list xml:id="list103858684175914" text:continue-numbering="true" text:style-name="WWNum17">
        <text:list-item>
          <text:p text:style-name="P56">#ipactl stop</text:p>
        </text:list-item>
        <text:list-item>
          <text:p text:style-name="P56">#vi /etc/dirsrv/slapd-&lt;realm name&gt;/dse.ldif</text:p>
        </text:list-item>
        <text:list-item>
          <text:p text:style-name="P56"><text:soft-page-break/>Change the next two options</text:p>
        </text:list-item>
        <text:list-item>
          <text:p text:style-name="P56">nsslapd-allow-anonymous-access: off</text:p>
        </text:list-item>
        <text:list-item>
          <text:p text:style-name="P56">nsslapd-minssf: 1</text:p>
        </text:list-item>
        <text:list-item>
          <text:p text:style-name="P56">Once changes are made restart the IdM server</text:p>
        </text:list-item>
        <text:list-item>
          <text:p text:style-name="P56">#ipactl start</text:p>
        </text:list-item>
      </text:list>
      <text:list xml:id="list103858537928776" text:continue-list="list103859604663830" text:style-name="WWNum5">
        <text:list-item>
          <text:list>
            <text:list-item>
              <text:h text:style-name="P23" text:outline-level="2"><text:bookmark-start text:name="_Toc419464247"/><text:span text:style-name="T6">Post LDAP Configuration</text:span><text:bookmark-end text:name="_Toc419464247"/></text:h>
            </text:list-item>
          </text:list>
        </text:list-item>
      </text:list>
      <text:p text:style-name="P87"/>
      <text:p text:style-name="P87">Once changes to the LDAP files are completed the following commands should be run to validate funcationality:</text:p>
      <text:list xml:id="list1040677640841602081" text:style-name="WWNum18">
        <text:list-item>
          <text:p text:style-name="P57">kinit admin (password is the -a option from ipa-server-install command)</text:p>
        </text:list-item>
        <text:list-item>
          <text:p text:style-name="P57">klist</text:p>
        </text:list-item>
      </text:list>
      <text:p text:style-name="P1">To validate that IdM users are available to system services run the following:</text:p>
      <text:list xml:id="list8451374977444856578" text:style-name="WWNum19">
        <text:list-item>
          <text:p text:style-name="P58">id admin</text:p>
        </text:list-item>
        <text:list-item>
          <text:p text:style-name="P58">getent passwd admin</text:p>
        </text:list-item>
      </text:list>
      <text:list xml:id="list103860309437631" text:continue-list="list103858537928776" text:style-name="WWNum5">
        <text:list-item>
          <text:list>
            <text:list-item>
              <text:h text:style-name="P23" text:outline-level="2"><text:bookmark-start text:name="_Toc419464248"/><text:span text:style-name="T6">Current State of IdM System</text:span><text:bookmark-end text:name="_Toc419464248"/></text:h>
            </text:list-item>
          </text:list>
        </text:list-item>
      </text:list>
      <text:p text:style-name="Text"/>
      <text:p text:style-name="P87">At this point the IdM system is configured and ready for use with Linux clients. <text:s/>If the system will be connected to AD for user accounts see section 5 on configuring the trust.</text:p>
      <text:p text:style-name="P88"/>
      <text:list xml:id="list103858752630828" text:continue-numbering="true" text:style-name="WWNum5">
        <text:list-item>
          <text:h text:style-name="P14" text:outline-level="1"><text:bookmark-start text:name="_Toc419464249"/><text:span text:style-name="T7">Active Directory Integration and Trust Configuration</text:span><text:bookmark-end text:name="_Toc419464249"/></text:h>
        </text:list-item>
      </text:list>
      <text:p text:style-name="Text"/>
      <text:list xml:id="list103860228955861" text:continue-numbering="true" text:style-name="WWNum5">
        <text:list-item>
          <text:list>
            <text:list-item>
              <text:h text:style-name="P23" text:outline-level="2"><text:bookmark-start text:name="_Toc419464250"/><text:span text:style-name="T6">Overview</text:span><text:bookmark-end text:name="_Toc419464250"/></text:h>
            </text:list-item>
          </text:list>
        </text:list-item>
      </text:list>
      <text:p text:style-name="Text"/>
      <text:p text:style-name="P87">The steps to configure the trust relationship with AD domain and enable password synchronization are as follows:</text:p>
      <text:list xml:id="list4916179226619164337" text:style-name="WWNum20">
        <text:list-item>
          <text:p text:style-name="P59">Create a user account for replication with replicate directory changes permission in AD</text:p>
        </text:list-item>
        <text:list-item>
          <text:p text:style-name="P59">Both Windows and IdM need to trust each other’s CA certificates, on Windows this needs to be added to the certificate store for AD</text:p>
        </text:list-item>
        <text:list-item>
          <text:p text:style-name="P59">To synchronize passwords between windows and IdM all AD DC’s must have the Red Hat Password Synchronization installed and configured.</text:p>
        </text:list-item>
        <text:list-item>
          <text:p text:style-name="P59">Recommend having a Windows domain administrator for creating the trust between the IdM and Windows domains</text:p>
        </text:list-item>
        <text:list-item>
          <text:p text:style-name="P59">Understanding of what OU and subtrees should be synchronized for inclusion into IdM as only a single tree can be synchronized</text:p>
        </text:list-item>
        <text:list-item>
          <text:p text:style-name="P59">Important once IdM realm is setup if any command reports that it has no credentials run klist to verify if you have a Kerberos ticket</text:p>
        </text:list-item>
        <text:list-item>
          <text:p text:style-name="P59">If you do not have a Kerberos ticket then run kinit &lt;username&gt; that is in there, prior to trust creation with AD it will be the user admin for the local realm for linux only</text:p>
        </text:list-item>
      </text:list>
      <text:list xml:id="list103858624252268" text:continue-list="list103860228955861" text:style-name="WWNum5">
        <text:list-item>
          <text:list>
            <text:list-item>
              <text:h text:style-name="P23" text:outline-level="2"><text:bookmark-start text:name="_Toc419464251"/><text:span text:style-name="T6">Configure IdM Trust to AD</text:span><text:bookmark-end text:name="_Toc419464251"/></text:h>
            </text:list-item>
          </text:list>
        </text:list-item>
      </text:list>
      <text:p text:style-name="Text"/>
      <text:p text:style-name="P87">Initial configuration for the trust setup on the IdM system:</text:p>
      <text:list xml:id="list8374435270059406369" text:style-name="WWNum21">
        <text:list-item>
          <text:p text:style-name="P60"><text:span text:style-name="T12">#ipa-adtrust-install --netbios-name=LINUX </text:span></text:p>
        </text:list-item>
        <text:list-item>
          <text:p text:style-name="P60"><text:span text:style-name="T12">Say yes to first two prompts</text:span></text:p>
        </text:list-item>
        <text:list-item>
          <text:p text:style-name="P60"><text:span text:style-name="T12">Enter the IdM admin password for the admin password</text:span></text:p>
        </text:list-item>
        <text:list-item>
          <text:p text:style-name="P60"><text:span text:style-name="T12">Validate that the netbios domain name is the set to the Linux single label domain name</text:span></text:p>
        </text:list-item>
        <text:list-item>
          <text:p text:style-name="P60"><text:span text:style-name="T12">If it prompts for ipa-sidgen say yes</text:span></text:p>
        </text:list-item>
      </text:list>
      <text:list xml:id="list103859489339400" text:continue-list="list103858624252268" text:style-name="WWNum5">
        <text:list-item>
          <text:list>
            <text:list-item>
              <text:h text:style-name="P22" text:outline-level="2"><text:bookmark-start text:name="_Toc419464252"/>DNS Configuration and Validation<text:bookmark-end text:name="_Toc419464252"/></text:h>
            </text:list-item>
          </text:list>
        </text:list-item>
      </text:list>
      <text:p text:style-name="P89">An important point is that both the AD and IdM DNS information needs to be visible to each other. <text:s/></text:p>
      <text:p text:style-name="P89"/>
      <text:p text:style-name="P89">IdM DNS configuration is such that it is a subdomain of AD. <text:s/>To do this have the windows administrator create a stub zone for the Linux subdomain. <text:s/>Set the master server to be the IdM server to handle the DNS queries.</text:p>
      <text:p text:style-name="P89"/>
      <text:p text:style-name="P89">On Windows:</text:p>
      <text:list xml:id="list3635326743521289306" text:style-name="WWNum22">
        <text:list-item>
          <text:p text:style-name="P61">nslookup</text:p>
        </text:list-item>
        <text:list-item>
          <text:p text:style-name="P61">set type=srv</text:p>
        </text:list-item>
        <text:list-item>
          <text:p text:style-name="P61">_ldap._tcp.example.com (example.com is the AD domain)</text:p>
        </text:list-item>
        <text:list-item>
          <text:p text:style-name="P61">_ldap._tcp.linux.example.com (linux.example.com is the Linux subdomain)</text:p>
        </text:list-item>
        <text:list-item>
          <text:p text:style-name="P61">Both queries should return the authoritative name servers for the respective domain</text:p>
        </text:list-item>
      </text:list>
      <text:p text:style-name="P89"/>
      <text:p text:style-name="P89">On the IdM server:</text:p>
      <text:list xml:id="list2333581455856967337" text:style-name="WWNum23">
        <text:list-item>
          <text:p text:style-name="P62"><text:soft-page-break/>dig SRV _ldap._tcp.linux.example.com (linux.example.com is the Linux subdomain)</text:p>
        </text:list-item>
        <text:list-item>
          <text:p text:style-name="P62">dig SRV _ldap._tcp.example.com (example.com is the AD domain)</text:p>
        </text:list-item>
        <text:list-item>
          <text:p text:style-name="P62">Both queries should return the authoritative name servers for the respective domains</text:p>
        </text:list-item>
      </text:list>
      <text:list xml:id="list103860362667159" text:continue-list="list103859489339400" text:style-name="WWNum5">
        <text:list-item>
          <text:list>
            <text:list-item>
              <text:h text:style-name="P22" text:outline-level="2"><text:s/><text:bookmark-start text:name="_Toc419464253"/>Create and Establish Trust with Active Directory<text:bookmark-end text:name="_Toc419464253"/></text:h>
            </text:list-item>
          </text:list>
        </text:list-item>
      </text:list>
      <text:p text:style-name="P1">To establish the trust to Active Directory</text:p>
      <text:list xml:id="list1979857661150469513" text:style-name="WWNum24">
        <text:list-item>
          <text:p text:style-name="P63">#ipa trust-add --type=ad example.com --admin Administrator --password</text:p>
        </text:list-item>
        <text:list-item>
          <text:p text:style-name="P63">The ad_domain is name of the AD domain (such as example.com)</text:p>
        </text:list-item>
        <text:list-item>
          <text:p text:style-name="P63">The Administrator account is an account in AD that is a member of Domain Administrators in the AD domain</text:p>
        </text:list-item>
        <text:list-item>
          <text:p text:style-name="P63">The password for the domain administrator account</text:p>
        </text:list-item>
      </text:list>
      <text:list xml:id="list103860296997199" text:continue-list="list103860362667159" text:style-name="WWNum5">
        <text:list-item>
          <text:list>
            <text:list-item>
              <text:h text:style-name="P22" text:outline-level="2"><text:bookmark-start text:name="_Toc419464254"/>Validate the Trust with the AD Domain<text:bookmark-end text:name="_Toc419464254"/></text:h>
            </text:list-item>
          </text:list>
        </text:list-item>
      </text:list>
      <text:p text:style-name="P1">Use the following commands to validate the trust</text:p>
      <text:list xml:id="list6769271678792424878" text:style-name="WWNum26">
        <text:list-item>
          <text:p text:style-name="P64">#ipa trust-fetch-domains “example.com”</text:p>
        </text:list-item>
        <text:list-item>
          <text:p text:style-name="P64">#ipa trustdomain-find “example.com”</text:p>
        </text:list-item>
      </text:list>
      <text:list xml:id="list103858574569488" text:continue-list="list103860296997199" text:style-name="WWNum5">
        <text:list-item>
          <text:list>
            <text:list-item>
              <text:h text:style-name="P22" text:outline-level="2"><text:bookmark-start text:name="_Toc419464255"/>Kerberos Configuration File<text:bookmark-end text:name="_Toc419464255"/></text:h>
            </text:list-item>
          </text:list>
        </text:list-item>
      </text:list>
      <text:p text:style-name="P1">Next we need to configure the /etc/krb5.conf file for Kerberos that will handle AD users, add the following lines:</text:p>
      <text:list xml:id="list4894879870065615784" text:style-name="WWNum25">
        <text:list-item>
          <text:p text:style-name="P65">Under the [realms] section for the IPA domain</text:p>
        </text:list-item>
        <text:list-item>
          <text:p text:style-name="P65">auth_to_local = RULE:[1:$1@$0](^.*@EXAMPLE.COM)s@ EXAMPLE.COM /@example.com/</text:p>
        </text:list-item>
        <text:list-item>
          <text:p text:style-name="P65">auth_to_local = DEFAULT</text:p>
        </text:list-item>
        <text:list-item>
          <text:p text:style-name="P65">save the file</text:p>
        </text:list-item>
        <text:list-item>
          <text:p text:style-name="P65">systemctl restart krb5kdc</text:p>
        </text:list-item>
        <text:list-item>
          <text:p text:style-name="P65">systemctl restart sssd</text:p>
        </text:list-item>
      </text:list>
      <text:list xml:id="list103858820978165" text:continue-list="list103858574569488" text:style-name="WWNum5">
        <text:list-item>
          <text:list>
            <text:list-item>
              <text:h text:style-name="P22" text:outline-level="2"><text:bookmark-start text:name="_Toc419464256"/>Configure Certificate Trusts<text:bookmark-end text:name="_Toc419464256"/></text:h>
            </text:list-item>
          </text:list>
        </text:list-item>
      </text:list>
      <text:p text:style-name="P87">On the AD server perform the following:</text:p>
      <text:list xml:id="list8420805405088059596" text:style-name="WWNum28">
        <text:list-item>
          <text:p text:style-name="P66">Download the IdM server certificate from the following location</text:p>
        </text:list-item>
        <text:list-item>
          <text:p text:style-name="P66">http://IdMServer01.linux.example.com/ipa/config/ipa.crt</text:p>
        </text:list-item>
        <text:list-item>
          <text:p text:style-name="P66">Open a command prompt as administrator on the DC and run the following command to install the cert</text:p>
        </text:list-item>
        <text:list-item>
          <text:p text:style-name="P66">certuitl.exe -d . -A -n “what you want the cert to be called” -t “CT,,” -a -I &lt;path to IdM cert&gt;</text:p>
        </text:list-item>
        <text:list-item>
          <text:p text:style-name="P66">Verify that the certificate installed correctly</text:p>
        </text:list-item>
        <text:list-item>
          <text:p text:style-name="P66">certutil -d . -L -n “what you called the cert”</text:p>
        </text:list-item>
        <text:list-item>
          <text:p text:style-name="P66">It should display the certificate </text:p>
        </text:list-item>
      </text:list>
      <text:p text:style-name="P1">On the IdM server perform the following:</text:p>
      <text:list xml:id="list1253587268909250569" text:style-name="WWNum29">
        <text:list-item>
          <text:p text:style-name="P67">Download both the Idm and the AD certificates and place them in /etc/openldap/cacerts/ directory</text:p>
        </text:list-item>
        <text:list-item>
          <text:p text:style-name="P67">Update the hash symlinks for the certificates</text:p>
        </text:list-item>
        <text:list-item>
          <text:p text:style-name="P67"><text:soft-page-break/>cacertdir_rehash /etc/openldap/cacerts/</text:p>
        </text:list-item>
        <text:list-item>
          <text:p text:style-name="P67">Update the openldap.conf file to reflect the new location of the CA certificates</text:p>
        </text:list-item>
        <text:list-item>
          <text:p text:style-name="P67">In /etc/openldap/openldap.conf ensure the following two lines are in place</text:p>
        </text:list-item>
        <text:list-item>
          <text:p text:style-name="P67">TLS_CACERTDIR /etc/openldap/cacerts/</text:p>
        </text:list-item>
        <text:list-item>
          <text:p text:style-name="P67">TLS_REQCERT allow</text:p>
        </text:list-item>
      </text:list>
      <text:list xml:id="list103859118100015" text:continue-list="list103858820978165" text:style-name="WWNum5">
        <text:list-item>
          <text:list>
            <text:list-item>
              <text:h text:style-name="P22" text:outline-level="2"><text:bookmark-start text:name="_Toc419464257"/>Configure the Winsync Agreement<text:bookmark-end text:name="_Toc419464257"/></text:h>
            </text:list-item>
          </text:list>
        </text:list-item>
      </text:list>
      <text:p text:style-name="P87">To configure the Winsync agreement with a DC in the AD domain some information will be needed</text:p>
      <text:list xml:id="list174784006867320492" text:style-name="WWNum27">
        <text:list-item>
          <text:p text:style-name="P68">Only a single winsync agreement can be configured on a single IdM server</text:p>
        </text:list-item>
        <text:list-item>
          <text:p text:style-name="P68">The AD bind account that has replication permissions in the AD domain</text:p>
        </text:list-item>
        <text:list-item>
          <text:p text:style-name="P68">The sub tree to synchronize over and its potential amount of data to move over</text:p>
        </text:list-item>
        <text:list-item>
          <text:p text:style-name="P68">The bind password</text:p>
        </text:list-item>
        <text:list-item>
          <text:p text:style-name="P68">Whether to synchronize passwords</text:p>
        </text:list-item>
        <text:list-item>
          <text:p text:style-name="P68">The cacert for the Windows domain</text:p>
        </text:list-item>
      </text:list>
      <text:p text:style-name="P1">The following command will configure the winsync agreement:</text:p>
      <text:list xml:id="list2856902798168854435" text:style-name="WWNum30">
        <text:list-item>
          <text:p text:style-name="P69">#ipa-replica-manage connect --winsync --binddn ‘the absolute binddn of the windows account’ \</text:p>
        </text:list-item>
        <text:list-item>
          <text:p text:style-name="P69">--win-subtree ‘the absolute path of the directory tree in AD to synchronize” \</text:p>
        </text:list-item>
        <text:list-item>
          <text:p text:style-name="P69">--bindpw ‘password here for bind account’ --passsync ‘password for the bind account’ \</text:p>
        </text:list-item>
        <text:list-item>
          <text:p text:style-name="P69">--cacert ‘/etc/openldap/cacerts/&lt;ad cert&gt;’ dc01.example.com - v</text:p>
        </text:list-item>
      </text:list>
      <text:p text:style-name="P1">Take note of the default passync account as you will need that in a later configuration step</text:p>
      <text:list xml:id="list103858498094604" text:continue-list="list103859118100015" text:style-name="WWNum5">
        <text:list-item>
          <text:list>
            <text:list-item>
              <text:h text:style-name="P22" text:outline-level="2"><text:bookmark-start text:name="_Toc419464258"/>Post Winsync Considerations<text:bookmark-end text:name="_Toc419464258"/></text:h>
            </text:list-item>
          </text:list>
        </text:list-item>
      </text:list>
      <text:p text:style-name="P87">Once the winsync agreements are in place and the Red Hat Password Sync software is installed on all domain controllers passwords will only start to synchronize as users change their passwords. <text:s/>Prior to completion of these steps any passwords change will not be captured or sent to the IdM server as part of the winsync agreement.</text:p>
      <text:list xml:id="list103860382436964" text:continue-numbering="true" text:style-name="WWNum5">
        <text:list-item>
          <text:list>
            <text:list-item>
              <text:h text:style-name="P22" text:outline-level="2"><text:bookmark-start text:name="_Toc419464259"/>Red Hat Pass Sync<text:bookmark-end text:name="_Toc419464259"/> </text:h>
            </text:list-item>
          </text:list>
        </text:list-item>
      </text:list>
      <text:p text:style-name="P87">Installation and configuration of Red Hat Pass Sync is required if you want to synchronize the password changes that happen on the AD side for users to push to the IdM.</text:p>
      <text:p text:style-name="P87"/>
      <text:p text:style-name="P87">To acquire the Red Hat Pass Sync software do the following:</text:p>
      <text:list xml:id="list3844780203821265881" text:style-name="WWNum31">
        <text:list-item>
          <text:p text:style-name="P70">go to https://access.redhat.com</text:p>
        </text:list-item>
        <text:list-item>
          <text:p text:style-name="P70">Click on downloads</text:p>
        </text:list-item>
        <text:list-item>
          <text:p text:style-name="P70">Click on Red Hat Enterprise Linux</text:p>
        </text:list-item>
        <text:list-item>
          <text:p text:style-name="P70">Filter/find Red Hat Pass Sync 1.1.6 and either the 32bit or 64bit based on the domain controller you are installing on</text:p>
        </text:list-item>
        <text:list-item>
          <text:p text:style-name="P70">Copy over to all domain controllers or have on a file share that is accessible by all the domain controllers</text:p>
        </text:list-item>
      </text:list>
      <text:p text:style-name="P1">On the DC to configure the Red Hat Pass Sync for password synchronization</text:p>
      <text:list xml:id="list7589379096653715984" text:style-name="WWNum32">
        <text:list-item>
          <text:p text:style-name="P71">Logon and install the Red Hat Pass Sync 1.1.6 msi</text:p>
        </text:list-item>
        <text:list-item>
          <text:p text:style-name="P71">Click on Next</text:p>
        </text:list-item>
        <text:list-item>
          <text:p text:style-name="P71"><text:soft-page-break/>Enter the hostname of the IdM server</text:p>
        </text:list-item>
        <text:list-item>
          <text:p text:style-name="P71">Port should be 636 for LDAPS</text:p>
        </text:list-item>
        <text:list-item>
          <text:p text:style-name="P71">Username is the passync user that was created during the winsync agreement</text:p>
        </text:list-item>
        <text:list-item>
          <text:p text:style-name="P71">uid=passsync,cn=sysaccounts,cn=etc,dc=linux,dc=example,dc=com</text:p>
        </text:list-item>
        <text:list-item>
          <text:p text:style-name="P71">The password for the --passsync option in the winsync agreement</text:p>
        </text:list-item>
        <text:list-item>
          <text:p text:style-name="P71">Cert token field is unused</text:p>
        </text:list-item>
        <text:list-item>
          <text:p text:style-name="P71">Search base is cn=users,cn=accounts,dc=linux,dc=example,dc=com</text:p>
        </text:list-item>
        <text:list-item>
          <text:p text:style-name="P71">Once the installation is completed the DC has to be rebooted for the dll to load into the system </text:p>
        </text:list-item>
        <text:list-item>
          <text:p text:style-name="P71">Once it is restarted if you look at the windows services there is one called PasswordSync that should be running</text:p>
        </text:list-item>
      </text:list>
      <text:p text:style-name="P1">If there are issues with passwords being captured and sent to the IdM server there is a log that you can look at in C:\Program Files\Red Hat Directory Password Synchronization\passsync.txt (64bit). <text:s/>If there are still issues and nothing in the log helps you can turn on more verbose logging through the system registry at: Compute\HKEY_LOCAL_MACHINE\SOFTWARE\PasswordSync\ in this key change Log Level to 1.</text:p>
      <text:p text:style-name="Text"/>
      <text:p text:style-name="P8"/>
      <text:list xml:id="list103859320897978" text:continue-list="list103860382436964" text:style-name="WWNum5">
        <text:list-item>
          <text:h text:style-name="P14" text:outline-level="1"><text:bookmark-start text:name="_Toc419464260"/><text:span text:style-name="T7">IdM Backups</text:span><text:bookmark-end text:name="_Toc419464260"/></text:h>
        </text:list-item>
      </text:list>
      <text:p text:style-name="Text"/>
      <text:list xml:id="list103859418276830" text:continue-numbering="true" text:style-name="WWNum5">
        <text:list-item>
          <text:list>
            <text:list-item>
              <text:h text:style-name="P23" text:outline-level="2"><text:bookmark-start text:name="_Toc419464261"/><text:span text:style-name="T6">Backup and Restoring IdM Considerations</text:span><text:bookmark-end text:name="_Toc419464261"/></text:h>
            </text:list-item>
          </text:list>
        </text:list-item>
      </text:list>
      <text:p text:style-name="Text"/>
      <text:p text:style-name="P87">Use the backup and restore procedures only if you cannot rebuild the lost part of the IdM server group from remaining servers. <text:s/>Backup and restore features are command line only. <text:s/>Backups are stored in /var/lib/ipa/backup/ directory. <text:s/>Naming convention as follows:</text:p>
      <text:list xml:id="list2528816926010055271" text:style-name="WWNum34">
        <text:list-item>
          <text:p text:style-name="P72">ipa-full-YEAR-MM-DD-HH-MM-SS in GMT timezone of the server for full backups</text:p>
        </text:list-item>
        <text:list-item>
          <text:p text:style-name="P72">ipa-data-YEAR-MM-DD-HH-MM-SS in GMT timezone of the server for data backups</text:p>
        </text:list-item>
      </text:list>
      <text:list xml:id="list103860169761101" text:continue-list="list103859418276830" text:style-name="WWNum5">
        <text:list-item>
          <text:list>
            <text:list-item>
              <text:h text:style-name="P23" text:outline-level="2"><text:bookmark-start text:name="_Toc419464262"/><text:span text:style-name="T6">Backup Types</text:span><text:bookmark-end text:name="_Toc419464262"/></text:h>
            </text:list-item>
          </text:list>
        </text:list-item>
      </text:list>
      <text:p text:style-name="Text"/>
      <text:p text:style-name="P87">Full-IdM Server Backup</text:p>
      <text:list xml:id="list6357959206146322586" text:style-name="WWNum33">
        <text:list-item>
          <text:p text:style-name="P73">Creates a backup copy of all the IdM server files as well as LDAP data</text:p>
        </text:list-item>
        <text:list-item>
          <text:p text:style-name="P73">Standalone backup</text:p>
        </text:list-item>
        <text:list-item>
          <text:p text:style-name="P73">Backup is a raw file and is performed offline</text:p>
        </text:list-item>
        <text:list-item>
          <text:p text:style-name="P73">Backup script stops all IdM services prior to performing the backup</text:p>
        </text:list-item>
      </text:list>
      <text:p text:style-name="P87">Data-Only Backup</text:p>
      <text:list xml:id="list103860073085971" text:continue-numbering="true" text:style-name="WWNum33">
        <text:list-item>
          <text:p text:style-name="P73">Creates a backup copy of LDAP data and the changelog</text:p>
        </text:list-item>
        <text:list-item>
          <text:p text:style-name="P73">Backups up the IPA-REALM instance </text:p>
        </text:list-item>
        <text:list-item>
          <text:p text:style-name="P73">Can also back up multiple back ends, single backend including IPA and CA Dogtag</text:p>
        </text:list-item>
      </text:list>
      <text:list xml:id="list103859044970942" text:continue-list="list103860169761101" text:style-name="WWNum5">
        <text:list-item>
          <text:list>
            <text:list-item>
              <text:h text:style-name="P23" text:outline-level="2"><text:bookmark-start text:name="_Toc419464263"/><text:span text:style-name="T6">Full-IdM Backup</text:span><text:bookmark-end text:name="_Toc419464263"/></text:h>
            </text:list-item>
          </text:list>
        </text:list-item>
      </text:list>
      <text:p text:style-name="Text"/>
      <text:p text:style-name="P87">To perform a full IdM server backup:</text:p>
      <text:list xml:id="list5990020078476271367" text:style-name="WWNum35">
        <text:list-item>
          <text:p text:style-name="P74">#ipa-backup</text:p>
        </text:list-item>
      </text:list>
      <text:list xml:id="list103859729561568" text:continue-list="list103859044970942" text:style-name="WWNum5">
        <text:list-item>
          <text:list>
            <text:list-item>
              <text:h text:style-name="P22" text:outline-level="2"><text:bookmark-start text:name="_Toc419464264"/>Data-Only IdM Backup<text:bookmark-end text:name="_Toc419464264"/></text:h>
            </text:list-item>
          </text:list>
        </text:list-item>
      </text:list>
      <text:p text:style-name="P5"><text:span text:style-name="T15">To perform a data only IdM server backup:</text:span></text:p>
      <text:list xml:id="list103859134617563" text:continue-list="list5990020078476271367" text:style-name="WWNum35">
        <text:list-item>
          <text:p text:style-name="P95"><text:span text:style-name="T13">#ipa-backup --data</text:span></text:p>
        </text:list-item>
        <text:list-item>
          <text:p text:style-name="P95"><text:span text:style-name="T13">Can also include --online which performs online backup only available with data only backups</text:span></text:p>
        </text:list-item>
        <text:list-item>
          <text:p text:style-name="P95"><text:span text:style-name="T13">Can also include --logs includes the IdM service log files in the backup</text:span></text:p>
        </text:list-item>
      </text:list>
      <text:p text:style-name="P9"/>
      <text:list xml:id="list103858950120467" text:continue-list="list103859729561568" text:style-name="WWNum5">
        <text:list-item>
          <text:list>
            <text:list-item>
              <text:h text:style-name="P22" text:outline-level="2"><text:bookmark-start text:name="_Toc419464265"/>Creating Encryption Key for Backups<text:bookmark-end text:name="_Toc419464265"/></text:h>
            </text:list-item>
          </text:list>
        </text:list-item>
      </text:list>
      <text:p text:style-name="P87">To create the GPG key:</text:p>
      <text:list xml:id="list2889986111291318818" text:style-name="WWNum36">
        <text:list-item>
          <text:p text:style-name="P75">#cat &gt;keygen &lt;&lt;EOF</text:p>
        </text:list-item>
        <text:list-item>
          <text:p text:style-name="P75">%echo generating a standard key</text:p>
        </text:list-item>
        <text:list-item>
          <text:p text:style-name="P75">Key-Type: RSA</text:p>
        </text:list-item>
        <text:list-item>
          <text:p text:style-name="P75">Key-Length: 2048</text:p>
        </text:list-item>
        <text:list-item>
          <text:p text:style-name="P75">Name-Real: IPA Backup</text:p>
        </text:list-item>
        <text:list-item>
          <text:p text:style-name="P75">Name-Comment: IPA Backup</text:p>
        </text:list-item>
        <text:list-item>
          <text:p text:style-name="P75">Name-Email: root@example.com</text:p>
        </text:list-item>
        <text:list-item>
          <text:p text:style-name="P75">Expire-Dat: 0</text:p>
        </text:list-item>
        <text:list-item>
          <text:p text:style-name="P75">%pubring /root/backup.pub</text:p>
        </text:list-item>
        <text:list-item>
          <text:p text:style-name="P75"><text:soft-page-break/>%secring /root/backup.sec</text:p>
        </text:list-item>
        <text:list-item>
          <text:p text:style-name="P75">%commit</text:p>
        </text:list-item>
        <text:list-item>
          <text:p text:style-name="P75">%echo done</text:p>
        </text:list-item>
        <text:list-item>
          <text:p text:style-name="P75">EOF</text:p>
        </text:list-item>
      </text:list>
      <text:p text:style-name="P1">Generate a key pair called backup</text:p>
      <text:list xml:id="list5167185035066509066" text:style-name="WWNum37">
        <text:list-item>
          <text:p text:style-name="P76">#gpg --batch --gen-key keygen</text:p>
        </text:list-item>
        <text:list-item>
          <text:p text:style-name="P76">#gpg --no-default-keyring --secret-keyring /root/backup.sec \</text:p>
        </text:list-item>
        <text:list-item>
          <text:p text:style-name="P76">--keyring /root/backup.pub --list-secret-keys</text:p>
        </text:list-item>
      </text:list>
      <text:list xml:id="list103859681575733" text:continue-list="list103858950120467" text:style-name="WWNum5">
        <text:list-item>
          <text:list>
            <text:list-item>
              <text:h text:style-name="P22" text:outline-level="2"><text:bookmark-start text:name="_Toc419464266"/>Creating Encrypted Backups<text:bookmark-end text:name="_Toc419464266"/></text:h>
            </text:list-item>
          </text:list>
        </text:list-item>
      </text:list>
      <text:p text:style-name="P87">To create an encrypted backup:</text:p>
      <text:list xml:id="list8927516735708353018" text:style-name="WWNum38">
        <text:list-item>
          <text:p text:style-name="P77">#ipa-backup --gpg --gpg-keyring=/root/backup</text:p>
        </text:list-item>
      </text:list>
      <text:list xml:id="list103860287849496" text:continue-list="list103859681575733" text:style-name="WWNum5">
        <text:list-item>
          <text:list>
            <text:list-item>
              <text:h text:style-name="P22" text:outline-level="2"><text:bookmark-start text:name="_Toc419464267"/>Encryption Key Creation Issues<text:bookmark-end text:name="_Toc419464267"/></text:h>
            </text:list-item>
          </text:list>
        </text:list-item>
      </text:list>
      <text:p text:style-name="P87">If you experience problems creating gpg key for use, your system might use gpg2 and gpg2 requires an external program to function. <text:s/>To generate the key purely from console in this situation, add the pinentry-program /usr/bin/pinentry-curses line to the the .gnupg/gpg-agent.conf file before generating a key.</text:p>
      <text:list xml:id="list103858902261485" text:continue-numbering="true" text:style-name="WWNum5">
        <text:list-item>
          <text:list>
            <text:list-item>
              <text:h text:style-name="P22" text:outline-level="2"><text:bookmark-start text:name="_Toc419464268"/>Restoring From Backups<text:bookmark-end text:name="_Toc419464268"/></text:h>
            </text:list-item>
          </text:list>
        </text:list-item>
      </text:list>
      <text:p text:style-name="P87">A restoration of an IdM server is capable if you have a backup that was created on that server. <text:s/>An important note is that when uninstalling an IdM server that a backup was created on does not remove that backup. <text:s/>Additionally the backup that was created on a server is only able to be restored on the server it was created on. <text:s/>Therefore backups need to be created on each IdM server that is deployed.</text:p>
      <text:p text:style-name="P87"/>
      <text:p text:style-name="P87">Both full and data backups are restored using the ipa-restore command. <text:s/>The ipa-restore command is always ran as the root user on the system that you are restoring. <text:s/>The ipa-restore command automatically detects the type of backup the directory contains and by default performs the same type of restore.</text:p>
      <text:p text:style-name="P87"/>
      <text:p text:style-name="P87">To restore from a backup:</text:p>
      <text:list xml:id="list103858344418501" text:continue-list="list8927516735708353018" text:style-name="WWNum38">
        <text:list-item>
          <text:p text:style-name="P77">#ipa-restore /path/to/backup</text:p>
        </text:list-item>
        <text:list-item>
          <text:p text:style-name="P77">--data perofrms a data-only restore from a full-server backup, restores on the LDAP data component</text:p>
        </text:list-item>
        <text:list-item>
          <text:p text:style-name="P77">--online restores the LDAP data in a data-only restore online</text:p>
        </text:list-item>
        <text:list-item>
          <text:p text:style-name="P77">--instance specifies which 389 DS instance is restored, in RHEL 7 IdM only uses the IPA-REALM instance</text:p>
        </text:list-item>
        <text:list-item>
          <text:p text:style-name="P77">--backend specifies which back end is restored without this option ipa-restores all backends it discovers. <text:s/>Using userRoot resotes the IPA data back end, ipaca restores the CA back end</text:p>
        </text:list-item>
        <text:list-item>
          <text:p text:style-name="P77">--no-logs restores the backup without restoring the logs</text:p>
        </text:list-item>
      </text:list>
      <text:p text:style-name="P1">After restoring your system it is recommended to reboot your system.</text:p>
      <text:list xml:id="list103859461440633" text:continue-list="list103858902261485" text:style-name="WWNum5">
        <text:list-item>
          <text:list>
            <text:list-item>
              <text:h text:style-name="P22" text:outline-level="2"><text:bookmark-start text:name="_Toc419464269"/><text:soft-page-break/>Restoring with Multiple Master Servers<text:bookmark-end text:name="_Toc419464269"/></text:h>
            </text:list-item>
          </text:list>
        </text:list-item>
      </text:list>
      <text:p text:style-name="P87">When you restore from backup it sets the restored server as the new data master and requires you to reinitialize all others masters after the restore. <text:s/>It is required to run the reinitialize command on the masters and also the CA management command:</text:p>
      <text:list xml:id="list6370300678016228415" text:style-name="WWNum48">
        <text:list-item>
          <text:p text:style-name="P78">#ipa-replica-manage re-initialize --from=restored_master_FQDN</text:p>
        </text:list-item>
        <text:list-item>
          <text:p text:style-name="P78">#ipa-csreplica-manage re-initialize --from=restored_master_FQDN</text:p>
        </text:list-item>
      </text:list>
      <text:list xml:id="list103860085039205" text:continue-list="list103859461440633" text:style-name="WWNum5">
        <text:list-item>
          <text:list>
            <text:list-item>
              <text:h text:style-name="P22" text:outline-level="2"><text:bookmark-start text:name="_Toc419464270"/>Restoring from an Encrypted Backup<text:bookmark-end text:name="_Toc419464270"/></text:h>
            </text:list-item>
          </text:list>
        </text:list-item>
      </text:list>
      <text:p text:style-name="P87">To restore from an encrypted back provide the full path of the private and public keys using the gpg-keyring</text:p>
      <text:list xml:id="list4361655185163251541" text:style-name="WWNum49">
        <text:list-item>
          <text:p text:style-name="P79">#ipa-restore --gpg-keyring=/root/backup /path/to/backup</text:p>
        </text:list-item>
      </text:list>
      <text:p text:style-name="P87"/>
      <text:list xml:id="list103858969410943" text:continue-list="list103860085039205" text:style-name="WWNum5">
        <text:list-item>
          <text:h text:style-name="P14" text:outline-level="1"><text:bookmark-start text:name="_Toc419464271"/><text:span text:style-name="T7">HARDENING</text:span><text:bookmark-end text:name="_Toc419464271"/></text:h>
        </text:list-item>
      </text:list>
      <text:p text:style-name="Text"/>
      <text:list xml:id="list103859472035869" text:continue-numbering="true" text:style-name="WWNum5">
        <text:list-item>
          <text:list>
            <text:list-item>
              <text:h text:style-name="P24" text:outline-level="2"><text:bookmark-start text:name="_Toc419464272"/><text:span text:style-name="T6">Install OpenSCAP Security Guide</text:span><text:bookmark-end text:name="_Toc419464272"/></text:h>
            </text:list-item>
          </text:list>
        </text:list-item>
      </text:list>
      <text:p text:style-name="Text"/>
      <text:p text:style-name="P6"><text:span text:style-name="T12">Install the OpenSCAP utility and supporting guides</text:span></text:p>
      <text:list xml:id="list103858765700196" text:continue-list="list103858344418501" text:style-name="WWNum38">
        <text:list-item>
          <text:p text:style-name="P94"><text:span text:style-name="T12">#yum install openscap openscap-utils scap-security-guide</text:span></text:p>
        </text:list-item>
        <text:list-item>
          <text:p text:style-name="P94"><text:span text:style-name="T12">For RHEL 7 scap-security-guide 1.22+ will need to be installed for DISA STIG profile</text:span></text:p>
        </text:list-item>
        <text:list-item>
          <text:p text:style-name="P94"><text:span text:style-name="T12">#rpm -qi scap-security-guide</text:span></text:p>
        </text:list-item>
        <text:list-item>
          <text:p text:style-name="P94"><text:span text:style-name="T12">With scap-security-guide 1.22+ evaluate and remediate security findings</text:span></text:p>
        </text:list-item>
        <text:list-item>
          <text:p text:style-name="P94"><text:span text:style-name="T12">#oscap xccdf eval --profile stig-rhel7-server-upstream --remediate --results /root/’hostname’-ssg-results.xml --cpe /usr/share/xml/scap/ssg/content/ssg-rhel7-cpe-dictionary.xml /usr/share/xml/scap/ssg/content/ssg-rhel7-xccdf.xml</text:span></text:p>
        </text:list-item>
        <text:list-item>
          <text:p text:style-name="P94"><text:span text:style-name="T12">To use the Red Hat Corporate Profile for Certified Cloud Providers, scap-security-guide &lt;1.22</text:span></text:p>
        </text:list-item>
        <text:list-item>
          <text:p text:style-name="P94"><text:span text:style-name="T12">#oscap xccdf eval --profile rht-ccp --remediate --results /toot/’hostname’-ssg-results.xml --cpe /usr/share/xml/scap/ssg/content/ssg-rhel7-cpe-dictionary.xml /usr/share/xml/scap/ssg/content/ssg-rhel7-xccdf.xml</text:span></text:p>
        </text:list-item>
      </text:list>
      <text:list xml:id="list103859795339938" text:continue-list="list103859472035869" text:style-name="WWNum5">
        <text:list-item>
          <text:list>
            <text:list-item>
              <text:h text:style-name="P22" text:outline-level="2"><text:bookmark-start text:name="_Toc419464273"/>Apache Tweaks<text:bookmark-end text:name="_Toc419464273"/></text:h>
            </text:list-item>
          </text:list>
        </text:list-item>
      </text:list>
      <text:p text:style-name="P87">Turn FIPS on in nss.conf:</text:p>
      <text:list xml:id="list4163214295796392690" text:style-name="WWNum41">
        <text:list-item>
          <text:p text:style-name="P80">#vim /etc/httpd/conf.d/nss.conf</text:p>
        </text:list-item>
        <text:list-item>
          <text:p text:style-name="P80">Find the line NSSFIPS to the following</text:p>
        </text:list-item>
        <text:list-item>
          <text:p text:style-name="P80">NSSFIPS on</text:p>
        </text:list-item>
      </text:list>
      <text:p text:style-name="P1">Turn on FIPS in the Apache password.conf</text:p>
      <text:list xml:id="list990831084358616533" text:style-name="WWNum42">
        <text:list-item>
          <text:p text:style-name="P81">vim /etc/httpd/conf/password.conf</text:p>
        </text:list-item>
        <text:list-item>
          <text:p text:style-name="P81">Set internal and NSSS FIPS 140-2 Certificate DB password to </text:p>
        </text:list-item>
      </text:list>
      <text:list xml:id="list103860406547942" text:continue-list="list103859795339938" text:style-name="WWNum5">
        <text:list-item>
          <text:list>
            <text:list-item>
              <text:h text:style-name="P22" text:outline-level="2"><text:bookmark-start text:name="_Toc419464274"/>GRUB 2 Password<text:bookmark-end text:name="_Toc419464274"/></text:h>
            </text:list-item>
          </text:list>
        </text:list-item>
      </text:list>
      <text:p text:style-name="P87">Currently anaconda in RHEL 7 is unable to set a GRUB 2 password, create and set one with the following:</text:p>
      <text:list xml:id="list431580612620601786" text:style-name="WWNum43">
        <text:list-item>
          <text:p text:style-name="P82">#grub2-mkpasswd-pbkdf2</text:p>
        </text:list-item>
        <text:list-item>
          <text:p text:style-name="P82">Enter your password twice</text:p>
        </text:list-item>
        <text:list-item>
          <text:p text:style-name="P82">It will return a line saying that the PBKDF2 hasw of your password is grub.pbkdf2.sha512…</text:p>
        </text:list-item>
        <text:list-item>
          <text:p text:style-name="P82">Copy everything from grub. onwards</text:p>
        </text:list-item>
        <text:list-item>
          <text:p text:style-name="P82">#vim /etc/grub.d/40_custom</text:p>
        </text:list-item>
        <text:list-item>
          <text:p text:style-name="P82">below the comments add the following 2 lines</text:p>
        </text:list-item>
        <text:list-item>
          <text:p text:style-name="P82">set superusers=”root”</text:p>
        </text:list-item>
        <text:list-item>
          <text:p text:style-name="P82">password_pbkdf2 root grub….(hash)</text:p>
        </text:list-item>
        <text:list-item>
          <text:p text:style-name="P82">The superusers=”root” is your grub2 username</text:p>
        </text:list-item>
        <text:list-item>
          <text:p text:style-name="P82">Save the file</text:p>
        </text:list-item>
        <text:list-item>
          <text:p text:style-name="P82">run the following command as root</text:p>
        </text:list-item>
        <text:list-item>
          <text:p text:style-name="P82">#grub2-mkconfig -o /boot/grub2/grub.cfg</text:p>
        </text:list-item>
        <text:list-item>
          <text:p text:style-name="P82">You will be prompted for the username and password for any modifications to the boot parameters</text:p>
        </text:list-item>
      </text:list>
      <text:list xml:id="list103859313034128" text:continue-list="list103860406547942" text:style-name="WWNum5">
        <text:list-item>
          <text:list>
            <text:list-item>
              <text:h text:style-name="P22" text:outline-level="2"><text:bookmark-start text:name="_Toc419464275"/><text:soft-page-break/>Minimum Authentication for LDAP<text:bookmark-end text:name="_Toc419464275"/></text:h>
            </text:list-item>
          </text:list>
        </text:list-item>
      </text:list>
      <text:p text:style-name="P87">Configure the minimum authentication for the LDAP services provided by IdM:</text:p>
      <text:list xml:id="list8137503672576582829" text:style-name="WWNum44">
        <text:list-item>
          <text:p text:style-name="P83">#ipactl stop</text:p>
        </text:list-item>
        <text:list-item>
          <text:p text:style-name="P83">vim /etc/dirsrv/slapd-LINUX-EXAMPLE-COM/dse.ldif</text:p>
        </text:list-item>
        <text:list-item>
          <text:p text:style-name="P83">change the following two entries</text:p>
        </text:list-item>
        <text:list-item>
          <text:p text:style-name="P83">nsslapd-allow-ananymous-access: off</text:p>
        </text:list-item>
        <text:list-item>
          <text:p text:style-name="P83">nsslapd-minssf: 1</text:p>
        </text:list-item>
        <text:list-item>
          <text:p text:style-name="P83">Save the file</text:p>
        </text:list-item>
        <text:list-item>
          <text:p text:style-name="P83">#ipactl start</text:p>
        </text:list-item>
        <text:list-item>
          <text:p text:style-name="P83">#kinit &lt;username&gt;</text:p>
        </text:list-item>
        <text:list-item>
          <text:p text:style-name="P83">#klist</text:p>
        </text:list-item>
        <text:list-item>
          <text:p text:style-name="P83">#ldapsearch -Y GSSAPI -b “cn=accounts,dc=linux,dc=example,dc=com”</text:p>
        </text:list-item>
      </text:list>
      <text:p text:style-name="P4"/>
      <text:p text:style-name="P3"/>
      <text:h text:style-name="P12" text:outline-level="1"><text:bookmark-start text:name="_Toc419464276"/><text:span text:style-name="T18">Appendix A – Acronyms</text:span><text:bookmark-end text:name="_Toc419464276"/></text:h>
      <text:p text:style-name="P45"><text:bookmark-start text:name="_Toc419183715"/><text:span text:style-name="T8">Table Appendix A-1 Acronyms</text:span><text:bookmark-end text:name="_Toc419183715"/></text:p>
      <table:table table:name="Table4" table:style-name="Table4">
        <table:table-column table:style-name="Table4.A"/>
        <table:table-column table:style-name="Table4.B"/>
        <table:table-row table:style-name="Table4.1">
          <table:table-cell table:style-name="Table4.A1" office:value-type="string">
            <text:p text:style-name="P21"><text:span text:style-name="T2">Acronym</text:span></text:p>
          </table:table-cell>
          <table:table-cell table:style-name="Table4.A1" office:value-type="string">
            <text:p text:style-name="P21"><text:span text:style-name="T2">Meaning</text:span></text:p>
          </table:table-cell>
        </table:table-row>
        <table:table-row table:style-name="Table4.1">
          <table:table-cell table:style-name="Table4.A1" office:value-type="string">
            <text:p text:style-name="P19">AD</text:p>
          </table:table-cell>
          <table:table-cell table:style-name="Table4.A1" office:value-type="string">
            <text:p text:style-name="P19">Active Directory</text:p>
          </table:table-cell>
        </table:table-row>
        <table:table-row table:style-name="Table4.1">
          <table:table-cell table:style-name="Table4.A1" office:value-type="string">
            <text:p text:style-name="P19">BIND</text:p>
          </table:table-cell>
          <table:table-cell table:style-name="Table4.A1" office:value-type="string">
            <text:p text:style-name="P19">Berkley Internet Name Domain</text:p>
          </table:table-cell>
        </table:table-row>
        <table:table-row table:style-name="Table4.1">
          <table:table-cell table:style-name="Table4.A1" office:value-type="string">
            <text:p text:style-name="P19">CA</text:p>
          </table:table-cell>
          <table:table-cell table:style-name="Table4.A1" office:value-type="string">
            <text:p text:style-name="P19">Certificate Authority</text:p>
          </table:table-cell>
        </table:table-row>
        <table:table-row table:style-name="Table4.1">
          <table:table-cell table:style-name="Table4.A1" office:value-type="string">
            <text:p text:style-name="P19">DC</text:p>
          </table:table-cell>
          <table:table-cell table:style-name="Table4.A1" office:value-type="string">
            <text:p text:style-name="P19">Domain Controller</text:p>
          </table:table-cell>
        </table:table-row>
        <table:table-row table:style-name="Table4.1">
          <table:table-cell table:style-name="Table4.A1" office:value-type="string">
            <text:p text:style-name="P19">DISA</text:p>
          </table:table-cell>
          <table:table-cell table:style-name="Table4.A1" office:value-type="string">
            <text:p text:style-name="P19">Defense Information Security Agency</text:p>
          </table:table-cell>
        </table:table-row>
        <table:table-row table:style-name="Table4.1">
          <table:table-cell table:style-name="Table4.A1" office:value-type="string">
            <text:p text:style-name="P19">DNS</text:p>
          </table:table-cell>
          <table:table-cell table:style-name="Table4.A1" office:value-type="string">
            <text:p text:style-name="P19">Domain Name Server</text:p>
          </table:table-cell>
        </table:table-row>
        <table:table-row table:style-name="Table4.1">
          <table:table-cell table:style-name="Table4.A1" office:value-type="string">
            <text:p text:style-name="P19">FQDN</text:p>
          </table:table-cell>
          <table:table-cell table:style-name="Table4.A1" office:value-type="string">
            <text:p text:style-name="P19">Fully Qualified Domain Name</text:p>
          </table:table-cell>
        </table:table-row>
        <table:table-row table:style-name="Table4.1">
          <table:table-cell table:style-name="Table4.A1" office:value-type="string">
            <text:p text:style-name="P19">FreeIPA</text:p>
          </table:table-cell>
          <table:table-cell table:style-name="Table4.A1" office:value-type="string">
            <text:p text:style-name="P19">Free Identify Policy Audit</text:p>
          </table:table-cell>
        </table:table-row>
        <table:table-row table:style-name="Table4.1">
          <table:table-cell table:style-name="Table4.A1" office:value-type="string">
            <text:p text:style-name="P19">GPG</text:p>
          </table:table-cell>
          <table:table-cell table:style-name="Table4.A1" office:value-type="string">
            <text:p text:style-name="P19">Gnu Privacy Guard</text:p>
          </table:table-cell>
        </table:table-row>
        <table:table-row table:style-name="Table4.1">
          <table:table-cell table:style-name="Table4.A1" office:value-type="string">
            <text:p text:style-name="P19">LDAP</text:p>
          </table:table-cell>
          <table:table-cell table:style-name="Table4.A1" office:value-type="string">
            <text:p text:style-name="P19">Lightweight Directory Access Protocol</text:p>
          </table:table-cell>
        </table:table-row>
        <table:table-row table:style-name="Table4.1">
          <table:table-cell table:style-name="Table4.A1" office:value-type="string">
            <text:p text:style-name="P19">LDAPS</text:p>
          </table:table-cell>
          <table:table-cell table:style-name="Table4.A1" office:value-type="string">
            <text:p text:style-name="P19">Lightweight Directory Access Protocol Secure</text:p>
          </table:table-cell>
        </table:table-row>
        <table:table-row table:style-name="Table4.1">
          <table:table-cell table:style-name="Table4.A1" office:value-type="string">
            <text:p text:style-name="P19">NSCD</text:p>
          </table:table-cell>
          <table:table-cell table:style-name="Table4.A1" office:value-type="string">
            <text:p text:style-name="P19">Name Services Caching Daemon</text:p>
          </table:table-cell>
        </table:table-row>
        <table:table-row table:style-name="Table4.1">
          <table:table-cell table:style-name="Table4.A1" office:value-type="string">
            <text:p text:style-name="P19">NTP</text:p>
          </table:table-cell>
          <table:table-cell table:style-name="Table4.A1" office:value-type="string">
            <text:p text:style-name="P19">Network Time Protocol</text:p>
          </table:table-cell>
        </table:table-row>
        <table:table-row table:style-name="Table4.1">
          <table:table-cell table:style-name="Table4.A1" office:value-type="string">
            <text:p text:style-name="P19">OpenSCAP</text:p>
          </table:table-cell>
          <table:table-cell table:style-name="Table4.A1" office:value-type="string">
            <text:p text:style-name="P19">Open Security Content Automation Protocol</text:p>
          </table:table-cell>
        </table:table-row>
        <table:table-row table:style-name="Table4.1">
          <table:table-cell table:style-name="Table4.A1" office:value-type="string">
            <text:p text:style-name="P19">Red Hat IdM</text:p>
          </table:table-cell>
          <table:table-cell table:style-name="Table4.A1" office:value-type="string">
            <text:p text:style-name="P19">Red Hat Identity Management</text:p>
          </table:table-cell>
        </table:table-row>
        <table:table-row table:style-name="Table4.1">
          <table:table-cell table:style-name="Table4.A1" office:value-type="string">
            <text:p text:style-name="P19">RHEL</text:p>
          </table:table-cell>
          <table:table-cell table:style-name="Table4.A1" office:value-type="string">
            <text:p text:style-name="P19">Red Hat Enterprise Linux</text:p>
          </table:table-cell>
        </table:table-row>
        <table:table-row table:style-name="Table4.1">
          <table:table-cell table:style-name="Table4.A1" office:value-type="string">
            <text:p text:style-name="P19">SRV</text:p>
          </table:table-cell>
          <table:table-cell table:style-name="Table4.A1" office:value-type="string">
            <text:p text:style-name="P19">Service Record</text:p>
          </table:table-cell>
        </table:table-row>
        <table:table-row table:style-name="Table4.1">
          <table:table-cell table:style-name="Table4.A1" office:value-type="string">
            <text:p text:style-name="P19">STIG</text:p>
          </table:table-cell>
          <table:table-cell table:style-name="Table4.A1" office:value-type="string">
            <text:p text:style-name="P19">Security Technical Implementation Guide</text:p>
          </table:table-cell>
        </table:table-row>
      </table:table>
      <text:p text:style-name="Text"/>
      <text:p text:style-name="P10"/>
      <text:h text:style-name="P12" text:outline-level="1"><text:bookmark-start text:name="_Toc419464277"/><text:span text:style-name="T18">Appendix B – List of Directories and Files Copied During Backup</text:span><text:bookmark-end text:name="_Toc419464277"/></text:h>
      <text:p text:style-name="P87">Directories:</text:p>
      <text:list xml:id="list103859517839409" text:continue-list="list103858765700196" text:style-name="WWNum38">
        <text:list-item>
          <text:p text:style-name="P77">/usr/share/ipa/html</text:p>
        </text:list-item>
        <text:list-item>
          <text:p text:style-name="P77">/root/.pki</text:p>
        </text:list-item>
        <text:list-item>
          <text:p text:style-name="P77">/etc/pki-ca</text:p>
        </text:list-item>
        <text:list-item>
          <text:p text:style-name="P77">/etc/pki/pki-tomcat</text:p>
        </text:list-item>
        <text:list-item>
          <text:p text:style-name="P77">/etc/sysconfig/pki</text:p>
        </text:list-item>
        <text:list-item>
          <text:p text:style-name="P77">/etc/httpd/alias</text:p>
        </text:list-item>
        <text:list-item>
          <text:p text:style-name="P77">/var/lib/pki</text:p>
        </text:list-item>
        <text:list-item>
          <text:p text:style-name="P77">/var/lib/pki-ca</text:p>
        </text:list-item>
        <text:list-item>
          <text:p text:style-name="P77">/var/lib/ipa/sysrestore</text:p>
        </text:list-item>
        <text:list-item>
          <text:p text:style-name="P77">/var/lib/ipa-client/sysrestore</text:p>
        </text:list-item>
        <text:list-item>
          <text:p text:style-name="P77">/var/lib/ipa/dnssec</text:p>
        </text:list-item>
        <text:list-item>
          <text:p text:style-name="P77">/var/lib/sss/pubconf/krb5.include.d</text:p>
        </text:list-item>
        <text:list-item>
          <text:p text:style-name="P77">/var/lib/authconfig/last</text:p>
        </text:list-item>
        <text:list-item>
          <text:p text:style-name="P77">/var/lib/certmonger</text:p>
        </text:list-item>
        <text:list-item>
          <text:p text:style-name="P77">/var/lib/ipa</text:p>
        </text:list-item>
        <text:list-item>
          <text:p text:style-name="P77">/var/run/dirsrv</text:p>
        </text:list-item>
        <text:list-item>
          <text:p text:style-name="P77">/var/lock/dirsrv</text:p>
        </text:list-item>
      </text:list>
      <text:p text:style-name="Standard">Files</text:p>
      <text:list xml:id="list7663756717046834142" text:style-name="WWNum39">
        <text:list-item>
          <text:p text:style-name="P84">/etc/named.conf</text:p>
        </text:list-item>
        <text:list-item>
          <text:p text:style-name="P84">/etc/named.keytab</text:p>
        </text:list-item>
        <text:list-item>
          <text:p text:style-name="P84">/etc/resolv.conf</text:p>
        </text:list-item>
        <text:list-item>
          <text:p text:style-name="P84">/etc/sysconfig/pki-ca</text:p>
        </text:list-item>
        <text:list-item>
          <text:p text:style-name="P84">/etc/sysconfig/pki-tomcat</text:p>
        </text:list-item>
        <text:list-item>
          <text:p text:style-name="P84">/etc/sysconfig/dirsrv</text:p>
        </text:list-item>
        <text:list-item>
          <text:p text:style-name="P84">/etc/sysconfig/ntpd</text:p>
        </text:list-item>
        <text:list-item>
          <text:p text:style-name="P84">/etc/sysconfig/krb5kdc</text:p>
        </text:list-item>
        <text:list-item>
          <text:p text:style-name="P84">/etc/sysconfig/pki/ca/pki-ca</text:p>
        </text:list-item>
        <text:list-item>
          <text:p text:style-name="P84">/etc/sysconfig/ipa-dnskeysyncd</text:p>
        </text:list-item>
        <text:list-item>
          <text:p text:style-name="P84">/etc/sysconfig/ipa-ods-exporter</text:p>
        </text:list-item>
        <text:list-item>
          <text:p text:style-name="P84">/etc/sysconfig/named</text:p>
        </text:list-item>
        <text:list-item>
          <text:p text:style-name="P84">/etc/sysconfig/ods</text:p>
        </text:list-item>
        <text:list-item>
          <text:p text:style-name="P84">/etc/sysconfig/authconfig</text:p>
        </text:list-item>
        <text:list-item>
          <text:p text:style-name="P84">/etc/ipa/nssdb/pwdfile.txt</text:p>
        </text:list-item>
        <text:list-item>
          <text:p text:style-name="P84">/etc/pki/ca-trust/source/ipa.p11-kit</text:p>
        </text:list-item>
        <text:list-item>
          <text:p text:style-name="P84">/etc/pki/ca-trust/source/anchors/ipa-ca.crt</text:p>
        </text:list-item>
        <text:list-item>
          <text:p text:style-name="P84">/etc/nsswitch.conf</text:p>
        </text:list-item>
        <text:list-item>
          <text:p text:style-name="P84">/etc/krb5.keytab</text:p>
        </text:list-item>
        <text:list-item>
          <text:p text:style-name="P84">/etc/sssd/sssd.conf</text:p>
        </text:list-item>
        <text:list-item>
          <text:p text:style-name="P84">/etc/openldap/ldap.conf</text:p>
        </text:list-item>
        <text:list-item>
          <text:p text:style-name="P84">/etc/security/limits.conf</text:p>
        </text:list-item>
        <text:list-item>
          <text:p text:style-name="P84">/etc/httpd/conf/password.conf</text:p>
        </text:list-item>
        <text:list-item>
          <text:p text:style-name="P84">/etc/httpd/conf/ipa.keytab</text:p>
        </text:list-item>
        <text:list-item>
          <text:p text:style-name="P84">/etc/httpd/conf.d/ipa-pki-proxy.conf</text:p>
        </text:list-item>
        <text:list-item>
          <text:p text:style-name="P84"><text:soft-page-break/>/etc/httpd/conf.d/ipa-rewrite.conf</text:p>
        </text:list-item>
        <text:list-item>
          <text:p text:style-name="P84">/etc/httpd/conf.d/nss.conf</text:p>
        </text:list-item>
        <text:list-item>
          <text:p text:style-name="P84">/etc/httpd/conf.d/ipa.conf</text:p>
        </text:list-item>
        <text:list-item>
          <text:p text:style-name="P84">/etc/ssh/sshd_config</text:p>
        </text:list-item>
        <text:list-item>
          <text:p text:style-name="P84">/etc/ssh/ssh_config</text:p>
        </text:list-item>
        <text:list-item>
          <text:p text:style-name="P84">/etc/krb5.conf</text:p>
        </text:list-item>
        <text:list-item>
          <text:p text:style-name="P84">/etc/ipa/ca.crt</text:p>
        </text:list-item>
        <text:list-item>
          <text:p text:style-name="P84">/etc/ipa/default.conf</text:p>
        </text:list-item>
        <text:list-item>
          <text:p text:style-name="P84">/etc/dirsrv/ds.keytab</text:p>
        </text:list-item>
        <text:list-item>
          <text:p text:style-name="P84">/etc/ntp.conf</text:p>
        </text:list-item>
        <text:list-item>
          <text:p text:style-name="P84">/etc/samba/smb.conf</text:p>
        </text:list-item>
        <text:list-item>
          <text:p text:style-name="P84">/etc/samba/samba.keytab</text:p>
        </text:list-item>
        <text:list-item>
          <text:p text:style-name="P84">/root/ca-agent.p12</text:p>
        </text:list-item>
        <text:list-item>
          <text:p text:style-name="P84">/root/cacert.p12</text:p>
        </text:list-item>
        <text:list-item>
          <text:p text:style-name="P84">/var/kerberos/krb5kdc/kdc.conf</text:p>
        </text:list-item>
        <text:list-item>
          <text:p text:style-name="P84">/etc/systemd/system/multi-user.target.wants/ipa.service</text:p>
        </text:list-item>
        <text:list-item>
          <text:p text:style-name="P84">/etc/systemd/system/multi-user.target.wants/sssd.service</text:p>
        </text:list-item>
        <text:list-item>
          <text:p text:style-name="P84">/etc/systemd/system/multi-user.target.wants/certmonger.service</text:p>
        </text:list-item>
        <text:list-item>
          <text:p text:style-name="P84">/etc/systemd/system/pki-tomcatd.target.wants/pki-tomcatd@pki-tomcat.service</text:p>
        </text:list-item>
        <text:list-item>
          <text:p text:style-name="P84">/var/run/ipa/services.list</text:p>
        </text:list-item>
        <text:list-item>
          <text:p text:style-name="P84">/etc/opendnssec/conf.xml</text:p>
        </text:list-item>
        <text:list-item>
          <text:p text:style-name="P84">/etc/opendnssec/kasp.xml</text:p>
        </text:list-item>
        <text:list-item>
          <text:p text:style-name="P84">/etc/ipa/dnssec/softhsm2.conf</text:p>
        </text:list-item>
        <text:list-item>
          <text:p text:style-name="P84">/etc/ipa/dnssec/softhsm_pin_so</text:p>
        </text:list-item>
        <text:list-item>
          <text:p text:style-name="P84">/etc/ipa/dnssec/ipa-ods-exporter.keytab</text:p>
        </text:list-item>
        <text:list-item>
          <text:p text:style-name="P84">/etc/ipa/dnssec/ipa-dnskeysyncd.keytab</text:p>
        </text:list-item>
        <text:list-item>
          <text:p text:style-name="P84">/etc/pki/nssdb/cert8.db</text:p>
        </text:list-item>
        <text:list-item>
          <text:p text:style-name="P84">/etc/pki/nssdb/key3.db</text:p>
        </text:list-item>
        <text:list-item>
          <text:p text:style-name="P84">/etc/pki/nssdb/secmod.db</text:p>
        </text:list-item>
        <text:list-item>
          <text:p text:style-name="P84">/etc/ipa/nssdb/cert8.db</text:p>
        </text:list-item>
        <text:list-item>
          <text:p text:style-name="P84">/etc/ipa/nssdb/key3.db</text:p>
        </text:list-item>
        <text:list-item>
          <text:p text:style-name="P84">/etc/ipa/nssdb/secmod.db</text:p>
        </text:list-item>
      </text:list>
      <text:p text:style-name="P1">Log Files and Directories</text:p>
      <text:list xml:id="list3281330005135010620" text:style-name="WWNum40">
        <text:list-item>
          <text:p text:style-name="P85">/var/log/pki-ca</text:p>
        </text:list-item>
        <text:list-item>
          <text:p text:style-name="P85">/var/log/pki/</text:p>
        </text:list-item>
        <text:list-item>
          <text:p text:style-name="P85">/var/log/dirsrv/slapd-PKI-IPA</text:p>
        </text:list-item>
        <text:list-item>
          <text:p text:style-name="P85">/var/log/httpd</text:p>
        </text:list-item>
        <text:list-item>
          <text:p text:style-name="P85">/var/log/ipaserver-install.log</text:p>
        </text:list-item>
        <text:list-item>
          <text:p text:style-name="P85">/var/log/kadmind.log</text:p>
        </text:list-item>
        <text:list-item>
          <text:p text:style-name="P85">/var/log/pki-ca-install.log</text:p>
        </text:list-item>
        <text:list-item>
          <text:p text:style-name="P85">/var/log/messages</text:p>
        </text:list-item>
        <text:list-item>
          <text:p text:style-name="P85">/var/log/ipaclient-install.log</text:p>
        </text:list-item>
        <text:list-item>
          <text:p text:style-name="P85">/var/log/secure</text:p>
        </text:list-item>
        <text:list-item>
          <text:p text:style-name="P85">/var/log/ipaserver-uninstall.log</text:p>
        </text:list-item>
        <text:list-item>
          <text:p text:style-name="P85">/var/log/pki-ca-uninstall.log</text:p>
        </text:list-item>
        <text:list-item>
          <text:p text:style-name="P85"><text:soft-page-break/>/var/log/ipaclient-uninstall.log</text:p>
        </text:list-item>
        <text:list-item>
          <text:p text:style-name="P85">/var/named/data/named.run</text:p>
        </text:list-item>
      </text:list>
      <text:h text:style-name="P15" text:outline-level="1"><text:bookmark-start text:name="_Toc419464278"/>Appendix C - References<text:bookmark-end text:name="_Toc419464278"/></text:h>
      <text:p text:style-name="P87">The following is a list of references to refer to is there are issues during installation:</text:p>
      <text:p text:style-name="P87"/>
      <text:p text:style-name="P87">Red Hat Enterprise Linux 7 - Windows Integration Guide</text:p>
      <text:list xml:id="list513249419843408246" text:style-name="WWNum46">
        <text:list-item>
          <text:p text:style-name="P86"><text:a xlink:type="simple" xlink:href="https://access.redhat.com/documentation/en-US/Red_Hat_Enterprise_Linux/7/html/Windows_Integration_Guide/index.html" text:style-name="Internet_20_link" text:visited-style-name="Visited_20_Internet_20_Link">https://access.redhat.com/documentation/en-US/Red_Hat_Enterprise_Linux/7/html/Windows_Integration_Guide/index.html</text:a></text:p>
        </text:list-item>
      </text:list>
      <text:p text:style-name="Standard">Red Hat Enterprise Linux 7 - Linux Domain Identity, Authentication, and Policy Guide</text:p>
      <text:list xml:id="list103859331677442" text:continue-numbering="true" text:style-name="WWNum46">
        <text:list-item>
          <text:p text:style-name="P86"><text:a xlink:type="simple" xlink:href="https://access.redhat.com/documentation/en-US/Red_Hat_Enterprise_Linux/7/html/Linux_Domain_Identity_Authentication_and_Policy_Guide/index.html" text:style-name="Internet_20_link" text:visited-style-name="Visited_20_Internet_20_Link">https://access.redhat.com/documentation/en-US/Red_Hat_Enterprise_Linux/7/html/Linux_Domain_Identity_Authentication_and_Policy_Guide/index.html</text:a></text:p>
        </text:list-item>
      </text:list>
      <text:p text:style-name="Standard">FreeIPA - Upstream Product to Red Hat IdM</text:p>
      <text:list xml:id="list103858702136132" text:continue-numbering="true" text:style-name="WWNum46">
        <text:list-item>
          <text:p text:style-name="P86"><text:a xlink:type="simple" xlink:href="http://www.freeipa.org/page/Main_Page" text:style-name="Internet_20_link" text:visited-style-name="Visited_20_Internet_20_Link">http://www.freeipa.org/page/Main_Page</text:a></text:p>
        </text:list-item>
      </text:list>
      <text:p text:style-name="Standard">389 Directory Server - Component of the Red Hat IdM </text:p>
      <text:list xml:id="list103858712792795" text:continue-numbering="true" text:style-name="WWNum46">
        <text:list-item>
          <text:p text:style-name="P86"><text:a xlink:type="simple" xlink:href="http://directory.fedoraproject.org/index.html" text:style-name="Internet_20_link" text:visited-style-name="Visited_20_Internet_20_Link">http://directory.fedoraproject.org/index.html</text: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F1" svg:font-family=""/>
    <style:font-face style:name="Lohit Devanagari1" svg:font-family="'Lohit Devanagari'"/>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lfaen" svg:font-family="Sylfaen"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Cambria1" svg:font-family="Cambria"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3"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F" style:font-size-complex="10pt" style:language-complex="ar" style:country-complex="SA"/>
    </style:default-style>
    <style:default-style style:family="paragraph">
      <style:paragraph-properties fo:margin-top="0in" fo:margin-bottom="0.0835in" loext: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0pt" style:language-asian="en" style:country-asian="US" style:font-name-complex="F"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font-size="11pt" style:font-size-asian="11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 style:default-outline-level="1" style:class="text">
      <style:paragraph-properties fo:margin-top="0.0835in" fo:margin-bottom="0.1665in" loext:contextual-spacing="false" fo:text-align="start" style:justify-single-word="false" fo:keep-together="always" fo:orphans="2" fo:widows="2" fo:keep-with-next="always" style:writing-mode="lr-tb"/>
      <style:text-properties fo:color="#244061" style:font-name="Arial" fo:font-family="Arial" style:font-family-generic="swiss" style:font-pitch="variable" fo:font-size="14pt" fo:font-weight="bold" style:font-name-asian="F"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Text" style:family="paragraph" style:parent-style-name="Caption" style:auto-update="true" style:default-outline-level="" style:class="extra">
      <style:paragraph-properties fo:margin-top="0.0835in" fo:margin-bottom="0in" loext:contextual-spacing="false" fo:text-align="start" style:justify-single-word="false" fo:orphans="2" fo:widows="2" style:writing-mode="lr-tb"/>
      <style:text-properties fo:color="#365f91" style:font-name="Arial1" fo:font-family="Arial" style:font-family-generic="roman" style:font-pitch="variable" fo:font-weight="bold" style:font-name-asian="F" style:font-family-generic-asian="system" style:font-pitch-asian="variable" style:font-weight-asian="bold" style:font-name-complex="F1" style:font-size-complex="12pt"/>
    </style:style>
    <style:style style:name="Heading_20_2" style:display-name="Heading 2" style:family="paragraph" style:parent-style-name="Heading_20_1" style:next-style-name="Text" style:default-outline-level="2" style:class="text">
      <style:paragraph-properties fo:margin-top="0.0693in" fo:margin-bottom="0.0835in" loext:contextual-spacing="false"/>
      <style:text-properties fo:color="#365f91" fo:font-size="12pt" style:font-size-asian="12pt" style:font-name-complex="F" style:font-family-generic-complex="system" style:font-pitch-complex="variable" style:font-size-complex="13pt" style:font-weight-complex="normal"/>
    </style:style>
    <style:style style:name="Heading_20_3" style:display-name="Heading 3" style:family="paragraph" style:parent-style-name="Heading_20_2" style:next-style-name="Text" style:default-outline-level="3" style:class="text">
      <style:paragraph-properties fo:margin-top="0.028in" fo:margin-bottom="0.0835in" loext:contextual-spacing="false"/>
      <style:text-properties fo:color="#000000" style:font-name-complex="Arial3" style:font-family-complex="Arial" style:font-family-generic-complex="system" style:font-pitch-complex="variable" style:font-size-complex="12pt" style:font-weight-complex="bold"/>
    </style:style>
    <style:style style:name="Heading_20_4" style:display-name="Heading 4" style:family="paragraph" style:parent-style-name="Heading_20_3" style:next-style-name="Text" style:default-outline-level="4" style:class="text">
      <style:text-properties fo:font-style="italic" style:font-style-asian="italic" style:font-name-complex="F" style:font-family-generic-complex="system" style:font-pitch-complex="variable" style:font-style-complex="italic" style:font-weight-complex="normal"/>
    </style:style>
    <style:style style:name="Heading_20_5" style:display-name="Heading 5" style:family="paragraph" style:parent-style-name="Standard" style:next-style-name="Standard" style:default-outline-level="5" style:class="text">
      <style:paragraph-properties fo:margin-top="0.028in" fo:margin-bottom="0.139in" loext:contextual-spacing="false" fo:keep-together="always" fo:keep-with-next="always"/>
      <style:text-properties style:font-name="Arial1" fo:font-family="Arial" style:font-family-generic="roman" style:font-pitch="variable" fo:font-size="12pt" fo:font-style="italic" style:font-name-asian="F" style:font-family-generic-asian="system" style:font-pitch-asian="variable" style:font-size-asian="12pt" style:font-style-asian="italic" style:font-name-complex="Arial3" style:font-family-complex="Arial" style:font-family-generic-complex="system" style:font-pitch-complex="variable" style:font-size-complex="12pt"/>
    </style:style>
    <style:style style:name="Heading_20_6" style:display-name="Heading 6" style:family="paragraph" style:parent-style-name="Heading_20_5" style:next-style-name="Text" style:default-outline-level="6" style:list-style-name="" style:class="text">
      <style:paragraph-properties fo:margin-left="0.7in" fo:margin-right="0in" fo:text-indent="0in" style:auto-text-indent="false"/>
      <style:text-properties fo:font-size="11pt" fo:font-style="normal" fo:font-weight="bold" style:font-size-asian="11pt" style:font-style-asian="normal" style:font-weight-asian="bold" style:font-size-complex="11pt"/>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Level_20_1_20_Bullet" style:display-name="Level 1 Bullet" style:family="paragraph" style:parent-style-name="Text" style:default-outline-level="">
      <style:paragraph-properties fo:margin-left="0.3799in" fo:margin-right="0in" fo:text-indent="-0.1299in" style:auto-text-indent="false"/>
    </style:style>
    <style:style style:name="Level_20_2_20_Bullet" style:display-name="Level 2 Bullet" style:family="paragraph" style:parent-style-name="Level_20_1_20_Bullet" style:default-outline-level="">
      <style:paragraph-properties fo:margin-left="0.5in" fo:margin-right="0in" fo:text-indent="-0.1252in" style:auto-text-indent="false"/>
    </style:style>
    <style:style style:name="Table_20_Text" style:display-name="Table Text" style:family="paragraph" style:parent-style-name="Standard" style:default-outline-level="">
      <style:paragraph-properties fo:margin-top="0in" fo:margin-bottom="0.0417in" loext:contextual-spacing="false" fo:text-align="justify" style:justify-single-word="false"/>
      <style:text-properties style:font-name="Arial1" fo:font-family="Arial" style:font-family-generic="roman" style:font-pitch="variable" style:font-name-complex="Arial3" style:font-family-complex="Arial" style:font-family-generic-complex="system" style:font-pitch-complex="variable"/>
    </style:style>
    <style:style style:name="Table_20_Header" style:display-name="Table Header" style:family="paragraph" style:parent-style-name="Table_20_Text" style:default-outline-level="">
      <style:paragraph-properties fo:text-align="center" style:justify-single-word="false"/>
      <style:text-properties fo:font-weight="bold" style:font-weight-asian="bold"/>
    </style:style>
    <style:style style:name="Table_20_Subheader" style:display-name="Table Subheader" style:family="paragraph" style:parent-style-name="Table_20_Header" style:next-style-name="Text" style:default-outline-level="">
      <style:paragraph-properties fo:text-align="start" style:justify-single-word="false"/>
      <style:text-properties fo:font-size="10pt" fo:font-style="italic" style:font-size-asian="10pt" style:font-style-asian="italic"/>
    </style:style>
    <style:style style:name="Quote" style:family="paragraph" style:parent-style-name="Text" style:next-style-name="Text" style:default-outline-level="">
      <style:text-properties fo:color="#000000" fo:font-style="italic" style:font-style-asian="italic" style:font-style-complex="italic"/>
    </style:style>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style:text-properties fo:color="#365f91" style:font-name="Cambria1" fo:font-family="Cambria" style:font-family-generic="swiss" style:font-pitch="variable" style:language-asian="ja" style:country-asian="JP" style:font-name-complex="F"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39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in" fo:margin-bottom="0in" loext:contextual-spacing="false" fo:text-align="start" style:justify-single-word="false" fo:orphans="2" fo:widows="2" style:writing-mode="lr-tb"/>
    </style:style>
    <style:style style:name="caption" style:family="paragraph" style:parent-style-name="Standard" style:next-style-name="Standard" style:default-outline-level="">
      <style:paragraph-properties fo:margin-top="0.0835in" fo:margin-bottom="0.139in" loext:contextual-spacing="false" fo:text-align="center" style:justify-single-word="false"/>
      <style:text-properties style:font-name="Arial1" fo:font-family="Arial" style:font-family-generic="roman" style:font-pitch="variable" fo:font-style="italic" fo:font-weight="bold" style:font-style-asian="italic" style:font-weight-asian="bold" style:font-size-complex="9pt" style:font-weight-complex="bold"/>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Level_20_3_20_Bullet" style:display-name="Level 3 Bullet" style:family="paragraph" style:parent-style-name="Level_20_2_20_Bullet" style:default-outline-level="">
      <style:paragraph-properties fo:margin-left="1in" fo:margin-right="0in" fo:text-indent="-0.1252in" style:auto-text-indent="false"/>
    </style:style>
    <style:style style:name="Table_20_Bullet" style:display-name="Table Bullet" style:family="paragraph" style:parent-style-name="Standard" style:default-outline-level="">
      <style:paragraph-properties fo:margin-top="0in" fo:margin-bottom="0.0417in" loext:contextual-spacing="false"/>
      <style:text-properties style:font-name="Arial1" fo:font-family="Arial" style:font-family-generic="roman" style:font-pitch="variable" fo:font-size="9pt" style:font-size-asian="9pt" style:font-name-complex="Arial3" style:font-family-complex="Arial" style:font-family-generic-complex="system" style:font-pitch-complex="variable" style:font-size-complex="9pt"/>
    </style:style>
    <style:style style:name="Table_20_Bullet_20_2" style:display-name="Table Bullet 2" style:family="paragraph" style:parent-style-name="Table_20_Bullet" style:default-outline-level="">
      <style:paragraph-properties fo:margin-left="0.6752in" fo:margin-right="0in" fo:text-indent="-0.1252in" style:auto-text-indent="false"/>
    </style:style>
    <style:style style:name="Contents_20_3" style:display-name="Contents 3" style:family="paragraph" style:parent-style-name="Standard" style:next-style-name="Standard" style:auto-update="true" style:default-outline-level="" style:class="index">
      <style:paragraph-properties fo:margin-left="0.2799in" fo:margin-right="0in" fo:margin-top="0in" fo:margin-bottom="0.0835in" loext:contextual-spacing="false" fo:text-indent="0in" style:auto-text-indent="false">
        <style:tab-stops>
          <style:tab-stop style:position="0.7638in"/>
          <style:tab-stop style:position="7.4929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text-properties style:font-name="Arial2" fo:font-family="Arial" style:font-style-name="Regular" style:font-family-generic="swiss" style:font-pitch="variable" fo:font-size="12pt"/>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44061" style:font-name="Arial1" fo:font-family="Arial" style:font-family-generic="roman" style:font-pitch="variable" fo:font-size="14pt" fo:font-weight="bold" style:font-name-asian="F"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365f91" style:font-name="Arial1" fo:font-family="Arial"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F"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2pt" fo:font-style="italic" fo:font-weight="bold" style:font-name-asian="F" style:font-family-generic-asian="system" style:font-pitch-asian="variable" style:font-size-asian="12pt" style:font-style-asian="italic" style:font-weight-asian="bold" style:font-name-complex="F" style:font-family-generic-complex="system" style:font-pitch-complex="variable" style:font-size-complex="12pt" style:font-style-complex="italic"/>
    </style:style>
    <style:style style:name="Heading_20_5_20_Char" style:display-name="Heading 5 Char" style:family="text" style:parent-style-name="Default_20_Paragraph_20_Font">
      <style:text-properties style:font-name="Arial1" fo:font-family="Arial" style:font-family-generic="roman" style:font-pitch="variable" fo:font-size="12pt" fo:font-style="italic" style:font-name-asian="F" style:font-family-generic-asian="system" style:font-pitch-asian="variable" style:font-size-asian="12pt" style:font-style-asian="italic" style:font-name-complex="Arial3" style:font-family-complex="Arial" style:font-family-generic-complex="system" style:font-pitch-complex="variable" style:font-size-complex="12pt"/>
    </style:style>
    <style:style style:name="Heading_20_6_20_Char" style:display-name="Heading 6 Char" style:family="text" style:parent-style-name="Default_20_Paragraph_20_Font">
      <style:text-properties style:font-name="Arial1" fo:font-family="Arial" style:font-family-generic="roman" style:font-pitch="variable" fo:font-size="11pt" fo:font-weight="bold" style:font-name-asian="F" style:font-family-generic-asian="system" style:font-pitch-asian="variable" style:font-size-asian="11pt" style:font-weight-asian="bold" style:font-name-complex="Arial3" style:font-family-complex="Arial" style:font-family-generic-complex="system" style:font-pitch-complex="variable" style:font-size-complex="11pt"/>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ize="11pt" fo:font-style="italic" style:font-name-asian="F"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1pt" fo:font-style="italic" style:font-name-asian="F"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Quote_20_Char" style:display-name="Quote Char" style:family="text" style:parent-style-name="Default_20_Paragraph_20_Font">
      <style:text-properties fo:color="#000000" style:font-name="Sylfaen" fo:font-family="Sylfaen" style:font-family-generic="roman" style:font-pitch="variable" fo:font-size="12pt" fo:font-style="italic" style:font-size-asian="12pt" style:font-style-asian="italic" style:font-size-complex="12pt"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asian="Times New Roman" style:font-family-asian="'Times New Roman'" style:font-family-generic-asian="system" style:font-pitch-asian="variable" style:font-name-complex="Arial3" style:font-family-complex="Arial" style:font-family-generic-complex="system" style:font-pitch-complex="variable"/>
    </style:style>
    <style:style style:name="ListLabel_20_3" style:display-name="ListLabel 3" style:family="text">
      <style:text-properties fo:font-size="12pt" style:font-size-asian="12pt" style:font-size-complex="12pt"/>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3" style:num-format="1" text:display-levels="2">
        <style:list-level-properties text:list-level-position-and-space-mode="label-alignment">
          <style:list-level-label-alignment text:label-followed-by="listtab" fo:text-indent="-0.4in" fo:margin-left="0.5252in"/>
        </style:list-level-properties>
      </text:outline-level-style>
      <text:outline-level-style text:level="3" style:num-format="1" text:display-levels="3">
        <style:list-level-properties text:list-level-position-and-space-mode="label-alignment">
          <style:list-level-label-alignment text:label-followed-by="listtab" fo:text-indent="-0.5in" fo:margin-left="0.8752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5626in"/>
        </style:list-level-properties>
        <style:text-properties style:font-name="Arial2"/>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o"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3" style:num-format="1" text:display-levels="2">
        <style:list-level-properties text:list-level-position-and-space-mode="label-alignment">
          <style:list-level-label-alignment text:label-followed-by="listtab" fo:text-indent="-0.4in" fo:margin-left="0.525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8752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625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1252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625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125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6252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125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625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1252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625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1252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625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125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6252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125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625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1252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3" style:num-format="1" text:display-levels="2">
        <style:list-level-properties text:list-level-position-and-space-mode="label-alignment">
          <style:list-level-label-alignment text:label-followed-by="listtab" fo:text-indent="-0.4in" fo:margin-left="0.525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8752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text-properties style:font-name="Courier New" fo:font-size="12pt" style:font-size-asian="12pt" style:font-name-complex="Courier New2" style:font-size-complex="12pt"/>
    </style:style>
    <style:style style:name="MP2" style:family="paragraph" style:parent-style-name="Header">
      <style:paragraph-properties fo:text-align="center" style:justify-single-word="false"/>
    </style:style>
    <style:style style:name="MP3" style:family="paragraph" style:parent-style-name="Footer">
      <style:paragraph-properties fo:text-align="end" style:justify-single-word="false"/>
    </style:style>
    <style:style style:name="MP4" style:family="paragraph" style:parent-style-name="Header">
      <style:paragraph-properties fo:text-align="center" style:justify-single-word="false"/>
      <style:text-properties style:font-name="Courier New" fo:font-size="12pt" style:font-size-asian="12pt" style:font-name-complex="Courier New2" style:font-size-complex="12pt"/>
    </style:style>
    <style:style style:name="MT1" style:family="text">
      <style:text-properties fo:color="#1f497d" style:font-name="Arial1" fo:font-weight="bold" style:font-weight-asian="bold" style:font-name-complex="Arial3"/>
    </style:style>
    <style:page-layout style:name="Mpm1">
      <style:page-layout-properties fo:page-width="8.5in" fo:page-height="11in" style:num-format="1" style:print-orientation="portrait" fo:margin-top="0.4in" fo:margin-bottom="0.4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1in" fo:margin-left="0in" fo:margin-right="0in" fo:margin-bottom="0.0602in" style:dynamic-spacing="true"/>
      </style:header-style>
      <style:footer-style>
        <style:header-footer-properties fo:min-height="0.1in" fo:margin-left="0in" fo:margin-right="0in" fo:margin-top="0.0602in" style:dynamic-spacing="true"/>
      </style:footer-style>
    </style:page-layout>
    <style:page-layout style:name="Mpm2">
      <style:page-layout-properties fo:page-width="8.5in" fo:page-height="11in" style:num-format="1" style:print-orientation="portrait" fo:margin-top="0.4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1in" fo:margin-left="0in" fo:margin-right="0in" fo:margin-bottom="0.0602in" style:dynamic-spacing="true"/>
      </style:header-style>
      <style:footer-style/>
    </style:page-layout>
  </office:automatic-styles>
  <office:master-styles>
    <style:master-page style:name="Standard" style:page-layout-name="Mpm1">
      <style:header>
        <text:p text:style-name="MP1"/>
        <text:p text:style-name="MP2"><text:span text:style-name="MT1">Red Hat Identity Management: Build Design Document</text:span></text:p>
      </style:header>
      <style:footer>
        <text:p text:style-name="MP3"><text:page-number text:select-page="current">23</text:page-number></text:p>
      </style:footer>
    </style:master-page>
    <style:master-page style:name="First_20_Page" style:display-name="First Page" style:page-layout-name="Mpm2" style:next-style-name="Standard">
      <style:header>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irdre Fields</meta:initial-creator>
    <dc:creator>Daniel Rohr</dc:creator>
    <meta:editing-cycles>98</meta:editing-cycles>
    <meta:print-date>2014-02-18T19:33:00</meta:print-date>
    <meta:creation-date>2015-03-30T16:44:00</meta:creation-date>
    <dc:date>2016-01-25T10:38:58.115094649</dc:date>
    <meta:editing-duration>P2DT11H24M8S</meta:editing-duration>
    <meta:generator>LibreOffice/5.0.4.2$Linux_X86_64 LibreOffice_project/00$Build-2</meta:generator>
    <meta:document-statistic meta:table-count="4" meta:image-count="0" meta:object-count="0" meta:page-count="25" meta:paragraph-count="569" meta:word-count="4102" meta:character-count="26408" meta:non-whitespace-character-count="23217"/>
    <meta:user-defined meta:name="AppVersion">14.0000</meta:user-defined>
    <meta:user-defined meta:name="ContentTypeId">0x0101003A5D1E59B6E0364DAEFEE8B5CF56FB79</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